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409in"/>
    </style:style>
    <style:style style:name="co2" style:family="table-column">
      <style:table-column-properties fo:break-before="auto" style:column-width="0.6102in"/>
    </style:style>
    <style:style style:name="co3" style:family="table-column">
      <style:table-column-properties fo:break-before="auto" style:column-width="0.7634in"/>
    </style:style>
    <style:style style:name="co4" style:family="table-column">
      <style:table-column-properties fo:break-before="auto" style:column-width="1.3839in"/>
    </style:style>
    <style:style style:name="co5" style:family="table-column">
      <style:table-column-properties fo:break-before="auto" style:column-width="0.7756in"/>
    </style:style>
    <style:style style:name="co6" style:family="table-column">
      <style:table-column-properties fo:break-before="auto" style:column-width="0.6484in"/>
    </style:style>
    <style:style style:name="co7" style:family="table-column">
      <style:table-column-properties fo:break-before="auto" style:column-width="0.6992in"/>
    </style:style>
    <style:style style:name="co8" style:family="table-column">
      <style:table-column-properties fo:break-before="auto" style:column-width="0.7252in"/>
    </style:style>
    <style:style style:name="co9" style:family="table-column">
      <style:table-column-properties fo:break-before="auto" style:column-width="1.3717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1.3083in"/>
    </style:style>
    <style:style style:name="co12" style:family="table-column">
      <style:table-column-properties fo:break-before="auto" style:column-width="1.0417in"/>
    </style:style>
    <style:style style:name="co13" style:family="table-column">
      <style:table-column-properties fo:break-before="auto" style:column-width="0.9154in"/>
    </style:style>
    <style:style style:name="co14" style:family="table-column">
      <style:table-column-properties fo:break-before="auto" style:column-width="0.9661in"/>
    </style:style>
    <style:style style:name="co15" style:family="table-column">
      <style:table-column-properties fo:break-before="auto" style:column-width="1.0673in"/>
    </style:style>
    <style:style style:name="co16" style:family="table-column">
      <style:table-column-properties fo:break-before="auto" style:column-width="0.9402in"/>
    </style:style>
    <style:style style:name="co17" style:family="table-column">
      <style:table-column-properties fo:break-before="auto" style:column-width="0.9909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8772in"/>
    </style:style>
    <style:style style:name="co20" style:family="table-column">
      <style:table-column-properties fo:break-before="auto" style:column-width="2.1098in"/>
    </style:style>
    <style:style style:name="co21" style:family="table-column">
      <style:table-column-properties fo:break-before="auto" style:column-width="0.7035in"/>
    </style:style>
    <style:style style:name="co22" style:family="table-column">
      <style:table-column-properties fo:break-before="auto" style:column-width="0.622in"/>
    </style:style>
    <style:style style:name="co23" style:family="table-column">
      <style:table-column-properties fo:break-before="auto" style:column-width="1.1756in"/>
    </style:style>
    <style:style style:name="co24" style:family="table-column">
      <style:table-column-properties fo:break-before="auto" style:column-width="1.0602in"/>
    </style:style>
    <style:style style:name="co25" style:family="table-column">
      <style:table-column-properties fo:break-before="auto" style:column-width="0.8646in"/>
    </style:style>
    <style:style style:name="co26" style:family="table-column">
      <style:table-column-properties fo:break-before="auto" style:column-width="0.7839in"/>
    </style:style>
    <style:style style:name="co27" style:family="table-column">
      <style:table-column-properties fo:break-before="auto" style:column-width="1.1102in"/>
    </style:style>
    <style:style style:name="co28" style:family="table-column">
      <style:table-column-properties fo:break-before="auto" style:column-width="0.6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/>
    </style:style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ext-properties fo:color="#c9211e"/>
    </style:style>
    <style:style style:name="ce6" style:family="table-cell" style:parent-style-name="Default" style:data-style-name="N4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raw-dista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obj.func</text:p>
          </table:table-cell>
          <table:table-cell office:value-type="string" calcext:value-type="string">
            <text:p>time.mean</text:p>
          </table:table-cell>
          <table:table-cell office:value-type="string" calcext:value-type="string">
            <text:p>time.sd</text:p>
          </table:table-cell>
          <table:table-cell office:value-type="string" calcext:value-type="string">
            <text:p>cost.mean</text:p>
          </table:table-cell>
          <table:table-cell office:value-type="string" calcext:value-type="string">
            <text:p>cost.sd</text:p>
          </table:table-cell>
          <table:table-cell office:value-type="string" calcext:value-type="string">
            <text:p>cost.min</text:p>
          </table:table-cell>
          <table:table-cell office:value-type="string" calcext:value-type="string">
            <text:p>cost.max</text:p>
          </table:table-cell>
          <table:table-cell office:value-type="string" calcext:value-type="string">
            <text:p>dist.mean</text:p>
          </table:table-cell>
          <table:table-cell office:value-type="string" calcext:value-type="string">
            <text:p>dist.sd</text:p>
          </table:table-cell>
          <table:table-cell office:value-type="string" calcext:value-type="string">
            <text:p>tard.mean</text:p>
          </table:table-cell>
          <table:table-cell office:value-type="string" calcext:value-type="string">
            <text:p>tard.sd</text:p>
          </table:table-cell>
          <table:table-cell office:value-type="string" calcext:value-type="string">
            <text:p>feas.gen.mean</text:p>
          </table:table-cell>
          <table:table-cell office:value-type="string" calcext:value-type="string">
            <text:p>feas.gen.sd</text:p>
          </table:table-cell>
          <table:table-cell office:value-type="string" calcext:value-type="string">
            <text:p>feas.gen.min</text:p>
          </table:table-cell>
          <table:table-cell office:value-type="string" calcext:value-type="string">
            <text:p>feas.gen.max</text:p>
          </table:table-cell>
          <table:table-cell office:value-type="string" calcext:value-type="string">
            <text:p>feas.time.mean</text:p>
          </table:table-cell>
          <table:table-cell office:value-type="string" calcext:value-type="string">
            <text:p>feas.time.sd</text:p>
          </table:table-cell>
          <table:table-cell office:value-type="string" calcext:value-type="string">
            <text:p>feas.time.min</text:p>
          </table:table-cell>
          <table:table-cell office:value-type="string" calcext:value-type="string">
            <text:p>feas.time.max</text:p>
          </table:table-cell>
        </table:table-row>
        <table:table-row table:style-name="ro1">
          <table:table-cell office:value-type="string" calcext:value-type="string">
            <text:p>case20/case_1_20_4_2_1</text:p>
          </table:table-cell>
          <table:table-cell office:value-type="string" calcext:value-type="string">
            <text:p>distance</text:p>
          </table:table-cell>
          <table:table-cell office:value-type="float" office:value="1.6458" calcext:value-type="float">
            <text:p>1.6458</text:p>
          </table:table-cell>
          <table:table-cell office:value-type="float" office:value="0.0395974480836435" calcext:value-type="float">
            <text:p>0.039597448083644</text:p>
          </table:table-cell>
          <table:table-cell office:value-type="float" office:value="5.12806" calcext:value-type="float">
            <text:p>5.128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.12806" calcext:value-type="float">
            <text:p>5.12806</text:p>
          </table:table-cell>
          <table:table-cell office:value-type="float" office:value="396" calcext:value-type="float">
            <text:p>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1.72900945174124" calcext:value-type="float">
            <text:p>1.729009451741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174416319854476" calcext:value-type="float">
            <text:p>0.00174416319854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case20/case_1_20_4_2_2</text:p>
          </table:table-cell>
          <table:table-cell office:value-type="string" calcext:value-type="string">
            <text:p>distance</text:p>
          </table:table-cell>
          <table:table-cell office:value-type="float" office:value="1.6651" calcext:value-type="float">
            <text:p>1.6651</text:p>
          </table:table-cell>
          <table:table-cell office:value-type="float" office:value="0.0605700116872159" calcext:value-type="float">
            <text:p>0.060570011687216</text:p>
          </table:table-cell>
          <table:table-cell office:value-type="float" office:value="3.5482" calcext:value-type="float">
            <text:p>3.54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482" calcext:value-type="float">
            <text:p>3.5482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1.97084005599536" calcext:value-type="float">
            <text:p>1.970840055995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233057481050672" calcext:value-type="float">
            <text:p>0.0023305748105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case20/case_1_20_4_2_3</text:p>
          </table:table-cell>
          <table:table-cell office:value-type="string" calcext:value-type="string">
            <text:p>distance</text:p>
          </table:table-cell>
          <table:table-cell office:value-type="float" office:value="1.654" calcext:value-type="float">
            <text:p>1.654</text:p>
          </table:table-cell>
          <table:table-cell office:value-type="float" office:value="0.0388248428335857" calcext:value-type="float">
            <text:p>0.038824842833586</text:p>
          </table:table-cell>
          <table:table-cell office:value-type="float" office:value="3.5482" calcext:value-type="float">
            <text:p>3.54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482" calcext:value-type="float">
            <text:p>3.5482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1.31389337066357" calcext:value-type="float">
            <text:p>1.3138933706635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60262941837206" calcext:value-type="float">
            <text:p>0.00160262941837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case20/case_1_20_4_2_4</text:p>
          </table:table-cell>
          <table:table-cell office:value-type="string" calcext:value-type="string">
            <text:p>distance</text:p>
          </table:table-cell>
          <table:table-cell office:value-type="float" office:value="1.6477" calcext:value-type="float">
            <text:p>1.6477</text:p>
          </table:table-cell>
          <table:table-cell office:value-type="float" office:value="0.0349617836471407" calcext:value-type="float">
            <text:p>0.034961783647141</text:p>
          </table:table-cell>
          <table:table-cell office:value-type="float" office:value="3.39281" calcext:value-type="float">
            <text:p>3.392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9281" calcext:value-type="float">
            <text:p>3.39281</text:p>
          </table:table-cell>
          <table:table-cell office:value-type="float" office:value="262" calcext:value-type="float">
            <text:p>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680557047378721" calcext:value-type="float">
            <text:p>0.6805570473787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04629672756119" calcext:value-type="float">
            <text:p>0.00104629672756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case20/case_1_20_4_2_5</text:p>
          </table:table-cell>
          <table:table-cell office:value-type="string" calcext:value-type="string">
            <text:p>distance</text:p>
          </table:table-cell>
          <table:table-cell office:value-type="float" office:value="1.594" calcext:value-type="float">
            <text:p>1.594</text:p>
          </table:table-cell>
          <table:table-cell office:value-type="float" office:value="0.0383446970189319" calcext:value-type="float">
            <text:p>0.038344697018932</text:p>
          </table:table-cell>
          <table:table-cell office:value-type="float" office:value="3.13381" calcext:value-type="float">
            <text:p>3.133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13381" calcext:value-type="float">
            <text:p>3.13381</text:p>
          </table:table-cell>
          <table:table-cell office:value-type="float" office:value="242" calcext:value-type="float">
            <text:p>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07793505625546" calcext:value-type="float">
            <text:p>0.000307793505626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case20/case_2_20_4_2_1</text:p>
          </table:table-cell>
          <table:table-cell office:value-type="string" calcext:value-type="string">
            <text:p>distance</text:p>
          </table:table-cell>
          <table:table-cell office:value-type="float" office:value="1.6763" calcext:value-type="float">
            <text:p>1.6763</text:p>
          </table:table-cell>
          <table:table-cell office:value-type="float" office:value="0.0503253624454226" calcext:value-type="float">
            <text:p>0.050325362445423</text:p>
          </table:table-cell>
          <table:table-cell office:value-type="float" office:value="4.98082" calcext:value-type="float">
            <text:p>4.980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98082" calcext:value-type="float">
            <text:p>4.98082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 office:value-type="float" office:value="2.04167114213616" calcext:value-type="float">
            <text:p>2.041671142136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132331322623816" calcext:value-type="float">
            <text:p>0.013233132262382</text:p>
          </table:table-cell>
          <table:table-cell office:value-type="float" office:value="0.01" calcext:value-type="float">
            <text:p>0.01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string" calcext:value-type="string">
            <text:p>case20/case_2_20_4_2_2</text:p>
          </table:table-cell>
          <table:table-cell office:value-type="string" calcext:value-type="string">
            <text:p>distance</text:p>
          </table:table-cell>
          <table:table-cell office:value-type="float" office:value="1.6407" calcext:value-type="float">
            <text:p>1.6407</text:p>
          </table:table-cell>
          <table:table-cell office:value-type="float" office:value="0.0393955648051375" calcext:value-type="float">
            <text:p>0.039395564805138</text:p>
          </table:table-cell>
          <table:table-cell office:value-type="float" office:value="4.26575" calcext:value-type="float">
            <text:p>4.265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26575" calcext:value-type="float">
            <text:p>4.26575</text:p>
          </table:table-cell>
          <table:table-cell office:value-type="float" office:value="346" calcext:value-type="float">
            <text:p>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1.28144655103438" calcext:value-type="float">
            <text:p>1.2814465510343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0121828179265546" calcext:value-type="float">
            <text:p>0.0012182817926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ase20/case_2_20_4_2_3</text:p>
          </table:table-cell>
          <table:table-cell office:value-type="string" calcext:value-type="string">
            <text:p>distance</text:p>
          </table:table-cell>
          <table:table-cell office:value-type="float" office:value="1.653" calcext:value-type="float">
            <text:p>1.653</text:p>
          </table:table-cell>
          <table:table-cell office:value-type="float" office:value="0.0356680603105326" calcext:value-type="float">
            <text:p>0.035668060310533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6" calcext:value-type="float">
            <text:p>3.6</text:p>
          </table:table-cell>
          <table:table-cell office:value-type="float" office:value="292" calcext:value-type="float">
            <text:p>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680557047378721" calcext:value-type="float">
            <text:p>0.6805570473787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56946685331786" calcext:value-type="float">
            <text:p>0.00065694668533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case20/case_2_20_4_2_4</text:p>
          </table:table-cell>
          <table:table-cell office:value-type="string" calcext:value-type="string">
            <text:p>distance</text:p>
          </table:table-cell>
          <table:table-cell office:value-type="float" office:value="1.6611" calcext:value-type="float">
            <text:p>1.6611</text:p>
          </table:table-cell>
          <table:table-cell office:value-type="float" office:value="0.0545053353255199" calcext:value-type="float">
            <text:p>0.05450533532552</text:p>
          </table:table-cell>
          <table:table-cell office:value-type="float" office:value="3.437264" calcext:value-type="float">
            <text:p>3.437264</text:p>
          </table:table-cell>
          <table:table-cell office:value-type="float" office:value="0.00759018784872594" calcext:value-type="float">
            <text:p>0.007590187848726</text:p>
          </table:table-cell>
          <table:table-cell office:value-type="float" office:value="3.41507" calcext:value-type="float">
            <text:p>3.41507</text:p>
          </table:table-cell>
          <table:table-cell office:value-type="float" office:value="3.43973" calcext:value-type="float">
            <text:p>3.43973</text:p>
          </table:table-cell>
          <table:table-cell office:value-type="float" office:value="278.8" calcext:value-type="float">
            <text:p>278.8</text:p>
          </table:table-cell>
          <table:table-cell office:value-type="float" office:value="0.615587011251093" calcext:value-type="float">
            <text:p>0.61558701125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.307793505625546" calcext:value-type="float">
            <text:p>0.3077935056255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07793505625546" calcext:value-type="float">
            <text:p>0.00030779350562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case20/case_2_20_4_2_5</text:p>
          </table:table-cell>
          <table:table-cell office:value-type="string" calcext:value-type="string">
            <text:p>distance</text:p>
          </table:table-cell>
          <table:table-cell office:value-type="float" office:value="1.5858" calcext:value-type="float">
            <text:p>1.5858</text:p>
          </table:table-cell>
          <table:table-cell office:value-type="float" office:value="0.0412790248762836" calcext:value-type="float">
            <text:p>0.041279024876284</text:p>
          </table:table-cell>
          <table:table-cell office:value-type="float" office:value="2.898493" calcext:value-type="float">
            <text:p>2.898493</text:p>
          </table:table-cell>
          <table:table-cell office:value-type="float" office:value="0.00379509392436297" calcext:value-type="float">
            <text:p>0.003795093924363</text:p>
          </table:table-cell>
          <table:table-cell office:value-type="float" office:value="2.89726" calcext:value-type="float">
            <text:p>2.89726</text:p>
          </table:table-cell>
          <table:table-cell office:value-type="float" office:value="2.90959" calcext:value-type="float">
            <text:p>2.90959</text:p>
          </table:table-cell>
          <table:table-cell office:value-type="float" office:value="235.1" calcext:value-type="float">
            <text:p>235.1</text:p>
          </table:table-cell>
          <table:table-cell office:value-type="float" office:value="0.307793505625546" calcext:value-type="float">
            <text:p>0.307793505625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case20/case_3_20_4_2_1</text:p>
          </table:table-cell>
          <table:table-cell office:value-type="string" calcext:value-type="string">
            <text:p>distance</text:p>
          </table:table-cell>
          <table:table-cell office:value-type="float" office:value="1.6395" calcext:value-type="float">
            <text:p>1.6395</text:p>
          </table:table-cell>
          <table:table-cell office:value-type="float" office:value="0.0382766934721103" calcext:value-type="float">
            <text:p>0.03827669347211</text:p>
          </table:table-cell>
          <table:table-cell office:value-type="float" office:value="5.19231" calcext:value-type="float">
            <text:p>5.192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.19231" calcext:value-type="float">
            <text:p>5.19231</text:p>
          </table:table-cell>
          <table:table-cell office:value-type="float" office:value="405" calcext:value-type="float">
            <text:p>4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.58943882847805" calcext:value-type="float">
            <text:p>1.5894388284780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0159274671723509" calcext:value-type="float">
            <text:p>0.00159274671723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case20/case_3_20_4_2_2</text:p>
          </table:table-cell>
          <table:table-cell office:value-type="string" calcext:value-type="string">
            <text:p>distance</text:p>
          </table:table-cell>
          <table:table-cell office:value-type="float" office:value="1.6389" calcext:value-type="float">
            <text:p>1.6389</text:p>
          </table:table-cell>
          <table:table-cell office:value-type="float" office:value="0.0444035323393367" calcext:value-type="float">
            <text:p>0.044403532339337</text:p>
          </table:table-cell>
          <table:table-cell office:value-type="float" office:value="3.62821" calcext:value-type="float">
            <text:p>3.628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62821" calcext:value-type="float">
            <text:p>3.62821</text:p>
          </table:table-cell>
          <table:table-cell office:value-type="float" office:value="283" calcext:value-type="float">
            <text:p>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2.35975020979585" calcext:value-type="float">
            <text:p>2.3597502097958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263778216250738" calcext:value-type="float">
            <text:p>0.0026377821625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case20/case_3_20_4_2_3</text:p>
          </table:table-cell>
          <table:table-cell office:value-type="string" calcext:value-type="string">
            <text:p>distance</text:p>
          </table:table-cell>
          <table:table-cell office:value-type="float" office:value="1.6202" calcext:value-type="float">
            <text:p>1.6202</text:p>
          </table:table-cell>
          <table:table-cell office:value-type="float" office:value="0.0395947896625434" calcext:value-type="float">
            <text:p>0.039594789662543</text:p>
          </table:table-cell>
          <table:table-cell office:value-type="float" office:value="3.33333" calcext:value-type="float">
            <text:p>3.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3333" calcext:value-type="float">
            <text:p>3.33333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.940324691963255" calcext:value-type="float">
            <text:p>0.9403246919632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940324691963255" calcext:value-type="float">
            <text:p>0.00094032469196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case20/case_3_20_4_2_4</text:p>
          </table:table-cell>
          <table:table-cell office:value-type="string" calcext:value-type="string">
            <text:p>distance</text:p>
          </table:table-cell>
          <table:table-cell office:value-type="float" office:value="1.6465" calcext:value-type="float">
            <text:p>1.6465</text:p>
          </table:table-cell>
          <table:table-cell office:value-type="float" office:value="0.0646696056485335" calcext:value-type="float">
            <text:p>0.064669605648534</text:p>
          </table:table-cell>
          <table:table-cell office:value-type="float" office:value="3.29487" calcext:value-type="float">
            <text:p>3.294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29487" calcext:value-type="float">
            <text:p>3.29487</text:p>
          </table:table-cell>
          <table:table-cell office:value-type="float" office:value="257" calcext:value-type="float">
            <text:p>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case20/case_3_20_4_2_5</text:p>
          </table:table-cell>
          <table:table-cell office:value-type="string" calcext:value-type="string">
            <text:p>distance</text:p>
          </table:table-cell>
          <table:table-cell office:value-type="float" office:value="1.6018" calcext:value-type="float">
            <text:p>1.6018</text:p>
          </table:table-cell>
          <table:table-cell office:value-type="float" office:value="0.0395735158647136" calcext:value-type="float">
            <text:p>0.039573515864714</text:p>
          </table:table-cell>
          <table:table-cell office:value-type="float" office:value="2.941024" calcext:value-type="float">
            <text:p>2.941024</text:p>
          </table:table-cell>
          <table:table-cell office:value-type="float" office:value="0.0807000994194915" calcext:value-type="float">
            <text:p>0.080700099419492</text:p>
          </table:table-cell>
          <table:table-cell office:value-type="float" office:value="2.85897" calcext:value-type="float">
            <text:p>2.85897</text:p>
          </table:table-cell>
          <table:table-cell office:value-type="float" office:value="3.03846" calcext:value-type="float">
            <text:p>3.03846</text:p>
          </table:table-cell>
          <table:table-cell office:value-type="float" office:value="229.4" calcext:value-type="float">
            <text:p>229.4</text:p>
          </table:table-cell>
          <table:table-cell office:value-type="float" office:value="6.29452560814387" calcext:value-type="float">
            <text:p>6.29452560814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case20/case_4_20_4_2_1</text:p>
          </table:table-cell>
          <table:table-cell office:value-type="string" calcext:value-type="string">
            <text:p>distance</text:p>
          </table:table-cell>
          <table:table-cell office:value-type="float" office:value="1.6488" calcext:value-type="float">
            <text:p>1.6488</text:p>
          </table:table-cell>
          <table:table-cell office:value-type="float" office:value="0.0348010889121832" calcext:value-type="float">
            <text:p>0.034801088912183</text:p>
          </table:table-cell>
          <table:table-cell office:value-type="float" office:value="7.213" calcext:value-type="float">
            <text:p>7.2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213" calcext:value-type="float">
            <text:p>7.213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office:value-type="float" office:value="1.73205080756888" calcext:value-type="float">
            <text:p>1.7320508075688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0168272961207926" calcext:value-type="float">
            <text:p>0.00168272961207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case20/case_4_20_4_2_2</text:p>
          </table:table-cell>
          <table:table-cell office:value-type="string" calcext:value-type="string">
            <text:p>distance</text:p>
          </table:table-cell>
          <table:table-cell office:value-type="float" office:value="1.6423" calcext:value-type="float">
            <text:p>1.6423</text:p>
          </table:table-cell>
          <table:table-cell office:value-type="float" office:value="0.0381825256257086" calcext:value-type="float">
            <text:p>0.038182525625709</text:p>
          </table:table-cell>
          <table:table-cell office:value-type="float" office:value="6.14079" calcext:value-type="float">
            <text:p>6.140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.14079" calcext:value-type="float">
            <text:p>6.14079</text:p>
          </table:table-cell>
          <table:table-cell office:value-type="float" office:value="378" calcext:value-type="float">
            <text:p>3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office:value-type="float" office:value="1.19648608323224" calcext:value-type="float">
            <text:p>1.1964860832322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164156536333625" calcext:value-type="float">
            <text:p>0.00164156536333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case20/case_4_20_4_2_3</text:p>
          </table:table-cell>
          <table:table-cell office:value-type="string" calcext:value-type="string">
            <text:p>distance</text:p>
          </table:table-cell>
          <table:table-cell office:value-type="float" office:value="1.634" calcext:value-type="float">
            <text:p>1.634</text:p>
          </table:table-cell>
          <table:table-cell office:value-type="float" office:value="0.0403928081144208" calcext:value-type="float">
            <text:p>0.040392808114421</text:p>
          </table:table-cell>
          <table:table-cell office:value-type="float" office:value="5.7509" calcext:value-type="float">
            <text:p>5.75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.7509" calcext:value-type="float">
            <text:p>5.7509</text:p>
          </table:table-cell>
          <table:table-cell office:value-type="float" office:value="354" calcext:value-type="float">
            <text:p>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.46539019413009" calcext:value-type="float">
            <text:p>1.465390194130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166701750693298" calcext:value-type="float">
            <text:p>0.00166701750693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case20/case_4_20_4_2_4</text:p>
          </table:table-cell>
          <table:table-cell office:value-type="string" calcext:value-type="string">
            <text:p>distance</text:p>
          </table:table-cell>
          <table:table-cell office:value-type="float" office:value="1.6376" calcext:value-type="float">
            <text:p>1.6376</text:p>
          </table:table-cell>
          <table:table-cell office:value-type="float" office:value="0.0425384037015223" calcext:value-type="float">
            <text:p>0.042538403701522</text:p>
          </table:table-cell>
          <table:table-cell office:value-type="float" office:value="5.200184" calcext:value-type="float">
            <text:p>5.200184</text:p>
          </table:table-cell>
          <table:table-cell office:value-type="float" office:value="0.00499856653135909" calcext:value-type="float">
            <text:p>0.004998566531359</text:p>
          </table:table-cell>
          <table:table-cell office:value-type="float" office:value="5.19856" calcext:value-type="float">
            <text:p>5.19856</text:p>
          </table:table-cell>
          <table:table-cell office:value-type="float" office:value="5.2148" calcext:value-type="float">
            <text:p>5.2148</text:p>
          </table:table-cell>
          <table:table-cell office:value-type="float" office:value="320.1" calcext:value-type="float">
            <text:p>320.1</text:p>
          </table:table-cell>
          <table:table-cell office:value-type="float" office:value="0.307793505625546" calcext:value-type="float">
            <text:p>0.307793505625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615587011251093" calcext:value-type="float">
            <text:p>0.6155870112510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15587011251092" calcext:value-type="float">
            <text:p>0.00061558701125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case20/case_4_20_4_2_5</text:p>
          </table:table-cell>
          <table:table-cell office:value-type="string" calcext:value-type="string">
            <text:p>distance</text:p>
          </table:table-cell>
          <table:table-cell office:value-type="float" office:value="1.6079" calcext:value-type="float">
            <text:p>1.6079</text:p>
          </table:table-cell>
          <table:table-cell office:value-type="float" office:value="0.041071055245116" calcext:value-type="float">
            <text:p>0.041071055245116</text:p>
          </table:table-cell>
          <table:table-cell office:value-type="float" office:value="4.28881" calcext:value-type="float">
            <text:p>4.288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28881" calcext:value-type="float">
            <text:p>4.28881</text:p>
          </table:table-cell>
          <table:table-cell office:value-type="float" office:value="264" calcext:value-type="float">
            <text:p>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case20/case_5_20_4_2_1</text:p>
          </table:table-cell>
          <table:table-cell office:value-type="string" calcext:value-type="string">
            <text:p>distance</text:p>
          </table:table-cell>
          <table:table-cell office:value-type="float" office:value="1.6453" calcext:value-type="float">
            <text:p>1.6453</text:p>
          </table:table-cell>
          <table:table-cell office:value-type="float" office:value="0.0391597268954511" calcext:value-type="float">
            <text:p>0.039159726895451</text:p>
          </table:table-cell>
          <table:table-cell office:value-type="float" office:value="5.38494" calcext:value-type="float">
            <text:p>5.384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.38494" calcext:value-type="float">
            <text:p>5.38494</text:p>
          </table:table-cell>
          <table:table-cell office:value-type="float" office:value="429" calcext:value-type="float">
            <text:p>4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 office:value-type="float" office:value="2.09259345512239" calcext:value-type="float">
            <text:p>2.0925934551223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0196012888942485" calcext:value-type="float">
            <text:p>0.001960128889425</text:p>
          </table:table-cell>
          <table:table-cell office:value-type="float" office:value="0.01" calcext:value-type="float">
            <text:p>0.01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case20/case_5_20_4_2_2</text:p>
          </table:table-cell>
          <table:table-cell office:value-type="string" calcext:value-type="string">
            <text:p>distance</text:p>
          </table:table-cell>
          <table:table-cell office:value-type="float" office:value="1.6542" calcext:value-type="float">
            <text:p>1.6542</text:p>
          </table:table-cell>
          <table:table-cell office:value-type="float" office:value="0.0359203797893414" calcext:value-type="float">
            <text:p>0.035920379789341</text:p>
          </table:table-cell>
          <table:table-cell office:value-type="float" office:value="4.00418" calcext:value-type="float">
            <text:p>4.004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00418" calcext:value-type="float">
            <text:p>4.00418</text:p>
          </table:table-cell>
          <table:table-cell office:value-type="float" office:value="319" calcext:value-type="float">
            <text:p>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1.31789305532094" calcext:value-type="float">
            <text:p>1.3178930553209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0167017175290762" calcext:value-type="float">
            <text:p>0.0016701717529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case20/case_5_20_4_2_3</text:p>
          </table:table-cell>
          <table:table-cell office:value-type="string" calcext:value-type="string">
            <text:p>distance</text:p>
          </table:table-cell>
          <table:table-cell office:value-type="float" office:value="1.6473" calcext:value-type="float">
            <text:p>1.6473</text:p>
          </table:table-cell>
          <table:table-cell office:value-type="float" office:value="0.0329945769068669" calcext:value-type="float">
            <text:p>0.032994576906867</text:p>
          </table:table-cell>
          <table:table-cell office:value-type="float" office:value="3.5272" calcext:value-type="float">
            <text:p>3.52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272" calcext:value-type="float">
            <text:p>3.5272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1.19648608323224" calcext:value-type="float">
            <text:p>1.196486083232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153896752812773" calcext:value-type="float">
            <text:p>0.00153896752812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case20/case_5_20_4_2_4</text:p>
          </table:table-cell>
          <table:table-cell office:value-type="string" calcext:value-type="string">
            <text:p>distance</text:p>
          </table:table-cell>
          <table:table-cell office:value-type="float" office:value="1.6414" calcext:value-type="float">
            <text:p>1.6414</text:p>
          </table:table-cell>
          <table:table-cell office:value-type="float" office:value="0.0576015350672641" calcext:value-type="float">
            <text:p>0.057601535067264</text:p>
          </table:table-cell>
          <table:table-cell office:value-type="float" office:value="3.33891" calcext:value-type="float">
            <text:p>3.338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3891" calcext:value-type="float">
            <text:p>3.33891</text:p>
          </table:table-cell>
          <table:table-cell office:value-type="float" office:value="266" calcext:value-type="float">
            <text:p>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.656946685331786" calcext:value-type="float">
            <text:p>0.6569466853317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56946685331786" calcext:value-type="float">
            <text:p>0.00065694668533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case20/case_5_20_4_2_5</text:p>
          </table:table-cell>
          <table:table-cell office:value-type="string" calcext:value-type="string">
            <text:p>distance</text:p>
          </table:table-cell>
          <table:table-cell office:value-type="float" office:value="1.5906" calcext:value-type="float">
            <text:p>1.5906</text:p>
          </table:table-cell>
          <table:table-cell office:value-type="float" office:value="0.0408158895787567" calcext:value-type="float">
            <text:p>0.040815889578757</text:p>
          </table:table-cell>
          <table:table-cell office:value-type="float" office:value="2.8318" calcext:value-type="float">
            <text:p>2.8318</text:p>
          </table:table-cell>
          <table:table-cell office:value-type="float" office:value="0.0154512339824025" calcext:value-type="float">
            <text:p>0.015451233982403</text:p>
          </table:table-cell>
          <table:table-cell office:value-type="float" office:value="2.82427" calcext:value-type="float">
            <text:p>2.82427</text:p>
          </table:table-cell>
          <table:table-cell office:value-type="float" office:value="2.86192" calcext:value-type="float">
            <text:p>2.86192</text:p>
          </table:table-cell>
          <table:table-cell office:value-type="float" office:value="225.6" calcext:value-type="float">
            <text:p>225.6</text:p>
          </table:table-cell>
          <table:table-cell office:value-type="float" office:value="1.23117402250219" calcext:value-type="float">
            <text:p>1.23117402250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case50/case_1_50_10_5_1</text:p>
          </table:table-cell>
          <table:table-cell office:value-type="string" calcext:value-type="string">
            <text:p>distance</text:p>
          </table:table-cell>
          <table:table-cell office:value-type="float" office:value="8.1451" calcext:value-type="float">
            <text:p>8.1451</text:p>
          </table:table-cell>
          <table:table-cell office:value-type="float" office:value="0.174901145011449" calcext:value-type="float">
            <text:p>0.174901145011449</text:p>
          </table:table-cell>
          <table:table-cell office:value-type="float" office:value="14.65446" calcext:value-type="float">
            <text:p>14.65446</text:p>
          </table:table-cell>
          <table:table-cell office:value-type="float" office:value="0.0613814852935484" calcext:value-type="float">
            <text:p>0.061381485293548</text:p>
          </table:table-cell>
          <table:table-cell office:value-type="float" office:value="14.6116" calcext:value-type="float">
            <text:p>14.6116</text:p>
          </table:table-cell>
          <table:table-cell office:value-type="float" office:value="14.7723" calcext:value-type="float">
            <text:p>14.7723</text:p>
          </table:table-cell>
          <table:table-cell office:value-type="float" office:value="1094.2" calcext:value-type="float">
            <text:p>1094.2</text:p>
          </table:table-cell>
          <table:table-cell office:value-type="float" office:value="4.58372406627946" calcext:value-type="float">
            <text:p>4.58372406627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3" calcext:value-type="float">
            <text:p>50.3</text:p>
          </table:table-cell>
          <table:table-cell office:value-type="float" office:value="2.75489994087091" calcext:value-type="float">
            <text:p>2.75489994087091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0.2255" calcext:value-type="float">
            <text:p>0.2255</text:p>
          </table:table-cell>
          <table:table-cell office:value-type="float" office:value="0.0150455448905193" calcext:value-type="float">
            <text:p>0.015045544890519</text:p>
          </table:table-cell>
          <table:table-cell office:value-type="float" office:value="0.199" calcext:value-type="float">
            <text:p>0.199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case50/case_1_50_10_5_2</text:p>
          </table:table-cell>
          <table:table-cell office:value-type="string" calcext:value-type="string">
            <text:p>distance</text:p>
          </table:table-cell>
          <table:table-cell office:value-type="float" office:value="8.2932" calcext:value-type="float">
            <text:p>8.2932</text:p>
          </table:table-cell>
          <table:table-cell office:value-type="float" office:value="0.204277314091976" calcext:value-type="float">
            <text:p>0.204277314091976</text:p>
          </table:table-cell>
          <table:table-cell office:value-type="float" office:value="8.414729" calcext:value-type="float">
            <text:p>8.414729</text:p>
          </table:table-cell>
          <table:table-cell office:value-type="float" office:value="0.00880036177486034" calcext:value-type="float">
            <text:p>0.00880036177486</text:p>
          </table:table-cell>
          <table:table-cell office:value-type="float" office:value="8.41071" calcext:value-type="float">
            <text:p>8.41071</text:p>
          </table:table-cell>
          <table:table-cell office:value-type="float" office:value="8.4375" calcext:value-type="float">
            <text:p>8.4375</text:p>
          </table:table-cell>
          <table:table-cell office:value-type="float" office:value="628.3" calcext:value-type="float">
            <text:p>628.3</text:p>
          </table:table-cell>
          <table:table-cell office:value-type="float" office:value="0.656946685331786" calcext:value-type="float">
            <text:p>0.656946685331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" calcext:value-type="float">
            <text:p>19.1</text:p>
          </table:table-cell>
          <table:table-cell office:value-type="float" office:value="1.80350535872433" calcext:value-type="float">
            <text:p>1.8035053587243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0.0864" calcext:value-type="float">
            <text:p>0.0864</text:p>
          </table:table-cell>
          <table:table-cell office:value-type="float" office:value="0.00961577651023238" calcext:value-type="float">
            <text:p>0.009615776510232</text:p>
          </table:table-cell>
          <table:table-cell office:value-type="float" office:value="0.073" calcext:value-type="float">
            <text:p>0.073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string" calcext:value-type="string">
            <text:p>case50/case_1_50_10_5_3</text:p>
          </table:table-cell>
          <table:table-cell office:value-type="string" calcext:value-type="string">
            <text:p>distance</text:p>
          </table:table-cell>
          <table:table-cell office:value-type="float" office:value="8.1998" calcext:value-type="float">
            <text:p>8.1998</text:p>
          </table:table-cell>
          <table:table-cell office:value-type="float" office:value="0.172300716313384" calcext:value-type="float">
            <text:p>0.172300716313384</text:p>
          </table:table-cell>
          <table:table-cell office:value-type="float" office:value="7.908482" calcext:value-type="float">
            <text:p>7.908482</text:p>
          </table:table-cell>
          <table:table-cell office:value-type="float" office:value="0.0480952269871696" calcext:value-type="float">
            <text:p>0.04809522698717</text:p>
          </table:table-cell>
          <table:table-cell office:value-type="float" office:value="7.84821" calcext:value-type="float">
            <text:p>7.84821</text:p>
          </table:table-cell>
          <table:table-cell office:value-type="float" office:value="7.95536" calcext:value-type="float">
            <text:p>7.95536</text:p>
          </table:table-cell>
          <table:table-cell office:value-type="float" office:value="590.5" calcext:value-type="float">
            <text:p>590.5</text:p>
          </table:table-cell>
          <table:table-cell office:value-type="float" office:value="3.59092423229804" calcext:value-type="float">
            <text:p>3.59092423229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float" office:value="1.38031270293899" calcext:value-type="float">
            <text:p>1.3803127029389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00686409422092123" calcext:value-type="float">
            <text:p>0.00686409422092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string" calcext:value-type="string">
            <text:p>case50/case_1_50_10_5_4</text:p>
          </table:table-cell>
          <table:table-cell office:value-type="string" calcext:value-type="string">
            <text:p>distance</text:p>
          </table:table-cell>
          <table:table-cell office:value-type="float" office:value="8.2207" calcext:value-type="float">
            <text:p>8.2207</text:p>
          </table:table-cell>
          <table:table-cell office:value-type="float" office:value="0.209954406078032" calcext:value-type="float">
            <text:p>0.209954406078032</text:p>
          </table:table-cell>
          <table:table-cell office:value-type="float" office:value="7.248215" calcext:value-type="float">
            <text:p>7.248215</text:p>
          </table:table-cell>
          <table:table-cell office:value-type="float" office:value="0.0731748381042209" calcext:value-type="float">
            <text:p>0.073174838104221</text:p>
          </table:table-cell>
          <table:table-cell office:value-type="float" office:value="7.21875" calcext:value-type="float">
            <text:p>7.21875</text:p>
          </table:table-cell>
          <table:table-cell office:value-type="float" office:value="7.45982" calcext:value-type="float">
            <text:p>7.45982</text:p>
          </table:table-cell>
          <table:table-cell office:value-type="float" office:value="541.2" calcext:value-type="float">
            <text:p>541.2</text:p>
          </table:table-cell>
          <table:table-cell office:value-type="float" office:value="5.46375617857783" calcext:value-type="float">
            <text:p>5.46375617857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.5078740698501" calcext:value-type="float">
            <text:p>1.50787406985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0675589411278462" calcext:value-type="float">
            <text:p>0.00675589411278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case50/case_1_50_10_5_5</text:p>
          </table:table-cell>
          <table:table-cell office:value-type="string" calcext:value-type="string">
            <text:p>distance</text:p>
          </table:table-cell>
          <table:table-cell office:value-type="float" office:value="7.8683" calcext:value-type="float">
            <text:p>7.8683</text:p>
          </table:table-cell>
          <table:table-cell office:value-type="float" office:value="0.169065574322665" calcext:value-type="float">
            <text:p>0.169065574322665</text:p>
          </table:table-cell>
          <table:table-cell office:value-type="float" office:value="6.325445" calcext:value-type="float">
            <text:p>6.325445</text:p>
          </table:table-cell>
          <table:table-cell office:value-type="float" office:value="0.0535890855442942" calcext:value-type="float">
            <text:p>0.053589085544294</text:p>
          </table:table-cell>
          <table:table-cell office:value-type="float" office:value="6.25446" calcext:value-type="float">
            <text:p>6.25446</text:p>
          </table:table-cell>
          <table:table-cell office:value-type="float" office:value="6.42857" calcext:value-type="float">
            <text:p>6.42857</text:p>
          </table:table-cell>
          <table:table-cell office:value-type="float" office:value="472.3" calcext:value-type="float">
            <text:p>472.3</text:p>
          </table:table-cell>
          <table:table-cell office:value-type="float" office:value="4.0013155731321" calcext:value-type="float">
            <text:p>4.0013155731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0470162345981627" calcext:value-type="float">
            <text:p>0.00047016234598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case50/case_2_50_10_5_1</text:p>
          </table:table-cell>
          <table:table-cell office:value-type="string" calcext:value-type="string">
            <text:p>distance</text:p>
          </table:table-cell>
          <table:table-cell office:value-type="float" office:value="8.1571" calcext:value-type="float">
            <text:p>8.1571</text:p>
          </table:table-cell>
          <table:table-cell office:value-type="float" office:value="0.199330167785696" calcext:value-type="float">
            <text:p>0.199330167785696</text:p>
          </table:table-cell>
          <table:table-cell office:value-type="float" office:value="13.106" calcext:value-type="float">
            <text:p>13.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.106" calcext:value-type="float">
            <text:p>13.106</text:p>
          </table:table-cell>
          <table:table-cell office:value-type="float" office:value="948" calcext:value-type="float">
            <text:p>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.4027852368936" calcext:value-type="float">
            <text:p>3.4027852368936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0.2238" calcext:value-type="float">
            <text:p>0.2238</text:p>
          </table:table-cell>
          <table:table-cell office:value-type="float" office:value="0.0150493923640231" calcext:value-type="float">
            <text:p>0.015049392364023</text:p>
          </table:table-cell>
          <table:table-cell office:value-type="float" office:value="0.19" calcext:value-type="float">
            <text:p>0.19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case50/case_2_50_10_5_2</text:p>
          </table:table-cell>
          <table:table-cell office:value-type="string" calcext:value-type="string">
            <text:p>distance</text:p>
          </table:table-cell>
          <table:table-cell office:value-type="float" office:value="8.3618" calcext:value-type="float">
            <text:p>8.3618</text:p>
          </table:table-cell>
          <table:table-cell office:value-type="float" office:value="0.207308973578849" calcext:value-type="float">
            <text:p>0.207308973578849</text:p>
          </table:table-cell>
          <table:table-cell office:value-type="float" office:value="8.506449" calcext:value-type="float">
            <text:p>8.506449</text:p>
          </table:table-cell>
          <table:table-cell office:value-type="float" office:value="0.0276853327879393" calcext:value-type="float">
            <text:p>0.027685332787939</text:p>
          </table:table-cell>
          <table:table-cell office:value-type="float" office:value="8.46083" calcext:value-type="float">
            <text:p>8.46083</text:p>
          </table:table-cell>
          <table:table-cell office:value-type="float" office:value="8.54378" calcext:value-type="float">
            <text:p>8.54378</text:p>
          </table:table-cell>
          <table:table-cell office:value-type="float" office:value="615.3" calcext:value-type="float">
            <text:p>615.3</text:p>
          </table:table-cell>
          <table:table-cell office:value-type="float" office:value="2.00262984991972" calcext:value-type="float">
            <text:p>2.00262984991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" calcext:value-type="float">
            <text:p>20.1</text:p>
          </table:table-cell>
          <table:table-cell office:value-type="float" office:value="1.41048703794488" calcext:value-type="float">
            <text:p>1.4104870379448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0.0905" calcext:value-type="float">
            <text:p>0.0905</text:p>
          </table:table-cell>
          <table:table-cell office:value-type="float" office:value="0.00523651149445687" calcext:value-type="float">
            <text:p>0.005236511494457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string" calcext:value-type="string">
            <text:p>case50/case_2_50_10_5_3</text:p>
          </table:table-cell>
          <table:table-cell office:value-type="string" calcext:value-type="string">
            <text:p>distance</text:p>
          </table:table-cell>
          <table:table-cell office:value-type="float" office:value="8.1662" calcext:value-type="float">
            <text:p>8.1662</text:p>
          </table:table-cell>
          <table:table-cell office:value-type="float" office:value="0.240213852091927" calcext:value-type="float">
            <text:p>0.240213852091927</text:p>
          </table:table-cell>
          <table:table-cell office:value-type="float" office:value="7.588481" calcext:value-type="float">
            <text:p>7.588481</text:p>
          </table:table-cell>
          <table:table-cell office:value-type="float" office:value="0.0551000266405514" calcext:value-type="float">
            <text:p>0.055100026640551</text:p>
          </table:table-cell>
          <table:table-cell office:value-type="float" office:value="7.47926" calcext:value-type="float">
            <text:p>7.47926</text:p>
          </table:table-cell>
          <table:table-cell office:value-type="float" office:value="7.65899" calcext:value-type="float">
            <text:p>7.65899</text:p>
          </table:table-cell>
          <table:table-cell office:value-type="float" office:value="548.9" calcext:value-type="float">
            <text:p>548.9</text:p>
          </table:table-cell>
          <table:table-cell office:value-type="float" office:value="3.98550003466513" calcext:value-type="float">
            <text:p>3.98550003466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office:value-type="float" office:value="1.43636969291922" calcext:value-type="float">
            <text:p>1.4363696929192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0654056170129302" calcext:value-type="float">
            <text:p>0.006540561701293</text:p>
          </table:table-cell>
          <table:table-cell office:value-type="float" office:value="0.041" calcext:value-type="float">
            <text:p>0.04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case50/case_2_50_10_5_4</text:p>
          </table:table-cell>
          <table:table-cell office:value-type="string" calcext:value-type="string">
            <text:p>distance</text:p>
          </table:table-cell>
          <table:table-cell office:value-type="float" office:value="8.2501" calcext:value-type="float">
            <text:p>8.2501</text:p>
          </table:table-cell>
          <table:table-cell office:value-type="float" office:value="0.209155922698832" calcext:value-type="float">
            <text:p>0.209155922698832</text:p>
          </table:table-cell>
          <table:table-cell office:value-type="float" office:value="7.032718" calcext:value-type="float">
            <text:p>7.032718</text:p>
          </table:table-cell>
          <table:table-cell office:value-type="float" office:value="0.0179977909755614" calcext:value-type="float">
            <text:p>0.017997790975561</text:p>
          </table:table-cell>
          <table:table-cell office:value-type="float" office:value="7.02304" calcext:value-type="float">
            <text:p>7.02304</text:p>
          </table:table-cell>
          <table:table-cell office:value-type="float" office:value="7.07834" calcext:value-type="float">
            <text:p>7.07834</text:p>
          </table:table-cell>
          <table:table-cell office:value-type="float" office:value="508.7" calcext:value-type="float">
            <text:p>508.7</text:p>
          </table:table-cell>
          <table:table-cell office:value-type="float" office:value="1.30182058752551" calcext:value-type="float">
            <text:p>1.30182058752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1.61896653195146" calcext:value-type="float">
            <text:p>1.6189665319514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0769757309669401" calcext:value-type="float">
            <text:p>0.00769757309669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case50/case_2_50_10_5_5</text:p>
          </table:table-cell>
          <table:table-cell office:value-type="string" calcext:value-type="string">
            <text:p>distance</text:p>
          </table:table-cell>
          <table:table-cell office:value-type="float" office:value="7.7936" calcext:value-type="float">
            <text:p>7.7936</text:p>
          </table:table-cell>
          <table:table-cell office:value-type="float" office:value="0.20515319051613" calcext:value-type="float">
            <text:p>0.20515319051613</text:p>
          </table:table-cell>
          <table:table-cell office:value-type="float" office:value="5.814747" calcext:value-type="float">
            <text:p>5.814747</text:p>
          </table:table-cell>
          <table:table-cell office:value-type="float" office:value="0.0641276038847548" calcext:value-type="float">
            <text:p>0.064127603884755</text:p>
          </table:table-cell>
          <table:table-cell office:value-type="float" office:value="5.7235" calcext:value-type="float">
            <text:p>5.7235</text:p>
          </table:table-cell>
          <table:table-cell office:value-type="float" office:value="5.91705" calcext:value-type="float">
            <text:p>5.91705</text:p>
          </table:table-cell>
          <table:table-cell office:value-type="float" office:value="420.6" calcext:value-type="float">
            <text:p>420.6</text:p>
          </table:table-cell>
          <table:table-cell office:value-type="float" office:value="4.63851155799834" calcext:value-type="float">
            <text:p>4.63851155799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0502624689950035" calcext:value-type="float">
            <text:p>0.0005026246899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case50/case_3_50_10_5_1</text:p>
          </table:table-cell>
          <table:table-cell office:value-type="string" calcext:value-type="string">
            <text:p>distance</text:p>
          </table:table-cell>
          <table:table-cell office:value-type="float" office:value="8.0181" calcext:value-type="float">
            <text:p>8.0181</text:p>
          </table:table-cell>
          <table:table-cell office:value-type="float" office:value="0.178368306129702" calcext:value-type="float">
            <text:p>0.178368306129702</text:p>
          </table:table-cell>
          <table:table-cell office:value-type="float" office:value="7822010" calcext:value-type="float">
            <text:p>7822010</text:p>
          </table:table-cell>
          <table:table-cell office:value-type="float" office:value="93222.9924202687" calcext:value-type="float">
            <text:p>93222.9924202687</text:p>
          </table:table-cell>
          <table:table-cell office:value-type="float" office:value="7740010" calcext:value-type="float">
            <text:p>7740010</text:p>
          </table:table-cell>
          <table:table-cell office:value-type="float" office:value="8030010" calcext:value-type="float">
            <text:p>8030010</text:p>
          </table:table-cell>
          <table:table-cell office:value-type="float" office:value="1046.5" calcext:value-type="float">
            <text:p>1046.5</text:p>
          </table:table-cell>
          <table:table-cell office:value-type="float" office:value="15.9158973819789" calcext:value-type="float">
            <text:p>15.9158973819789</text:p>
          </table:table-cell>
          <table:table-cell office:value-type="float" office:value="782.2" calcext:value-type="float">
            <text:p>782.2</text:p>
          </table:table-cell>
          <table:table-cell office:value-type="float" office:value="9.32229924202687" calcext:value-type="float">
            <text:p>9.32229924202687</text:p>
          </table:table-cell>
          <table:table-cell office:value-type="string" calcext:value-type="string">
            <text:p>Inf</text:p>
          </table:table-cell>
          <table:table-cell/>
          <table:table-cell table:number-columns-repeated="3" office:value-type="string" calcext:value-type="string">
            <text:p>Inf</text:p>
          </table:table-cell>
          <table:table-cell/>
          <table:table-cell table:number-columns-repeated="2"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ase50/case_3_50_10_5_2</text:p>
          </table:table-cell>
          <table:table-cell office:value-type="string" calcext:value-type="string">
            <text:p>distance</text:p>
          </table:table-cell>
          <table:table-cell office:value-type="float" office:value="8.1183" calcext:value-type="float">
            <text:p>8.1183</text:p>
          </table:table-cell>
          <table:table-cell office:value-type="float" office:value="0.210842445541938" calcext:value-type="float">
            <text:p>0.210842445541938</text:p>
          </table:table-cell>
          <table:table-cell office:value-type="float" office:value="9.875712" calcext:value-type="float">
            <text:p>9.875712</text:p>
          </table:table-cell>
          <table:table-cell office:value-type="float" office:value="0.064054763214973" calcext:value-type="float">
            <text:p>0.064054763214973</text:p>
          </table:table-cell>
          <table:table-cell office:value-type="float" office:value="9.77983" calcext:value-type="float">
            <text:p>9.77983</text:p>
          </table:table-cell>
          <table:table-cell office:value-type="float" office:value="9.93324" calcext:value-type="float">
            <text:p>9.93324</text:p>
          </table:table-cell>
          <table:table-cell office:value-type="float" office:value="772.5" calcext:value-type="float">
            <text:p>772.5</text:p>
          </table:table-cell>
          <table:table-cell office:value-type="float" office:value="5.01051525872287" calcext:value-type="float">
            <text:p>5.01051525872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1.61896653195146" calcext:value-type="float">
            <text:p>1.61896653195146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0.1604" calcext:value-type="float">
            <text:p>0.1604</text:p>
          </table:table-cell>
          <table:table-cell office:value-type="float" office:value="0.00964856138717608" calcext:value-type="float">
            <text:p>0.009648561387176</text:p>
          </table:table-cell>
          <table:table-cell office:value-type="float" office:value="0.147" calcext:value-type="float">
            <text:p>0.147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>
          <table:table-cell office:value-type="string" calcext:value-type="string">
            <text:p>case50/case_3_50_10_5_3</text:p>
          </table:table-cell>
          <table:table-cell office:value-type="string" calcext:value-type="string">
            <text:p>distance</text:p>
          </table:table-cell>
          <table:table-cell office:value-type="float" office:value="8.2137" calcext:value-type="float">
            <text:p>8.2137</text:p>
          </table:table-cell>
          <table:table-cell office:value-type="float" office:value="0.172624966176299" calcext:value-type="float">
            <text:p>0.172624966176299</text:p>
          </table:table-cell>
          <table:table-cell office:value-type="float" office:value="8.66378" calcext:value-type="float">
            <text:p>8.66378</text:p>
          </table:table-cell>
          <table:table-cell office:value-type="float" office:value="0.0852132817668334" calcext:value-type="float">
            <text:p>0.085213281766833</text:p>
          </table:table-cell>
          <table:table-cell office:value-type="float" office:value="8.61648" calcext:value-type="float">
            <text:p>8.61648</text:p>
          </table:table-cell>
          <table:table-cell office:value-type="float" office:value="8.88494" calcext:value-type="float">
            <text:p>8.88494</text:p>
          </table:table-cell>
          <table:table-cell office:value-type="float" office:value="677.7" calcext:value-type="float">
            <text:p>677.7</text:p>
          </table:table-cell>
          <table:table-cell office:value-type="float" office:value="6.66570168454668" calcext:value-type="float">
            <text:p>6.66570168454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4" calcext:value-type="float">
            <text:p>23.4</text:p>
          </table:table-cell>
          <table:table-cell office:value-type="float" office:value="2.79849583658229" calcext:value-type="float">
            <text:p>2.7984958365822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0.105" calcext:value-type="float">
            <text:p>0.105</text:p>
          </table:table-cell>
          <table:table-cell office:value-type="float" office:value="0.0123799498340961" calcext:value-type="float">
            <text:p>0.012379949834096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string" calcext:value-type="string">
            <text:p>case50/case_3_50_10_5_4</text:p>
          </table:table-cell>
          <table:table-cell office:value-type="string" calcext:value-type="string">
            <text:p>distance</text:p>
          </table:table-cell>
          <table:table-cell office:value-type="float" office:value="8.1018" calcext:value-type="float">
            <text:p>8.1018</text:p>
          </table:table-cell>
          <table:table-cell office:value-type="float" office:value="0.241857200147438" calcext:value-type="float">
            <text:p>0.241857200147438</text:p>
          </table:table-cell>
          <table:table-cell office:value-type="float" office:value="8.198437" calcext:value-type="float">
            <text:p>8.198437</text:p>
          </table:table-cell>
          <table:table-cell office:value-type="float" office:value="0.0689172438966897" calcext:value-type="float">
            <text:p>0.06891724389669</text:p>
          </table:table-cell>
          <table:table-cell office:value-type="float" office:value="8.07955" calcext:value-type="float">
            <text:p>8.07955</text:p>
          </table:table-cell>
          <table:table-cell office:value-type="float" office:value="8.29687" calcext:value-type="float">
            <text:p>8.29687</text:p>
          </table:table-cell>
          <table:table-cell office:value-type="float" office:value="641.3" calcext:value-type="float">
            <text:p>641.3</text:p>
          </table:table-cell>
          <table:table-cell office:value-type="float" office:value="5.3910256811424" calcext:value-type="float">
            <text:p>5.3910256811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58943882847805" calcext:value-type="float">
            <text:p>1.5894388284780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732695097065047" calcext:value-type="float">
            <text:p>0.00732695097065</text:p>
          </table:table-cell>
          <table:table-cell office:value-type="float" office:value="0.05" calcext:value-type="float">
            <text:p>0.05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string" calcext:value-type="string">
            <text:p>case50/case_3_50_10_5_5</text:p>
          </table:table-cell>
          <table:table-cell office:value-type="string" calcext:value-type="string">
            <text:p>distance</text:p>
          </table:table-cell>
          <table:table-cell office:value-type="float" office:value="7.8554" calcext:value-type="float">
            <text:p>7.8554</text:p>
          </table:table-cell>
          <table:table-cell office:value-type="float" office:value="0.194302097938128" calcext:value-type="float">
            <text:p>0.194302097938128</text:p>
          </table:table-cell>
          <table:table-cell office:value-type="float" office:value="7.065769" calcext:value-type="float">
            <text:p>7.065769</text:p>
          </table:table-cell>
          <table:table-cell office:value-type="float" office:value="0.0490931911775961" calcext:value-type="float">
            <text:p>0.049093191177596</text:p>
          </table:table-cell>
          <table:table-cell office:value-type="float" office:value="6.92898" calcext:value-type="float">
            <text:p>6.92898</text:p>
          </table:table-cell>
          <table:table-cell office:value-type="float" office:value="7.10795" calcext:value-type="float">
            <text:p>7.10795</text:p>
          </table:table-cell>
          <table:table-cell office:value-type="float" office:value="552.7" calcext:value-type="float">
            <text:p>552.7</text:p>
          </table:table-cell>
          <table:table-cell office:value-type="float" office:value="3.84023025625452" calcext:value-type="float">
            <text:p>3.84023025625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0502624689950035" calcext:value-type="float">
            <text:p>0.0005026246899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case80/case_1_80_16_8_1</text:p>
          </table:table-cell>
          <table:table-cell office:value-type="string" calcext:value-type="string">
            <text:p>distance</text:p>
          </table:table-cell>
          <table:table-cell office:value-type="float" office:value="22.0626" calcext:value-type="float">
            <text:p>22.0626</text:p>
          </table:table-cell>
          <table:table-cell office:value-type="float" office:value="0.577546024595716" calcext:value-type="float">
            <text:p>0.577546024595716</text:p>
          </table:table-cell>
          <table:table-cell office:value-type="float" office:value="6362020" calcext:value-type="float">
            <text:p>6362020</text:p>
          </table:table-cell>
          <table:table-cell office:value-type="float" office:value="344514.914504132" calcext:value-type="float">
            <text:p>344514.914504132</text:p>
          </table:table-cell>
          <table:table-cell office:value-type="float" office:value="5890020" calcext:value-type="float">
            <text:p>5890020</text:p>
          </table:table-cell>
          <table:table-cell office:value-type="float" office:value="7040020" calcext:value-type="float">
            <text:p>7040020</text:p>
          </table:table-cell>
          <table:table-cell office:value-type="float" office:value="1285.2" calcext:value-type="float">
            <text:p>1285.2</text:p>
          </table:table-cell>
          <table:table-cell office:value-type="float" office:value="31.1120217076429" calcext:value-type="float">
            <text:p>31.1120217076429</text:p>
          </table:table-cell>
          <table:table-cell office:value-type="float" office:value="636.2" calcext:value-type="float">
            <text:p>636.2</text:p>
          </table:table-cell>
          <table:table-cell office:value-type="float" office:value="34.4514914504132" calcext:value-type="float">
            <text:p>34.4514914504132</text:p>
          </table:table-cell>
          <table:table-cell office:value-type="string" calcext:value-type="string">
            <text:p>Inf</text:p>
          </table:table-cell>
          <table:table-cell/>
          <table:table-cell table:number-columns-repeated="3" office:value-type="string" calcext:value-type="string">
            <text:p>Inf</text:p>
          </table:table-cell>
          <table:table-cell/>
          <table:table-cell table:number-columns-repeated="2"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ase80/case_1_80_16_8_2</text:p>
          </table:table-cell>
          <table:table-cell office:value-type="string" calcext:value-type="string">
            <text:p>distance</text:p>
          </table:table-cell>
          <table:table-cell office:value-type="float" office:value="22.9615" calcext:value-type="float">
            <text:p>22.9615</text:p>
          </table:table-cell>
          <table:table-cell office:value-type="float" office:value="0.545846180376468" calcext:value-type="float">
            <text:p>0.545846180376468</text:p>
          </table:table-cell>
          <table:table-cell office:value-type="float" office:value="12.10612" calcext:value-type="float">
            <text:p>12.10612</text:p>
          </table:table-cell>
          <table:table-cell office:value-type="float" office:value="0.0348773429697789" calcext:value-type="float">
            <text:p>0.034877342969779</text:p>
          </table:table-cell>
          <table:table-cell office:value-type="float" office:value="12.071" calcext:value-type="float">
            <text:p>12.071</text:p>
          </table:table-cell>
          <table:table-cell office:value-type="float" office:value="12.1713" calcext:value-type="float">
            <text:p>12.1713</text:p>
          </table:table-cell>
          <table:table-cell office:value-type="float" office:value="965.8" calcext:value-type="float">
            <text:p>965.8</text:p>
          </table:table-cell>
          <table:table-cell office:value-type="float" office:value="2.78340949575384" calcext:value-type="float">
            <text:p>2.78340949575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7" calcext:value-type="float">
            <text:p>46.7</text:p>
          </table:table-cell>
          <table:table-cell office:value-type="float" office:value="4.0013155731321" calcext:value-type="float">
            <text:p>4.0013155731321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0.5793" calcext:value-type="float">
            <text:p>0.5793</text:p>
          </table:table-cell>
          <table:table-cell office:value-type="float" office:value="0.0542684361106411" calcext:value-type="float">
            <text:p>0.054268436110641</text:p>
          </table:table-cell>
          <table:table-cell office:value-type="float" office:value="0.504" calcext:value-type="float">
            <text:p>0.504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table-cell office:value-type="string" calcext:value-type="string">
            <text:p>case80/case_1_80_16_8_3</text:p>
          </table:table-cell>
          <table:table-cell office:value-type="string" calcext:value-type="string">
            <text:p>distance</text:p>
          </table:table-cell>
          <table:table-cell office:value-type="float" office:value="23.2181" calcext:value-type="float">
            <text:p>23.2181</text:p>
          </table:table-cell>
          <table:table-cell office:value-type="float" office:value="0.590759092408367" calcext:value-type="float">
            <text:p>0.590759092408367</text:p>
          </table:table-cell>
          <table:table-cell office:value-type="float" office:value="11.33274" calcext:value-type="float">
            <text:p>11.33274</text:p>
          </table:table-cell>
          <table:table-cell office:value-type="float" office:value="0.101810744960803" calcext:value-type="float">
            <text:p>0.101810744960803</text:p>
          </table:table-cell>
          <table:table-cell office:value-type="float" office:value="11.1811" calcext:value-type="float">
            <text:p>11.1811</text:p>
          </table:table-cell>
          <table:table-cell office:value-type="float" office:value="11.5571" calcext:value-type="float">
            <text:p>11.5571</text:p>
          </table:table-cell>
          <table:table-cell office:value-type="float" office:value="904.1" calcext:value-type="float">
            <text:p>904.1</text:p>
          </table:table-cell>
          <table:table-cell office:value-type="float" office:value="8.12339052885004" calcext:value-type="float">
            <text:p>8.12339052885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2.16187053509832" calcext:value-type="float">
            <text:p>2.1618705350983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0.4053" calcext:value-type="float">
            <text:p>0.4053</text:p>
          </table:table-cell>
          <table:table-cell office:value-type="float" office:value="0.0311669528085185" calcext:value-type="float">
            <text:p>0.031166952808519</text:p>
          </table:table-cell>
          <table:table-cell office:value-type="float" office:value="0.339" calcext:value-type="float">
            <text:p>0.339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>
          <table:table-cell office:value-type="string" calcext:value-type="string">
            <text:p>case80/case_1_80_16_8_4</text:p>
          </table:table-cell>
          <table:table-cell office:value-type="string" calcext:value-type="string">
            <text:p>distance</text:p>
          </table:table-cell>
          <table:table-cell office:value-type="float" office:value="23.1991" calcext:value-type="float">
            <text:p>23.1991</text:p>
          </table:table-cell>
          <table:table-cell office:value-type="float" office:value="0.362752764870307" calcext:value-type="float">
            <text:p>0.362752764870307</text:p>
          </table:table-cell>
          <table:table-cell office:value-type="float" office:value="10.93789" calcext:value-type="float">
            <text:p>10.93789</text:p>
          </table:table-cell>
          <table:table-cell office:value-type="float" office:value="0.0581348061337658" calcext:value-type="float">
            <text:p>0.058134806133766</text:p>
          </table:table-cell>
          <table:table-cell office:value-type="float" office:value="10.8426" calcext:value-type="float">
            <text:p>10.8426</text:p>
          </table:table-cell>
          <table:table-cell office:value-type="float" office:value="11.0306" calcext:value-type="float">
            <text:p>11.0306</text:p>
          </table:table-cell>
          <table:table-cell office:value-type="float" office:value="872.6" calcext:value-type="float">
            <text:p>872.6</text:p>
          </table:table-cell>
          <table:table-cell office:value-type="float" office:value="4.63851155799834" calcext:value-type="float">
            <text:p>4.63851155799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office:value-type="float" office:value="2.87457090619397" calcext:value-type="float">
            <text:p>2.8745709061939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2569" calcext:value-type="float">
            <text:p>0.2569</text:p>
          </table:table-cell>
          <table:table-cell office:value-type="float" office:value="0.0386684966294133" calcext:value-type="float">
            <text:p>0.038668496629413</text:p>
          </table:table-cell>
          <table:table-cell office:value-type="float" office:value="0.181" calcext:value-type="float">
            <text:p>0.181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string" calcext:value-type="string">
            <text:p>case80/case_1_80_16_8_5</text:p>
          </table:table-cell>
          <table:table-cell office:value-type="string" calcext:value-type="string">
            <text:p>distance</text:p>
          </table:table-cell>
          <table:table-cell office:value-type="float" office:value="22.74" calcext:value-type="float">
            <text:p>22.74</text:p>
          </table:table-cell>
          <table:table-cell office:value-type="float" office:value="0.520761588040965" calcext:value-type="float">
            <text:p>0.520761588040965</text:p>
          </table:table-cell>
          <table:table-cell office:value-type="float" office:value="1125010.2" calcext:value-type="float">
            <text:p>1125010.2</text:p>
          </table:table-cell>
          <table:table-cell office:value-type="float" office:value="107824.975138123" calcext:value-type="float">
            <text:p>107824.975138123</text:p>
          </table:table-cell>
          <table:table-cell office:value-type="float" office:value="910012" calcext:value-type="float">
            <text:p>910012</text:p>
          </table:table-cell>
          <table:table-cell office:value-type="float" office:value="1270010" calcext:value-type="float">
            <text:p>1270010</text:p>
          </table:table-cell>
          <table:table-cell office:value-type="float" office:value="1012.1" calcext:value-type="float">
            <text:p>1012.1</text:p>
          </table:table-cell>
          <table:table-cell office:value-type="float" office:value="38.9613843912689" calcext:value-type="float">
            <text:p>38.9613843912689</text:p>
          </table:table-cell>
          <table:table-cell office:value-type="float" office:value="112.5" calcext:value-type="float">
            <text:p>112.5</text:p>
          </table:table-cell>
          <table:table-cell office:value-type="float" office:value="10.7825394919164" calcext:value-type="float">
            <text:p>10.7825394919164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1301" calcext:value-type="float">
            <text:p>1301</text:p>
          </table:table-cell>
          <table:table-cell table:number-columns-repeated="2" office:value-type="string" calcext:value-type="string">
            <text:p>Inf</text:p>
          </table:table-cell>
          <table:table-cell/>
          <table:table-cell office:value-type="float" office:value="16.383" calcext:value-type="float">
            <text:p>16.383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ase80/case_2_80_16_8_1</text:p>
          </table:table-cell>
          <table:table-cell office:value-type="string" calcext:value-type="string">
            <text:p>distance</text:p>
          </table:table-cell>
          <table:table-cell office:value-type="float" office:value="22.9925" calcext:value-type="float">
            <text:p>22.9925</text:p>
          </table:table-cell>
          <table:table-cell office:value-type="float" office:value="0.378736194815281" calcext:value-type="float">
            <text:p>0.378736194815281</text:p>
          </table:table-cell>
          <table:table-cell office:value-type="float" office:value="12.1045" calcext:value-type="float">
            <text:p>12.1045</text:p>
          </table:table-cell>
          <table:table-cell office:value-type="float" office:value="0.0299922797083729" calcext:value-type="float">
            <text:p>0.029992279708373</text:p>
          </table:table-cell>
          <table:table-cell office:value-type="float" office:value="12.0933" calcext:value-type="float">
            <text:p>12.0933</text:p>
          </table:table-cell>
          <table:table-cell office:value-type="float" office:value="12.1913" calcext:value-type="float">
            <text:p>12.1913</text:p>
          </table:table-cell>
          <table:table-cell office:value-type="float" office:value="864.8" calcext:value-type="float">
            <text:p>864.8</text:p>
          </table:table-cell>
          <table:table-cell office:value-type="float" office:value="2.14230569345519" calcext:value-type="float">
            <text:p>2.14230569345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9" calcext:value-type="float">
            <text:p>67.9</text:p>
          </table:table-cell>
          <table:table-cell office:value-type="float" office:value="1.86095617754337" calcext:value-type="float">
            <text:p>1.86095617754337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0.8357" calcext:value-type="float">
            <text:p>0.8357</text:p>
          </table:table-cell>
          <table:table-cell office:value-type="float" office:value="0.0348260338192414" calcext:value-type="float">
            <text:p>0.034826033819241</text:p>
          </table:table-cell>
          <table:table-cell office:value-type="float" office:value="0.789" calcext:value-type="float">
            <text:p>0.78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case80/case_2_80_16_8_2</text:p>
          </table:table-cell>
          <table:table-cell office:value-type="string" calcext:value-type="string">
            <text:p>distance</text:p>
          </table:table-cell>
          <table:table-cell office:value-type="float" office:value="22.915" calcext:value-type="float">
            <text:p>22.915</text:p>
          </table:table-cell>
          <table:table-cell office:value-type="float" office:value="0.647017774098981" calcext:value-type="float">
            <text:p>0.647017774098981</text:p>
          </table:table-cell>
          <table:table-cell office:value-type="float" office:value="8.907621" calcext:value-type="float">
            <text:p>8.907621</text:p>
          </table:table-cell>
          <table:table-cell office:value-type="float" office:value="0.145345996736644" calcext:value-type="float">
            <text:p>0.145345996736644</text:p>
          </table:table-cell>
          <table:table-cell office:value-type="float" office:value="8.69207" calcext:value-type="float">
            <text:p>8.69207</text:p>
          </table:table-cell>
          <table:table-cell office:value-type="float" office:value="9.20995" calcext:value-type="float">
            <text:p>9.20995</text:p>
          </table:table-cell>
          <table:table-cell office:value-type="float" office:value="636.4" calcext:value-type="float">
            <text:p>636.4</text:p>
          </table:table-cell>
          <table:table-cell office:value-type="float" office:value="10.3841985221474" calcext:value-type="float">
            <text:p>10.3841985221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" calcext:value-type="float">
            <text:p>27.7</text:p>
          </table:table-cell>
          <table:table-cell office:value-type="float" office:value="1.78000591365073" calcext:value-type="float">
            <text:p>1.7800059136507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0.3442" calcext:value-type="float">
            <text:p>0.3442</text:p>
          </table:table-cell>
          <table:table-cell office:value-type="float" office:value="0.0259302708695536" calcext:value-type="float">
            <text:p>0.025930270869554</text:p>
          </table:table-cell>
          <table:table-cell office:value-type="float" office:value="0.287" calcext:value-type="float">
            <text:p>0.287</text:p>
          </table:table-cell>
          <table:table-cell office:value-type="float" office:value="0.367" calcext:value-type="float">
            <text:p>0.367</text:p>
          </table:table-cell>
        </table:table-row>
        <table:table-row table:style-name="ro1">
          <table:table-cell office:value-type="string" calcext:value-type="string">
            <text:p>case80/case_2_80_16_8_3</text:p>
          </table:table-cell>
          <table:table-cell office:value-type="string" calcext:value-type="string">
            <text:p>distance</text:p>
          </table:table-cell>
          <table:table-cell office:value-type="float" office:value="22.6897" calcext:value-type="float">
            <text:p>22.6897</text:p>
          </table:table-cell>
          <table:table-cell office:value-type="float" office:value="0.510438005927005" calcext:value-type="float">
            <text:p>0.510438005927005</text:p>
          </table:table-cell>
          <table:table-cell office:value-type="float" office:value="8.337947" calcext:value-type="float">
            <text:p>8.337947</text:p>
          </table:table-cell>
          <table:table-cell office:value-type="float" office:value="0.0971965736942137" calcext:value-type="float">
            <text:p>0.097196573694214</text:p>
          </table:table-cell>
          <table:table-cell office:value-type="float" office:value="8.23017" calcext:value-type="float">
            <text:p>8.23017</text:p>
          </table:table-cell>
          <table:table-cell office:value-type="float" office:value="8.51011" calcext:value-type="float">
            <text:p>8.51011</text:p>
          </table:table-cell>
          <table:table-cell office:value-type="float" office:value="595.7" calcext:value-type="float">
            <text:p>595.7</text:p>
          </table:table-cell>
          <table:table-cell office:value-type="float" office:value="6.94413800493473" calcext:value-type="float">
            <text:p>6.94413800493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" calcext:value-type="float">
            <text:p>15.7</text:p>
          </table:table-cell>
          <table:table-cell office:value-type="float" office:value="5.04818883623778" calcext:value-type="float">
            <text:p>5.0481888362377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.1956" calcext:value-type="float">
            <text:p>0.1956</text:p>
          </table:table-cell>
          <table:table-cell office:value-type="float" office:value="0.0638323461973053" calcext:value-type="float">
            <text:p>0.063832346197305</text:p>
          </table:table-cell>
          <table:table-cell office:value-type="float" office:value="0.063" calcext:value-type="float">
            <text:p>0.063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 office:value-type="string" calcext:value-type="string">
            <text:p>case80/case_2_80_16_8_4</text:p>
          </table:table-cell>
          <table:table-cell office:value-type="string" calcext:value-type="string">
            <text:p>distance</text:p>
          </table:table-cell>
          <table:table-cell office:value-type="float" office:value="22.6058" calcext:value-type="float">
            <text:p>22.6058</text:p>
          </table:table-cell>
          <table:table-cell office:value-type="float" office:value="0.571615402540075" calcext:value-type="float">
            <text:p>0.571615402540075</text:p>
          </table:table-cell>
          <table:table-cell office:value-type="float" office:value="8.025815" calcext:value-type="float">
            <text:p>8.025815</text:p>
          </table:table-cell>
          <table:table-cell office:value-type="float" office:value="0.0754975935831208" calcext:value-type="float">
            <text:p>0.075497593583121</text:p>
          </table:table-cell>
          <table:table-cell office:value-type="float" office:value="7.88025" calcext:value-type="float">
            <text:p>7.88025</text:p>
          </table:table-cell>
          <table:table-cell office:value-type="float" office:value="8.13219" calcext:value-type="float">
            <text:p>8.13219</text:p>
          </table:table-cell>
          <table:table-cell office:value-type="float" office:value="573.4" calcext:value-type="float">
            <text:p>573.4</text:p>
          </table:table-cell>
          <table:table-cell office:value-type="float" office:value="5.39395373006714" calcext:value-type="float">
            <text:p>5.39395373006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  <table:table-cell office:value-type="float" office:value="3.21836833455124" calcext:value-type="float">
            <text:p>3.2183683345512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0397698642851991" calcext:value-type="float">
            <text:p>0.039769864285199</text:p>
          </table:table-cell>
          <table:table-cell office:value-type="float" office:value="0.114" calcext:value-type="float">
            <text:p>0.114</text:p>
          </table:table-cell>
          <table:table-cell office:value-type="float" office:value="0.254" calcext:value-type="float">
            <text:p>0.254</text:p>
          </table:table-cell>
        </table:table-row>
        <table:table-row table:style-name="ro1">
          <table:table-cell office:value-type="string" calcext:value-type="string">
            <text:p>case80/case_2_80_16_8_5</text:p>
          </table:table-cell>
          <table:table-cell office:value-type="string" calcext:value-type="string">
            <text:p>distance</text:p>
          </table:table-cell>
          <table:table-cell office:value-type="float" office:value="21.7912" calcext:value-type="float">
            <text:p>21.7912</text:p>
          </table:table-cell>
          <table:table-cell office:value-type="float" office:value="0.398488407016209" calcext:value-type="float">
            <text:p>0.398488407016209</text:p>
          </table:table-cell>
          <table:table-cell office:value-type="float" office:value="6.808087" calcext:value-type="float">
            <text:p>6.808087</text:p>
          </table:table-cell>
          <table:table-cell office:value-type="float" office:value="0.113475442281811" calcext:value-type="float">
            <text:p>0.113475442281811</text:p>
          </table:table-cell>
          <table:table-cell office:value-type="float" office:value="6.66252" calcext:value-type="float">
            <text:p>6.66252</text:p>
          </table:table-cell>
          <table:table-cell office:value-type="float" office:value="7.02644" calcext:value-type="float">
            <text:p>7.02644</text:p>
          </table:table-cell>
          <table:table-cell office:value-type="float" office:value="486.4" calcext:value-type="float">
            <text:p>486.4</text:p>
          </table:table-cell>
          <table:table-cell office:value-type="float" office:value="8.10717680758683" calcext:value-type="float">
            <text:p>8.10717680758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615587011251093" calcext:value-type="float">
            <text:p>0.6155870112510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0715909432672509" calcext:value-type="float">
            <text:p>0.00715909432672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5" calcext:value-type="float">
            <text:p>0.035</text:p>
          </table:table-cell>
        </table:table-row>
      </table:table>
      <table:table table:name="raw-preferences" table:style-name="ta1">
        <table:table-column table:style-name="co1" table:default-cell-style-name="Default"/>
        <table:table-column table:style-name="co1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obj.func</text:p>
          </table:table-cell>
          <table:table-cell office:value-type="string" calcext:value-type="string">
            <text:p>time.mean</text:p>
          </table:table-cell>
          <table:table-cell office:value-type="string" calcext:value-type="string">
            <text:p>time.sd</text:p>
          </table:table-cell>
          <table:table-cell office:value-type="string" calcext:value-type="string">
            <text:p>cost.mean</text:p>
          </table:table-cell>
          <table:table-cell office:value-type="string" calcext:value-type="string">
            <text:p>cost.sd</text:p>
          </table:table-cell>
          <table:table-cell office:value-type="string" calcext:value-type="string">
            <text:p>cost.min</text:p>
          </table:table-cell>
          <table:table-cell office:value-type="string" calcext:value-type="string">
            <text:p>cost.max</text:p>
          </table:table-cell>
          <table:table-cell office:value-type="string" calcext:value-type="string">
            <text:p>dist.mean</text:p>
          </table:table-cell>
          <table:table-cell office:value-type="string" calcext:value-type="string">
            <text:p>dist.sd</text:p>
          </table:table-cell>
          <table:table-cell office:value-type="string" calcext:value-type="string">
            <text:p>tard.mean</text:p>
          </table:table-cell>
          <table:table-cell office:value-type="string" calcext:value-type="string">
            <text:p>tard.sd</text:p>
          </table:table-cell>
          <table:table-cell office:value-type="string" calcext:value-type="string">
            <text:p>feas.gen.mean</text:p>
          </table:table-cell>
          <table:table-cell office:value-type="string" calcext:value-type="string">
            <text:p>feas.gen.sd</text:p>
          </table:table-cell>
          <table:table-cell office:value-type="string" calcext:value-type="string">
            <text:p>feas.gen.min</text:p>
          </table:table-cell>
          <table:table-cell office:value-type="string" calcext:value-type="string">
            <text:p>feas.gen.max</text:p>
          </table:table-cell>
          <table:table-cell office:value-type="string" calcext:value-type="string">
            <text:p>feas.time.mean</text:p>
          </table:table-cell>
          <table:table-cell office:value-type="string" calcext:value-type="string">
            <text:p>feas.time.sd</text:p>
          </table:table-cell>
          <table:table-cell office:value-type="string" calcext:value-type="string">
            <text:p>feas.time.min</text:p>
          </table:table-cell>
          <table:table-cell office:value-type="string" calcext:value-type="string">
            <text:p>feas.time.max</text:p>
          </table:table-cell>
        </table:table-row>
        <table:table-row table:style-name="ro1">
          <table:table-cell office:value-type="string" calcext:value-type="string">
            <text:p>case20/case_1_20_4_2_1</text:p>
          </table:table-cell>
          <table:table-cell office:value-type="string" calcext:value-type="string">
            <text:p>preferences</text:p>
          </table:table-cell>
          <table:table-cell office:value-type="float" office:value="1.6465" calcext:value-type="float">
            <text:p>1.6465</text:p>
          </table:table-cell>
          <table:table-cell office:value-type="float" office:value="0.0437703336206517" calcext:value-type="float">
            <text:p>0.043770333620652</text:p>
          </table:table-cell>
          <table:table-cell office:value-type="float" office:value="-96.4535" calcext:value-type="float">
            <text:p>-96.45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6.4535" calcext:value-type="float">
            <text:p>-96.4535</text:p>
          </table:table-cell>
          <table:table-cell office:value-type="float" office:value="504" calcext:value-type="float">
            <text:p>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office:value-type="float" office:value="1.61896653195146" calcext:value-type="float">
            <text:p>1.6189665319514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166701750693298" calcext:value-type="float">
            <text:p>0.00166701750693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case20/case_1_20_4_2_2</text:p>
          </table:table-cell>
          <table:table-cell office:value-type="string" calcext:value-type="string">
            <text:p>preferences</text:p>
          </table:table-cell>
          <table:table-cell office:value-type="float" office:value="1.6493" calcext:value-type="float">
            <text:p>1.6493</text:p>
          </table:table-cell>
          <table:table-cell office:value-type="float" office:value="0.038900818554505" calcext:value-type="float">
            <text:p>0.038900818554505</text:p>
          </table:table-cell>
          <table:table-cell office:value-type="float" office:value="-114.034" calcext:value-type="float">
            <text:p>-114.0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14.034" calcext:value-type="float">
            <text:p>-114.034</text:p>
          </table:table-cell>
          <table:table-cell office:value-type="float" office:value="491" calcext:value-type="float">
            <text:p>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1.78000591365073" calcext:value-type="float">
            <text:p>1.7800059136507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212503869933802" calcext:value-type="float">
            <text:p>0.00212503869933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case20/case_1_20_4_2_3</text:p>
          </table:table-cell>
          <table:table-cell office:value-type="string" calcext:value-type="string">
            <text:p>preferences</text:p>
          </table:table-cell>
          <table:table-cell office:value-type="float" office:value="1.6396" calcext:value-type="float">
            <text:p>1.6396</text:p>
          </table:table-cell>
          <table:table-cell office:value-type="float" office:value="0.0397682761692493" calcext:value-type="float">
            <text:p>0.039768276169249</text:p>
          </table:table-cell>
          <table:table-cell office:value-type="float" office:value="-117.796" calcext:value-type="float">
            <text:p>-117.7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17.796" calcext:value-type="float">
            <text:p>-117.796</text:p>
          </table:table-cell>
          <table:table-cell office:value-type="float" office:value="472" calcext:value-type="float">
            <text:p>472</text:p>
          </table:table-cell>
          <table:table-cell office:value-type="float" office:value="10.0838589104725" calcext:value-type="float">
            <text:p>10.083858910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94719414239026" calcext:value-type="float">
            <text:p>0.7947194142390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967906041546987" calcext:value-type="float">
            <text:p>0.00096790604154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case20/case_1_20_4_2_4</text:p>
          </table:table-cell>
          <table:table-cell office:value-type="string" calcext:value-type="string">
            <text:p>preferences</text:p>
          </table:table-cell>
          <table:table-cell office:value-type="float" office:value="1.6378" calcext:value-type="float">
            <text:p>1.6378</text:p>
          </table:table-cell>
          <table:table-cell office:value-type="float" office:value="0.0601888256808695" calcext:value-type="float">
            <text:p>0.06018882568087</text:p>
          </table:table-cell>
          <table:table-cell office:value-type="float" office:value="-118.512" calcext:value-type="float">
            <text:p>-118.5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18.512" calcext:value-type="float">
            <text:p>-118.512</text:p>
          </table:table-cell>
          <table:table-cell office:value-type="float" office:value="458.6" calcext:value-type="float">
            <text:p>458.6</text:p>
          </table:table-cell>
          <table:table-cell office:value-type="float" office:value="4.08334228427232" calcext:value-type="float">
            <text:p>4.08334228427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.307793505625546" calcext:value-type="float">
            <text:p>0.3077935056255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07793505625546" calcext:value-type="float">
            <text:p>0.00030779350562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case20/case_1_20_4_2_5</text:p>
          </table:table-cell>
          <table:table-cell office:value-type="string" calcext:value-type="string">
            <text:p>preferences</text:p>
          </table:table-cell>
          <table:table-cell office:value-type="float" office:value="1.6139" calcext:value-type="float">
            <text:p>1.6139</text:p>
          </table:table-cell>
          <table:table-cell office:value-type="float" office:value="0.0597405795260246" calcext:value-type="float">
            <text:p>0.059740579526025</text:p>
          </table:table-cell>
          <table:table-cell office:value-type="float" office:value="-118.512" calcext:value-type="float">
            <text:p>-118.5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18.512" calcext:value-type="float">
            <text:p>-118.512</text:p>
          </table:table-cell>
          <table:table-cell office:value-type="float" office:value="463.1" calcext:value-type="float">
            <text:p>463.1</text:p>
          </table:table-cell>
          <table:table-cell office:value-type="float" office:value="16.2898095365428" calcext:value-type="float">
            <text:p>16.2898095365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07793505625546" calcext:value-type="float">
            <text:p>0.000307793505626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case20/case_2_20_4_2_1</text:p>
          </table:table-cell>
          <table:table-cell office:value-type="string" calcext:value-type="string">
            <text:p>preferences</text:p>
          </table:table-cell>
          <table:table-cell office:value-type="float" office:value="1.6511" calcext:value-type="float">
            <text:p>1.6511</text:p>
          </table:table-cell>
          <table:table-cell office:value-type="float" office:value="0.0606377509650982" calcext:value-type="float">
            <text:p>0.060637750965098</text:p>
          </table:table-cell>
          <table:table-cell office:value-type="float" office:value="-85.2551" calcext:value-type="float">
            <text:p>-85.25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85.2551" calcext:value-type="float">
            <text:p>-85.2551</text:p>
          </table:table-cell>
          <table:table-cell office:value-type="float" office:value="490" calcext:value-type="float">
            <text:p>4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office:value-type="float" office:value="1.43636969291922" calcext:value-type="float">
            <text:p>1.4363696929192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17167901505579" calcext:value-type="float">
            <text:p>0.00171679015055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case20/case_2_20_4_2_2</text:p>
          </table:table-cell>
          <table:table-cell office:value-type="string" calcext:value-type="string">
            <text:p>preferences</text:p>
          </table:table-cell>
          <table:table-cell office:value-type="float" office:value="1.6379" calcext:value-type="float">
            <text:p>1.6379</text:p>
          </table:table-cell>
          <table:table-cell office:value-type="float" office:value="0.0396602678017341" calcext:value-type="float">
            <text:p>0.039660267801734</text:p>
          </table:table-cell>
          <table:table-cell office:value-type="float" office:value="-92.0903" calcext:value-type="float">
            <text:p>-92.09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2.0903" calcext:value-type="float">
            <text:p>-92.0903</text:p>
          </table:table-cell>
          <table:table-cell office:value-type="float" office:value="485" calcext:value-type="float">
            <text:p>485</text:p>
          </table:table-cell>
          <table:table-cell office:value-type="float" office:value="2.05195670417031" calcext:value-type="float">
            <text:p>2.05195670417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1.95744193971837" calcext:value-type="float">
            <text:p>1.9574419397183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217400915119364" calcext:value-type="float">
            <text:p>0.00217400915119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case20/case_2_20_4_2_3</text:p>
          </table:table-cell>
          <table:table-cell office:value-type="string" calcext:value-type="string">
            <text:p>preferences</text:p>
          </table:table-cell>
          <table:table-cell office:value-type="float" office:value="1.6323" calcext:value-type="float">
            <text:p>1.6323</text:p>
          </table:table-cell>
          <table:table-cell office:value-type="float" office:value="0.0357036044177763" calcext:value-type="float">
            <text:p>0.035703604417776</text:p>
          </table:table-cell>
          <table:table-cell office:value-type="float" office:value="-104.813" calcext:value-type="float">
            <text:p>-104.8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04.813" calcext:value-type="float">
            <text:p>-104.813</text:p>
          </table:table-cell>
          <table:table-cell office:value-type="float" office:value="502.1" calcext:value-type="float">
            <text:p>502.1</text:p>
          </table:table-cell>
          <table:table-cell office:value-type="float" office:value="9.04317131146044" calcext:value-type="float">
            <text:p>9.04317131146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410391340834062" calcext:value-type="float">
            <text:p>0.4103913408340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10391340834062" calcext:value-type="float">
            <text:p>0.00041039134083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case20/case_2_20_4_2_4</text:p>
          </table:table-cell>
          <table:table-cell office:value-type="string" calcext:value-type="string">
            <text:p>preferences</text:p>
          </table:table-cell>
          <table:table-cell office:value-type="float" office:value="1.6048" calcext:value-type="float">
            <text:p>1.6048</text:p>
          </table:table-cell>
          <table:table-cell office:value-type="float" office:value="0.0395016322114469" calcext:value-type="float">
            <text:p>0.039501632211447</text:p>
          </table:table-cell>
          <table:table-cell office:value-type="float" office:value="-105.337" calcext:value-type="float">
            <text:p>-105.3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05.337" calcext:value-type="float">
            <text:p>-105.337</text:p>
          </table:table-cell>
          <table:table-cell office:value-type="float" office:value="448.3" calcext:value-type="float">
            <text:p>448.3</text:p>
          </table:table-cell>
          <table:table-cell office:value-type="float" office:value="7.42754475265088" calcext:value-type="float">
            <text:p>7.42754475265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case20/case_2_20_4_2_5</text:p>
          </table:table-cell>
          <table:table-cell office:value-type="string" calcext:value-type="string">
            <text:p>preferences</text:p>
          </table:table-cell>
          <table:table-cell office:value-type="float" office:value="1.5833" calcext:value-type="float">
            <text:p>1.5833</text:p>
          </table:table-cell>
          <table:table-cell office:value-type="float" office:value="0.0351090031938128" calcext:value-type="float">
            <text:p>0.035109003193813</text:p>
          </table:table-cell>
          <table:table-cell office:value-type="float" office:value="-117.244" calcext:value-type="float">
            <text:p>-117.2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17.244" calcext:value-type="float">
            <text:p>-117.244</text:p>
          </table:table-cell>
          <table:table-cell office:value-type="float" office:value="491" calcext:value-type="float">
            <text:p>491</text:p>
          </table:table-cell>
          <table:table-cell office:value-type="float" office:value="31.3788396685946" calcext:value-type="float">
            <text:p>31.3788396685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case20/case_3_20_4_2_1</text:p>
          </table:table-cell>
          <table:table-cell office:value-type="string" calcext:value-type="string">
            <text:p>preferences</text:p>
          </table:table-cell>
          <table:table-cell office:value-type="float" office:value="1.6334" calcext:value-type="float">
            <text:p>1.6334</text:p>
          </table:table-cell>
          <table:table-cell office:value-type="float" office:value="0.0409806115903092" calcext:value-type="float">
            <text:p>0.040980611590309</text:p>
          </table:table-cell>
          <table:table-cell office:value-type="float" office:value="-56.2458" calcext:value-type="float">
            <text:p>-56.24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56.2458" calcext:value-type="float">
            <text:p>-56.2458</text:p>
          </table:table-cell>
          <table:table-cell office:value-type="float" office:value="426" calcext:value-type="float">
            <text:p>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3" calcext:value-type="float">
            <text:p>16.3</text:p>
          </table:table-cell>
          <table:table-cell office:value-type="float" office:value="2.86723780520189" calcext:value-type="float">
            <text:p>2.8672378052018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279096285969744" calcext:value-type="float">
            <text:p>0.00279096285969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case20/case_3_20_4_2_2</text:p>
          </table:table-cell>
          <table:table-cell office:value-type="string" calcext:value-type="string">
            <text:p>preferences</text:p>
          </table:table-cell>
          <table:table-cell office:value-type="float" office:value="1.6342" calcext:value-type="float">
            <text:p>1.6342</text:p>
          </table:table-cell>
          <table:table-cell office:value-type="float" office:value="0.0403296939056858" calcext:value-type="float">
            <text:p>0.040329693905686</text:p>
          </table:table-cell>
          <table:table-cell office:value-type="float" office:value="-99.4852" calcext:value-type="float">
            <text:p>-99.48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9.4852" calcext:value-type="float">
            <text:p>-99.4852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29415733870562" calcext:value-type="float">
            <text:p>2.2941573387056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243656358531091" calcext:value-type="float">
            <text:p>0.00243656358531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ase20/case_3_20_4_2_3</text:p>
          </table:table-cell>
          <table:table-cell office:value-type="string" calcext:value-type="string">
            <text:p>preferences</text:p>
          </table:table-cell>
          <table:table-cell office:value-type="float" office:value="1.5995" calcext:value-type="float">
            <text:p>1.5995</text:p>
          </table:table-cell>
          <table:table-cell office:value-type="float" office:value="0.0361437189709725" calcext:value-type="float">
            <text:p>0.036143718970973</text:p>
          </table:table-cell>
          <table:table-cell office:value-type="float" office:value="-106.591" calcext:value-type="float">
            <text:p>-106.5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06.591" calcext:value-type="float">
            <text:p>-106.591</text:p>
          </table:table-cell>
          <table:table-cell office:value-type="float" office:value="469.8" calcext:value-type="float">
            <text:p>469.8</text:p>
          </table:table-cell>
          <table:table-cell office:value-type="float" office:value="0.410391340834062" calcext:value-type="float">
            <text:p>0.410391340834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12857618729367" calcext:value-type="float">
            <text:p>1.128576187293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41048703794488" calcext:value-type="float">
            <text:p>0.0014104870379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case20/case_3_20_4_2_4</text:p>
          </table:table-cell>
          <table:table-cell office:value-type="string" calcext:value-type="string">
            <text:p>preferences</text:p>
          </table:table-cell>
          <table:table-cell office:value-type="float" office:value="1.6307" calcext:value-type="float">
            <text:p>1.6307</text:p>
          </table:table-cell>
          <table:table-cell office:value-type="float" office:value="0.0523531530242348" calcext:value-type="float">
            <text:p>0.052353153024235</text:p>
          </table:table-cell>
          <table:table-cell office:value-type="float" office:value="-107.872" calcext:value-type="float">
            <text:p>-107.8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07.872" calcext:value-type="float">
            <text:p>-107.872</text:p>
          </table:table-cell>
          <table:table-cell office:value-type="float" office:value="461" calcext:value-type="float">
            <text:p>461</text:p>
          </table:table-cell>
          <table:table-cell office:value-type="float" office:value="14.3343532888835" calcext:value-type="float">
            <text:p>14.3343532888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688247201611685" calcext:value-type="float">
            <text:p>0.6882472016116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88247201611685" calcext:value-type="float">
            <text:p>0.00068824720161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case20/case_3_20_4_2_5</text:p>
          </table:table-cell>
          <table:table-cell office:value-type="string" calcext:value-type="string">
            <text:p>preferences</text:p>
          </table:table-cell>
          <table:table-cell office:value-type="float" office:value="1.6249" calcext:value-type="float">
            <text:p>1.6249</text:p>
          </table:table-cell>
          <table:table-cell office:value-type="float" office:value="0.036419919361742" calcext:value-type="float">
            <text:p>0.036419919361742</text:p>
          </table:table-cell>
          <table:table-cell office:value-type="float" office:value="-112.498" calcext:value-type="float">
            <text:p>-112.4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12.498" calcext:value-type="float">
            <text:p>-112.498</text:p>
          </table:table-cell>
          <table:table-cell office:value-type="float" office:value="418.4" calcext:value-type="float">
            <text:p>418.4</text:p>
          </table:table-cell>
          <table:table-cell office:value-type="float" office:value="15.1080320220387" calcext:value-type="float">
            <text:p>15.1080320220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case20/case_4_20_4_2_1</text:p>
          </table:table-cell>
          <table:table-cell office:value-type="string" calcext:value-type="string">
            <text:p>preferences</text:p>
          </table:table-cell>
          <table:table-cell office:value-type="float" office:value="1.6252" calcext:value-type="float">
            <text:p>1.6252</text:p>
          </table:table-cell>
          <table:table-cell office:value-type="float" office:value="0.0399994736807479" calcext:value-type="float">
            <text:p>0.039999473680748</text:p>
          </table:table-cell>
          <table:table-cell office:value-type="float" office:value="-58.3614" calcext:value-type="float">
            <text:p>-58.36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58.3614" calcext:value-type="float">
            <text:p>-58.3614</text:p>
          </table:table-cell>
          <table:table-cell office:value-type="float" office:value="482" calcext:value-type="float">
            <text:p>4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1.60262941837206" calcext:value-type="float">
            <text:p>1.6026294183720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0139170474787692" calcext:value-type="float">
            <text:p>0.00139170474787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case20/case_4_20_4_2_2</text:p>
          </table:table-cell>
          <table:table-cell office:value-type="string" calcext:value-type="string">
            <text:p>preferences</text:p>
          </table:table-cell>
          <table:table-cell office:value-type="float" office:value="1.645" calcext:value-type="float">
            <text:p>1.645</text:p>
          </table:table-cell>
          <table:table-cell office:value-type="float" office:value="0.0415565562627734" calcext:value-type="float">
            <text:p>0.041556556262773</text:p>
          </table:table-cell>
          <table:table-cell office:value-type="float" office:value="-100.004" calcext:value-type="float">
            <text:p>-100.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00.004" calcext:value-type="float">
            <text:p>-100.004</text:p>
          </table:table-cell>
          <table:table-cell office:value-type="float" office:value="506" calcext:value-type="float">
            <text:p>5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.53896752812773" calcext:value-type="float">
            <text:p>1.5389675281277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176515990031618" calcext:value-type="float">
            <text:p>0.00176515990031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case20/case_4_20_4_2_3</text:p>
          </table:table-cell>
          <table:table-cell office:value-type="string" calcext:value-type="string">
            <text:p>preferences</text:p>
          </table:table-cell>
          <table:table-cell office:value-type="float" office:value="1.6252" calcext:value-type="float">
            <text:p>1.6252</text:p>
          </table:table-cell>
          <table:table-cell office:value-type="float" office:value="0.0530497284084521" calcext:value-type="float">
            <text:p>0.053049728408452</text:p>
          </table:table-cell>
          <table:table-cell office:value-type="float" office:value="-93.82017" calcext:value-type="float">
            <text:p>-93.82017</text:p>
          </table:table-cell>
          <table:table-cell office:value-type="float" office:value="4.59050889371355" calcext:value-type="float">
            <text:p>4.59050889371355</text:p>
          </table:table-cell>
          <table:table-cell office:value-type="float" office:value="-100.543" calcext:value-type="float">
            <text:p>-100.543</text:p>
          </table:table-cell>
          <table:table-cell office:value-type="float" office:value="-87.8586" calcext:value-type="float">
            <text:p>-87.8586</text:p>
          </table:table-cell>
          <table:table-cell office:value-type="float" office:value="518.4" calcext:value-type="float">
            <text:p>518.4</text:p>
          </table:table-cell>
          <table:table-cell office:value-type="float" office:value="26.982255377621" calcext:value-type="float">
            <text:p>26.982255377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1.93581208309397" calcext:value-type="float">
            <text:p>1.9358120830939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217400915119364" calcext:value-type="float">
            <text:p>0.00217400915119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case20/case_4_20_4_2_4</text:p>
          </table:table-cell>
          <table:table-cell office:value-type="string" calcext:value-type="string">
            <text:p>preferences</text:p>
          </table:table-cell>
          <table:table-cell office:value-type="float" office:value="1.6436" calcext:value-type="float">
            <text:p>1.6436</text:p>
          </table:table-cell>
          <table:table-cell office:value-type="float" office:value="0.0409266352597451" calcext:value-type="float">
            <text:p>0.040926635259745</text:p>
          </table:table-cell>
          <table:table-cell office:value-type="float" office:value="-97.7872" calcext:value-type="float">
            <text:p>-97.78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7.7872" calcext:value-type="float">
            <text:p>-97.7872</text:p>
          </table:table-cell>
          <table:table-cell office:value-type="float" office:value="464.3" calcext:value-type="float">
            <text:p>464.3</text:p>
          </table:table-cell>
          <table:table-cell office:value-type="float" office:value="15.141786031064" calcext:value-type="float">
            <text:p>15.141786031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1.12857618729367" calcext:value-type="float">
            <text:p>1.128576187293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12857618729367" calcext:value-type="float">
            <text:p>0.00112857618729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case20/case_4_20_4_2_5</text:p>
          </table:table-cell>
          <table:table-cell office:value-type="string" calcext:value-type="string">
            <text:p>preferences</text:p>
          </table:table-cell>
          <table:table-cell office:value-type="float" office:value="1.6387" calcext:value-type="float">
            <text:p>1.6387</text:p>
          </table:table-cell>
          <table:table-cell office:value-type="float" office:value="0.0573870515378733" calcext:value-type="float">
            <text:p>0.057387051537873</text:p>
          </table:table-cell>
          <table:table-cell office:value-type="float" office:value="-111.745" calcext:value-type="float">
            <text:p>-111.7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11.745" calcext:value-type="float">
            <text:p>-111.745</text:p>
          </table:table-cell>
          <table:table-cell office:value-type="float" office:value="475.9" calcext:value-type="float">
            <text:p>475.9</text:p>
          </table:table-cell>
          <table:table-cell office:value-type="float" office:value="21.8388837193036" calcext:value-type="float">
            <text:p>21.8388837193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case20/case_5_20_4_2_1</text:p>
          </table:table-cell>
          <table:table-cell office:value-type="string" calcext:value-type="string">
            <text:p>preferences</text:p>
          </table:table-cell>
          <table:table-cell office:value-type="float" office:value="1.6383" calcext:value-type="float">
            <text:p>1.6383</text:p>
          </table:table-cell>
          <table:table-cell office:value-type="float" office:value="0.0393420894208734" calcext:value-type="float">
            <text:p>0.039342089420873</text:p>
          </table:table-cell>
          <table:table-cell office:value-type="float" office:value="-62.5935" calcext:value-type="float">
            <text:p>-62.59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62.5935" calcext:value-type="float">
            <text:p>-62.5935</text:p>
          </table:table-cell>
          <table:table-cell office:value-type="float" office:value="468" calcext:value-type="float">
            <text:p>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3" calcext:value-type="float">
            <text:p>16.3</text:p>
          </table:table-cell>
          <table:table-cell office:value-type="float" office:value="1.21828179265546" calcext:value-type="float">
            <text:p>1.2182817926554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0103109548284184" calcext:value-type="float">
            <text:p>0.00103109548284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case20/case_5_20_4_2_2</text:p>
          </table:table-cell>
          <table:table-cell office:value-type="string" calcext:value-type="string">
            <text:p>preferences</text:p>
          </table:table-cell>
          <table:table-cell office:value-type="float" office:value="1.6338" calcext:value-type="float">
            <text:p>1.6338</text:p>
          </table:table-cell>
          <table:table-cell office:value-type="float" office:value="0.0375592164034622" calcext:value-type="float">
            <text:p>0.037559216403462</text:p>
          </table:table-cell>
          <table:table-cell office:value-type="float" office:value="-76.2862" calcext:value-type="float">
            <text:p>-76.28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76.2862" calcext:value-type="float">
            <text:p>-76.2862</text:p>
          </table:table-cell>
          <table:table-cell office:value-type="float" office:value="449.5" calcext:value-type="float">
            <text:p>449.5</text:p>
          </table:table-cell>
          <table:table-cell office:value-type="float" office:value="2.35081172990814" calcext:value-type="float">
            <text:p>2.35081172990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1.72900945174124" calcext:value-type="float">
            <text:p>1.7290094517412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201311489462161" calcext:value-type="float">
            <text:p>0.00201311489462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case20/case_5_20_4_2_3</text:p>
          </table:table-cell>
          <table:table-cell office:value-type="string" calcext:value-type="string">
            <text:p>preferences</text:p>
          </table:table-cell>
          <table:table-cell office:value-type="float" office:value="1.6354" calcext:value-type="float">
            <text:p>1.6354</text:p>
          </table:table-cell>
          <table:table-cell office:value-type="float" office:value="0.0365029198543724" calcext:value-type="float">
            <text:p>0.036502919854372</text:p>
          </table:table-cell>
          <table:table-cell office:value-type="float" office:value="-76.2862" calcext:value-type="float">
            <text:p>-76.28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76.2862" calcext:value-type="float">
            <text:p>-76.2862</text:p>
          </table:table-cell>
          <table:table-cell office:value-type="float" office:value="459.9" calcext:value-type="float">
            <text:p>459.9</text:p>
          </table:table-cell>
          <table:table-cell office:value-type="float" office:value="11.7109934856549" calcext:value-type="float">
            <text:p>11.7109934856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1.30182058752551" calcext:value-type="float">
            <text:p>1.3018205875255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170448325245358" calcext:value-type="float">
            <text:p>0.00170448325245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case20/case_5_20_4_2_4</text:p>
          </table:table-cell>
          <table:table-cell office:value-type="string" calcext:value-type="string">
            <text:p>preferences</text:p>
          </table:table-cell>
          <table:table-cell office:value-type="float" office:value="1.6306" calcext:value-type="float">
            <text:p>1.6306</text:p>
          </table:table-cell>
          <table:table-cell office:value-type="float" office:value="0.0346112242214178" calcext:value-type="float">
            <text:p>0.034611224221418</text:p>
          </table:table-cell>
          <table:table-cell office:value-type="float" office:value="-84.2059" calcext:value-type="float">
            <text:p>-84.20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84.2059" calcext:value-type="float">
            <text:p>-84.2059</text:p>
          </table:table-cell>
          <table:table-cell office:value-type="float" office:value="507" calcext:value-type="float">
            <text:p>507</text:p>
          </table:table-cell>
          <table:table-cell office:value-type="float" office:value="3.612842589838" calcext:value-type="float">
            <text:p>3.612842589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502624689950035" calcext:value-type="float">
            <text:p>0.5026246899500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02624689950035" calcext:value-type="float">
            <text:p>0.000502624689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case20/case_5_20_4_2_5</text:p>
          </table:table-cell>
          <table:table-cell office:value-type="string" calcext:value-type="string">
            <text:p>preferences</text:p>
          </table:table-cell>
          <table:table-cell office:value-type="float" office:value="1.5999" calcext:value-type="float">
            <text:p>1.5999</text:p>
          </table:table-cell>
          <table:table-cell office:value-type="float" office:value="0.0351820827605248" calcext:value-type="float">
            <text:p>0.035182082760525</text:p>
          </table:table-cell>
          <table:table-cell office:value-type="float" office:value="-84.6583" calcext:value-type="float">
            <text:p>-84.65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84.6583" calcext:value-type="float">
            <text:p>-84.6583</text:p>
          </table:table-cell>
          <table:table-cell office:value-type="float" office:value="439.5" calcext:value-type="float">
            <text:p>439.5</text:p>
          </table:table-cell>
          <table:table-cell office:value-type="float" office:value="19.613368158639" calcext:value-type="float">
            <text:p>19.613368158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case50/case_1_50_10_5_1</text:p>
          </table:table-cell>
          <table:table-cell office:value-type="string" calcext:value-type="string">
            <text:p>preferences</text:p>
          </table:table-cell>
          <table:table-cell office:value-type="float" office:value="8.1232" calcext:value-type="float">
            <text:p>8.1232</text:p>
          </table:table-cell>
          <table:table-cell office:value-type="float" office:value="0.22937159003632" calcext:value-type="float">
            <text:p>0.22937159003632</text:p>
          </table:table-cell>
          <table:table-cell office:value-type="float" office:value="-248.3866" calcext:value-type="float">
            <text:p>-248.3866</text:p>
          </table:table-cell>
          <table:table-cell office:value-type="float" office:value="3.47523352339166" calcext:value-type="float">
            <text:p>3.47523352339166</text:p>
          </table:table-cell>
          <table:table-cell office:value-type="float" office:value="-255.343" calcext:value-type="float">
            <text:p>-255.343</text:p>
          </table:table-cell>
          <table:table-cell office:value-type="float" office:value="-243.627" calcext:value-type="float">
            <text:p>-243.627</text:p>
          </table:table-cell>
          <table:table-cell office:value-type="float" office:value="1349" calcext:value-type="float">
            <text:p>1349</text:p>
          </table:table-cell>
          <table:table-cell office:value-type="float" office:value="26.6240888156413" calcext:value-type="float">
            <text:p>26.6240888156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1" calcext:value-type="float">
            <text:p>51.1</text:p>
          </table:table-cell>
          <table:table-cell office:value-type="float" office:value="3.56739621986032" calcext:value-type="float">
            <text:p>3.56739621986032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0.2282" calcext:value-type="float">
            <text:p>0.2282</text:p>
          </table:table-cell>
          <table:table-cell office:value-type="float" office:value="0.0162403007490949" calcext:value-type="float">
            <text:p>0.016240300749095</text:p>
          </table:table-cell>
          <table:table-cell office:value-type="float" office:value="0.204" calcext:value-type="float">
            <text:p>0.204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table-cell office:value-type="string" calcext:value-type="string">
            <text:p>case50/case_1_50_10_5_2</text:p>
          </table:table-cell>
          <table:table-cell office:value-type="string" calcext:value-type="string">
            <text:p>preferences</text:p>
          </table:table-cell>
          <table:table-cell office:value-type="float" office:value="8.2853" calcext:value-type="float">
            <text:p>8.2853</text:p>
          </table:table-cell>
          <table:table-cell office:value-type="float" office:value="0.172710314201495" calcext:value-type="float">
            <text:p>0.172710314201495</text:p>
          </table:table-cell>
          <table:table-cell office:value-type="float" office:value="-369.6703" calcext:value-type="float">
            <text:p>-369.6703</text:p>
          </table:table-cell>
          <table:table-cell office:value-type="float" office:value="0.630140176552227" calcext:value-type="float">
            <text:p>0.630140176552227</text:p>
          </table:table-cell>
          <table:table-cell office:value-type="float" office:value="-370.062" calcext:value-type="float">
            <text:p>-370.062</text:p>
          </table:table-cell>
          <table:table-cell office:value-type="float" office:value="-368.312" calcext:value-type="float">
            <text:p>-368.312</text:p>
          </table:table-cell>
          <table:table-cell office:value-type="float" office:value="1282.4" calcext:value-type="float">
            <text:p>1282.4</text:p>
          </table:table-cell>
          <table:table-cell office:value-type="float" office:value="29.0052626803809" calcext:value-type="float">
            <text:p>29.0052626803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8" calcext:value-type="float">
            <text:p>20.8</text:p>
          </table:table-cell>
          <table:table-cell office:value-type="float" office:value="1.64156536333625" calcext:value-type="float">
            <text:p>1.6415653633362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0091242880039457" calcext:value-type="float">
            <text:p>0.009124288003946</text:p>
          </table:table-cell>
          <table:table-cell office:value-type="float" office:value="0.079" calcext:value-type="float">
            <text:p>0.079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string" calcext:value-type="string">
            <text:p>case50/case_1_50_10_5_3</text:p>
          </table:table-cell>
          <table:table-cell office:value-type="string" calcext:value-type="string">
            <text:p>preferences</text:p>
          </table:table-cell>
          <table:table-cell office:value-type="float" office:value="8.1524" calcext:value-type="float">
            <text:p>8.1524</text:p>
          </table:table-cell>
          <table:table-cell office:value-type="float" office:value="0.203675800179961" calcext:value-type="float">
            <text:p>0.203675800179961</text:p>
          </table:table-cell>
          <table:table-cell office:value-type="float" office:value="-377.2175" calcext:value-type="float">
            <text:p>-377.2175</text:p>
          </table:table-cell>
          <table:table-cell office:value-type="float" office:value="0.594126913608277" calcext:value-type="float">
            <text:p>0.594126913608277</text:p>
          </table:table-cell>
          <table:table-cell office:value-type="float" office:value="-377.588" calcext:value-type="float">
            <text:p>-377.588</text:p>
          </table:table-cell>
          <table:table-cell office:value-type="float" office:value="-375.549" calcext:value-type="float">
            <text:p>-375.549</text:p>
          </table:table-cell>
          <table:table-cell office:value-type="float" office:value="1310.8" calcext:value-type="float">
            <text:p>1310.8</text:p>
          </table:table-cell>
          <table:table-cell office:value-type="float" office:value="33.9591085370564" calcext:value-type="float">
            <text:p>33.9591085370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office:value-type="float" office:value="1.31389337066357" calcext:value-type="float">
            <text:p>1.3138933706635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0566057464071961" calcext:value-type="float">
            <text:p>0.0056605746407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string" calcext:value-type="string">
            <text:p>case50/case_1_50_10_5_4</text:p>
          </table:table-cell>
          <table:table-cell office:value-type="string" calcext:value-type="string">
            <text:p>preferences</text:p>
          </table:table-cell>
          <table:table-cell office:value-type="float" office:value="8.1655" calcext:value-type="float">
            <text:p>8.1655</text:p>
          </table:table-cell>
          <table:table-cell office:value-type="float" office:value="0.195425177497681" calcext:value-type="float">
            <text:p>0.195425177497681</text:p>
          </table:table-cell>
          <table:table-cell office:value-type="float" office:value="-386.1283" calcext:value-type="float">
            <text:p>-386.1283</text:p>
          </table:table-cell>
          <table:table-cell office:value-type="float" office:value="0.543871124440339" calcext:value-type="float">
            <text:p>0.543871124440339</text:p>
          </table:table-cell>
          <table:table-cell office:value-type="float" office:value="-386.305" calcext:value-type="float">
            <text:p>-386.305</text:p>
          </table:table-cell>
          <table:table-cell office:value-type="float" office:value="-384.538" calcext:value-type="float">
            <text:p>-384.538</text:p>
          </table:table-cell>
          <table:table-cell office:value-type="float" office:value="1320.5" calcext:value-type="float">
            <text:p>1320.5</text:p>
          </table:table-cell>
          <table:table-cell office:value-type="float" office:value="20.6996058950533" calcext:value-type="float">
            <text:p>20.6996058950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office:value-type="float" office:value="1.36111409475744" calcext:value-type="float">
            <text:p>1.3611140947574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0626183090763312" calcext:value-type="float">
            <text:p>0.00626183090763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string" calcext:value-type="string">
            <text:p>case50/case_1_50_10_5_5</text:p>
          </table:table-cell>
          <table:table-cell office:value-type="string" calcext:value-type="string">
            <text:p>preferences</text:p>
          </table:table-cell>
          <table:table-cell office:value-type="float" office:value="7.848" calcext:value-type="float">
            <text:p>7.848</text:p>
          </table:table-cell>
          <table:table-cell office:value-type="float" office:value="0.192845179244633" calcext:value-type="float">
            <text:p>0.192845179244633</text:p>
          </table:table-cell>
          <table:table-cell office:value-type="float" office:value="-389.6087" calcext:value-type="float">
            <text:p>-389.6087</text:p>
          </table:table-cell>
          <table:table-cell office:value-type="float" office:value="0.82006136484123" calcext:value-type="float">
            <text:p>0.82006136484123</text:p>
          </table:table-cell>
          <table:table-cell office:value-type="float" office:value="-390.707" calcext:value-type="float">
            <text:p>-390.707</text:p>
          </table:table-cell>
          <table:table-cell office:value-type="float" office:value="-388.532" calcext:value-type="float">
            <text:p>-388.532</text:p>
          </table:table-cell>
          <table:table-cell office:value-type="float" office:value="1249.3" calcext:value-type="float">
            <text:p>1249.3</text:p>
          </table:table-cell>
          <table:table-cell office:value-type="float" office:value="42.80691041114" calcext:value-type="float">
            <text:p>42.80691041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0502624689950035" calcext:value-type="float">
            <text:p>0.0005026246899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case50/case_2_50_10_5_1</text:p>
          </table:table-cell>
          <table:table-cell office:value-type="string" calcext:value-type="string">
            <text:p>preferences</text:p>
          </table:table-cell>
          <table:table-cell office:value-type="float" office:value="8.1741" calcext:value-type="float">
            <text:p>8.1741</text:p>
          </table:table-cell>
          <table:table-cell office:value-type="float" office:value="0.202738332781315" calcext:value-type="float">
            <text:p>0.202738332781315</text:p>
          </table:table-cell>
          <table:table-cell office:value-type="float" office:value="-303.9039" calcext:value-type="float">
            <text:p>-303.9039</text:p>
          </table:table-cell>
          <table:table-cell office:value-type="float" office:value="2.28721354030343" calcext:value-type="float">
            <text:p>2.28721354030343</text:p>
          </table:table-cell>
          <table:table-cell office:value-type="float" office:value="-304.647" calcext:value-type="float">
            <text:p>-304.647</text:p>
          </table:table-cell>
          <table:table-cell office:value-type="float" office:value="-297.216" calcext:value-type="float">
            <text:p>-297.216</text:p>
          </table:table-cell>
          <table:table-cell office:value-type="float" office:value="1179.8" calcext:value-type="float">
            <text:p>1179.8</text:p>
          </table:table-cell>
          <table:table-cell office:value-type="float" office:value="0.615587011251093" calcext:value-type="float">
            <text:p>0.61558701125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3" calcext:value-type="float">
            <text:p>54.3</text:p>
          </table:table-cell>
          <table:table-cell office:value-type="float" office:value="2.90371812464096" calcext:value-type="float">
            <text:p>2.90371812464096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0.241" calcext:value-type="float">
            <text:p>0.241</text:p>
          </table:table-cell>
          <table:table-cell office:value-type="float" office:value="0.012456239189131" calcext:value-type="float">
            <text:p>0.012456239189131</text:p>
          </table:table-cell>
          <table:table-cell office:value-type="float" office:value="0.223" calcext:value-type="float">
            <text:p>0.223</text:p>
          </table:table-cell>
          <table:table-cell office:value-type="float" office:value="0.268" calcext:value-type="float">
            <text:p>0.268</text:p>
          </table:table-cell>
        </table:table-row>
        <table:table-row table:style-name="ro1">
          <table:table-cell office:value-type="string" calcext:value-type="string">
            <text:p>case50/case_2_50_10_5_2</text:p>
          </table:table-cell>
          <table:table-cell office:value-type="string" calcext:value-type="string">
            <text:p>preferences</text:p>
          </table:table-cell>
          <table:table-cell office:value-type="float" office:value="8.3378" calcext:value-type="float">
            <text:p>8.3378</text:p>
          </table:table-cell>
          <table:table-cell office:value-type="float" office:value="0.193168483862909" calcext:value-type="float">
            <text:p>0.193168483862909</text:p>
          </table:table-cell>
          <table:table-cell office:value-type="float" office:value="-401.11" calcext:value-type="float">
            <text:p>-401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401.11" calcext:value-type="float">
            <text:p>-401.11</text:p>
          </table:table-cell>
          <table:table-cell office:value-type="float" office:value="1159.2" calcext:value-type="float">
            <text:p>1159.2</text:p>
          </table:table-cell>
          <table:table-cell office:value-type="float" office:value="18.2716346170491" calcext:value-type="float">
            <text:p>18.2716346170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" calcext:value-type="float">
            <text:p>21.6</text:p>
          </table:table-cell>
          <table:table-cell office:value-type="float" office:value="1.72900945174124" calcext:value-type="float">
            <text:p>1.7290094517412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0.0966" calcext:value-type="float">
            <text:p>0.0966</text:p>
          </table:table-cell>
          <table:table-cell office:value-type="float" office:value="0.00879234116478056" calcext:value-type="float">
            <text:p>0.00879234116478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string" calcext:value-type="string">
            <text:p>case50/case_2_50_10_5_3</text:p>
          </table:table-cell>
          <table:table-cell office:value-type="string" calcext:value-type="string">
            <text:p>preferences</text:p>
          </table:table-cell>
          <table:table-cell office:value-type="float" office:value="8.3508" calcext:value-type="float">
            <text:p>8.3508</text:p>
          </table:table-cell>
          <table:table-cell office:value-type="float" office:value="0.188666679065153" calcext:value-type="float">
            <text:p>0.188666679065153</text:p>
          </table:table-cell>
          <table:table-cell office:value-type="float" office:value="-406.0362" calcext:value-type="float">
            <text:p>-406.0362</text:p>
          </table:table-cell>
          <table:table-cell office:value-type="float" office:value="0.171897643962904" calcext:value-type="float">
            <text:p>0.171897643962904</text:p>
          </table:table-cell>
          <table:table-cell office:value-type="float" office:value="-406.173" calcext:value-type="float">
            <text:p>-406.173</text:p>
          </table:table-cell>
          <table:table-cell office:value-type="float" office:value="-405.831" calcext:value-type="float">
            <text:p>-405.831</text:p>
          </table:table-cell>
          <table:table-cell office:value-type="float" office:value="1178.4" calcext:value-type="float">
            <text:p>1178.4</text:p>
          </table:table-cell>
          <table:table-cell office:value-type="float" office:value="13.1164821984844" calcext:value-type="float">
            <text:p>13.1164821984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float" office:value="0.945905302926917" calcext:value-type="float">
            <text:p>0.9459053029269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0.0653" calcext:value-type="float">
            <text:p>0.0653</text:p>
          </table:table-cell>
          <table:table-cell office:value-type="float" office:value="0.00413075754489862" calcext:value-type="float">
            <text:p>0.00413075754489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string" calcext:value-type="string">
            <text:p>case50/case_2_50_10_5_4</text:p>
          </table:table-cell>
          <table:table-cell office:value-type="string" calcext:value-type="string">
            <text:p>preferences</text:p>
          </table:table-cell>
          <table:table-cell office:value-type="float" office:value="8.2029" calcext:value-type="float">
            <text:p>8.2029</text:p>
          </table:table-cell>
          <table:table-cell office:value-type="float" office:value="0.221431918965722" calcext:value-type="float">
            <text:p>0.221431918965722</text:p>
          </table:table-cell>
          <table:table-cell office:value-type="float" office:value="-407.3219" calcext:value-type="float">
            <text:p>-407.3219</text:p>
          </table:table-cell>
          <table:table-cell office:value-type="float" office:value="0.0550950375069822" calcext:value-type="float">
            <text:p>0.055095037506982</text:p>
          </table:table-cell>
          <table:table-cell office:value-type="float" office:value="-407.483" calcext:value-type="float">
            <text:p>-407.483</text:p>
          </table:table-cell>
          <table:table-cell office:value-type="float" office:value="-407.304" calcext:value-type="float">
            <text:p>-407.304</text:p>
          </table:table-cell>
          <table:table-cell office:value-type="float" office:value="1208.3" calcext:value-type="float">
            <text:p>1208.3</text:p>
          </table:table-cell>
          <table:table-cell office:value-type="float" office:value="40.8927995205951" calcext:value-type="float">
            <text:p>40.89279952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float" office:value="1.14248114115496" calcext:value-type="float">
            <text:p>1.1424811411549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0472841355391447" calcext:value-type="float">
            <text:p>0.004728413553914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case50/case_2_50_10_5_5</text:p>
          </table:table-cell>
          <table:table-cell office:value-type="string" calcext:value-type="string">
            <text:p>preferences</text:p>
          </table:table-cell>
          <table:table-cell office:value-type="float" office:value="7.9136" calcext:value-type="float">
            <text:p>7.9136</text:p>
          </table:table-cell>
          <table:table-cell office:value-type="float" office:value="0.174519008163943" calcext:value-type="float">
            <text:p>0.174519008163943</text:p>
          </table:table-cell>
          <table:table-cell office:value-type="float" office:value="-408.966" calcext:value-type="float">
            <text:p>-408.9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408.966" calcext:value-type="float">
            <text:p>-408.966</text:p>
          </table:table-cell>
          <table:table-cell office:value-type="float" office:value="1199.2" calcext:value-type="float">
            <text:p>1199.2</text:p>
          </table:table-cell>
          <table:table-cell office:value-type="float" office:value="40.4573849871689" calcext:value-type="float">
            <text:p>40.4573849871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0470162345981627" calcext:value-type="float">
            <text:p>0.00047016234598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case50/case_3_50_10_5_1</text:p>
          </table:table-cell>
          <table:table-cell office:value-type="string" calcext:value-type="string">
            <text:p>preferences</text:p>
          </table:table-cell>
          <table:table-cell office:value-type="float" office:value="7.9435" calcext:value-type="float">
            <text:p>7.9435</text:p>
          </table:table-cell>
          <table:table-cell office:value-type="float" office:value="0.189171183963375" calcext:value-type="float">
            <text:p>0.189171183963375</text:p>
          </table:table-cell>
          <table:table-cell office:value-type="float" office:value="7803800" calcext:value-type="float">
            <text:p>7803800</text:p>
          </table:table-cell>
          <table:table-cell office:value-type="float" office:value="96389.7820529258" calcext:value-type="float">
            <text:p>96389.7820529258</text:p>
          </table:table-cell>
          <table:table-cell office:value-type="float" office:value="7739760" calcext:value-type="float">
            <text:p>7739760</text:p>
          </table:table-cell>
          <table:table-cell office:value-type="float" office:value="8029820" calcext:value-type="float">
            <text:p>8029820</text:p>
          </table:table-cell>
          <table:table-cell office:value-type="float" office:value="1072.6" calcext:value-type="float">
            <text:p>1072.6</text:p>
          </table:table-cell>
          <table:table-cell office:value-type="float" office:value="31.5367788629821" calcext:value-type="float">
            <text:p>31.5367788629821</text:p>
          </table:table-cell>
          <table:table-cell office:value-type="float" office:value="780.4" calcext:value-type="float">
            <text:p>780.4</text:p>
          </table:table-cell>
          <table:table-cell office:value-type="float" office:value="9.63764548664848" calcext:value-type="float">
            <text:p>9.63764548664848</text:p>
          </table:table-cell>
          <table:table-cell office:value-type="string" calcext:value-type="string">
            <text:p>Inf</text:p>
          </table:table-cell>
          <table:table-cell/>
          <table:table-cell table:number-columns-repeated="3" office:value-type="string" calcext:value-type="string">
            <text:p>Inf</text:p>
          </table:table-cell>
          <table:table-cell/>
          <table:table-cell table:number-columns-repeated="2"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ase50/case_3_50_10_5_2</text:p>
          </table:table-cell>
          <table:table-cell office:value-type="string" calcext:value-type="string">
            <text:p>preferences</text:p>
          </table:table-cell>
          <table:table-cell office:value-type="float" office:value="8.2606" calcext:value-type="float">
            <text:p>8.2606</text:p>
          </table:table-cell>
          <table:table-cell office:value-type="float" office:value="0.215424281483382" calcext:value-type="float">
            <text:p>0.215424281483382</text:p>
          </table:table-cell>
          <table:table-cell office:value-type="float" office:value="-369.6171" calcext:value-type="float">
            <text:p>-369.6171</text:p>
          </table:table-cell>
          <table:table-cell office:value-type="float" office:value="2.01563052430905" calcext:value-type="float">
            <text:p>2.01563052430905</text:p>
          </table:table-cell>
          <table:table-cell office:value-type="float" office:value="-374.533" calcext:value-type="float">
            <text:p>-374.533</text:p>
          </table:table-cell>
          <table:table-cell office:value-type="float" office:value="-368.667" calcext:value-type="float">
            <text:p>-368.667</text:p>
          </table:table-cell>
          <table:table-cell office:value-type="float" office:value="1260.5" calcext:value-type="float">
            <text:p>1260.5</text:p>
          </table:table-cell>
          <table:table-cell office:value-type="float" office:value="20.5054549866743" calcext:value-type="float">
            <text:p>20.5054549866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.30868076747404" calcext:value-type="float">
            <text:p>3.3086807674740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0.184" calcext:value-type="float">
            <text:p>0.184</text:p>
          </table:table-cell>
          <table:table-cell office:value-type="float" office:value="0.0136420402857452" calcext:value-type="float">
            <text:p>0.013642040285745</text:p>
          </table:table-cell>
          <table:table-cell office:value-type="float" office:value="0.16" calcext:value-type="float">
            <text:p>0.16</text:p>
          </table:table-cell>
          <table:table-cell office:value-type="float" office:value="0.202" calcext:value-type="float">
            <text:p>0.202</text:p>
          </table:table-cell>
        </table:table-row>
        <table:table-row table:style-name="ro1">
          <table:table-cell office:value-type="string" calcext:value-type="string">
            <text:p>case50/case_3_50_10_5_3</text:p>
          </table:table-cell>
          <table:table-cell office:value-type="string" calcext:value-type="string">
            <text:p>preferences</text:p>
          </table:table-cell>
          <table:table-cell office:value-type="float" office:value="8.1523" calcext:value-type="float">
            <text:p>8.1523</text:p>
          </table:table-cell>
          <table:table-cell office:value-type="float" office:value="0.195960280615607" calcext:value-type="float">
            <text:p>0.195960280615607</text:p>
          </table:table-cell>
          <table:table-cell office:value-type="float" office:value="-395.6915" calcext:value-type="float">
            <text:p>-395.6915</text:p>
          </table:table-cell>
          <table:table-cell office:value-type="float" office:value="6.11455274002329" calcext:value-type="float">
            <text:p>6.11455274002329</text:p>
          </table:table-cell>
          <table:table-cell office:value-type="float" office:value="-401.398" calcext:value-type="float">
            <text:p>-401.398</text:p>
          </table:table-cell>
          <table:table-cell office:value-type="float" office:value="-381.009" calcext:value-type="float">
            <text:p>-381.009</text:p>
          </table:table-cell>
          <table:table-cell office:value-type="float" office:value="1291.2" calcext:value-type="float">
            <text:p>1291.2</text:p>
          </table:table-cell>
          <table:table-cell office:value-type="float" office:value="36.5219472588599" calcext:value-type="float">
            <text:p>36.5219472588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3.00175387328633" calcext:value-type="float">
            <text:p>3.0017538732863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1346" calcext:value-type="float">
            <text:p>0.1346</text:p>
          </table:table-cell>
          <table:table-cell office:value-type="float" office:value="0.0137205186337451" calcext:value-type="float">
            <text:p>0.01372051863374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56" calcext:value-type="float">
            <text:p>0.156</text:p>
          </table:table-cell>
        </table:table-row>
        <table:table-row table:style-name="ro1">
          <table:table-cell office:value-type="string" calcext:value-type="string">
            <text:p>case50/case_3_50_10_5_4</text:p>
          </table:table-cell>
          <table:table-cell office:value-type="string" calcext:value-type="string">
            <text:p>preferences</text:p>
          </table:table-cell>
          <table:table-cell office:value-type="float" office:value="8.1787" calcext:value-type="float">
            <text:p>8.1787</text:p>
          </table:table-cell>
          <table:table-cell office:value-type="float" office:value="0.194966690812343" calcext:value-type="float">
            <text:p>0.194966690812343</text:p>
          </table:table-cell>
          <table:table-cell office:value-type="float" office:value="-406.1307" calcext:value-type="float">
            <text:p>-406.1307</text:p>
          </table:table-cell>
          <table:table-cell office:value-type="float" office:value="0.796410109904372" calcext:value-type="float">
            <text:p>0.796410109904372</text:p>
          </table:table-cell>
          <table:table-cell office:value-type="float" office:value="-406.391" calcext:value-type="float">
            <text:p>-406.391</text:p>
          </table:table-cell>
          <table:table-cell office:value-type="float" office:value="-403.802" calcext:value-type="float">
            <text:p>-403.802</text:p>
          </table:table-cell>
          <table:table-cell office:value-type="float" office:value="1219.5" calcext:value-type="float">
            <text:p>1219.5</text:p>
          </table:table-cell>
          <table:table-cell office:value-type="float" office:value="14.2330231282191" calcext:value-type="float">
            <text:p>14.2330231282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" calcext:value-type="float">
            <text:p>19.9</text:p>
          </table:table-cell>
          <table:table-cell office:value-type="float" office:value="2.22190056151556" calcext:value-type="float">
            <text:p>2.2219005615155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.0892" calcext:value-type="float">
            <text:p>0.0892</text:p>
          </table:table-cell>
          <table:table-cell office:value-type="float" office:value="0.0100503993112607" calcext:value-type="float">
            <text:p>0.01005039931126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ase50/case_3_50_10_5_5</text:p>
          </table:table-cell>
          <table:table-cell office:value-type="string" calcext:value-type="string">
            <text:p>preferences</text:p>
          </table:table-cell>
          <table:table-cell office:value-type="float" office:value="8.0298" calcext:value-type="float">
            <text:p>8.0298</text:p>
          </table:table-cell>
          <table:table-cell office:value-type="float" office:value="0.24148174170928" calcext:value-type="float">
            <text:p>0.24148174170928</text:p>
          </table:table-cell>
          <table:table-cell office:value-type="float" office:value="-407.5664" calcext:value-type="float">
            <text:p>-407.5664</text:p>
          </table:table-cell>
          <table:table-cell office:value-type="float" office:value="2.43203285988883" calcext:value-type="float">
            <text:p>2.43203285988883</text:p>
          </table:table-cell>
          <table:table-cell office:value-type="float" office:value="-409.11" calcext:value-type="float">
            <text:p>-409.11</text:p>
          </table:table-cell>
          <table:table-cell office:value-type="float" office:value="-403.65" calcext:value-type="float">
            <text:p>-403.65</text:p>
          </table:table-cell>
          <table:table-cell office:value-type="float" office:value="1315.7" calcext:value-type="float">
            <text:p>1315.7</text:p>
          </table:table-cell>
          <table:table-cell office:value-type="float" office:value="43.2910590015269" calcext:value-type="float">
            <text:p>43.2910590015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12390297389803" calcext:value-type="float">
            <text:p>1.123902973898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0510520889824666" calcext:value-type="float">
            <text:p>0.00510520889824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case80/case_1_80_16_8_1</text:p>
          </table:table-cell>
          <table:table-cell office:value-type="string" calcext:value-type="string">
            <text:p>preferences</text:p>
          </table:table-cell>
          <table:table-cell office:value-type="float" office:value="22.0427" calcext:value-type="float">
            <text:p>22.0427</text:p>
          </table:table-cell>
          <table:table-cell office:value-type="float" office:value="0.546301642145186" calcext:value-type="float">
            <text:p>0.546301642145186</text:p>
          </table:table-cell>
          <table:table-cell office:value-type="float" office:value="6082753" calcext:value-type="float">
            <text:p>6082753</text:p>
          </table:table-cell>
          <table:table-cell office:value-type="float" office:value="264143.028761234" calcext:value-type="float">
            <text:p>264143.028761234</text:p>
          </table:table-cell>
          <table:table-cell office:value-type="float" office:value="5759760" calcext:value-type="float">
            <text:p>5759760</text:p>
          </table:table-cell>
          <table:table-cell office:value-type="float" office:value="6749750" calcext:value-type="float">
            <text:p>6749750</text:p>
          </table:table-cell>
          <table:table-cell office:value-type="float" office:value="1397.5" calcext:value-type="float">
            <text:p>1397.5</text:p>
          </table:table-cell>
          <table:table-cell office:value-type="float" office:value="41.1473603425286" calcext:value-type="float">
            <text:p>41.1473603425286</text:p>
          </table:table-cell>
          <table:table-cell office:value-type="float" office:value="608.3" calcext:value-type="float">
            <text:p>608.3</text:p>
          </table:table-cell>
          <table:table-cell office:value-type="float" office:value="26.413911804996" calcext:value-type="float">
            <text:p>26.413911804996</text:p>
          </table:table-cell>
          <table:table-cell office:value-type="string" calcext:value-type="string">
            <text:p>Inf</text:p>
          </table:table-cell>
          <table:table-cell/>
          <table:table-cell table:number-columns-repeated="3" office:value-type="string" calcext:value-type="string">
            <text:p>Inf</text:p>
          </table:table-cell>
          <table:table-cell/>
          <table:table-cell table:number-columns-repeated="2"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ase80/case_1_80_16_8_2</text:p>
          </table:table-cell>
          <table:table-cell office:value-type="string" calcext:value-type="string">
            <text:p>preferences</text:p>
          </table:table-cell>
          <table:table-cell office:value-type="float" office:value="22.8112" calcext:value-type="float">
            <text:p>22.8112</text:p>
          </table:table-cell>
          <table:table-cell office:value-type="float" office:value="0.536439489892186" calcext:value-type="float">
            <text:p>0.536439489892186</text:p>
          </table:table-cell>
          <table:table-cell office:value-type="float" office:value="-596.3038" calcext:value-type="float">
            <text:p>-596.3038</text:p>
          </table:table-cell>
          <table:table-cell office:value-type="float" office:value="7.54995437839126" calcext:value-type="float">
            <text:p>7.54995437839126</text:p>
          </table:table-cell>
          <table:table-cell office:value-type="float" office:value="-608.798" calcext:value-type="float">
            <text:p>-608.798</text:p>
          </table:table-cell>
          <table:table-cell office:value-type="float" office:value="-583.961" calcext:value-type="float">
            <text:p>-583.961</text:p>
          </table:table-cell>
          <table:table-cell office:value-type="float" office:value="1758.1" calcext:value-type="float">
            <text:p>1758.1</text:p>
          </table:table-cell>
          <table:table-cell office:value-type="float" office:value="57.0861767764086" calcext:value-type="float">
            <text:p>57.0861767764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.63578611064188" calcext:value-type="float">
            <text:p>2.63578611064188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0.78" calcext:value-type="float">
            <text:p>0.78</text:p>
          </table:table-cell>
          <table:table-cell office:value-type="float" office:value="0.0404396886863961" calcext:value-type="float">
            <text:p>0.040439688686396</text:p>
          </table:table-cell>
          <table:table-cell office:value-type="float" office:value="0.711" calcext:value-type="float">
            <text:p>0.711</text:p>
          </table:table-cell>
          <table:table-cell office:value-type="float" office:value="0.857" calcext:value-type="float">
            <text:p>0.857</text:p>
          </table:table-cell>
        </table:table-row>
        <table:table-row table:style-name="ro1">
          <table:table-cell office:value-type="string" calcext:value-type="string">
            <text:p>case80/case_1_80_16_8_3</text:p>
          </table:table-cell>
          <table:table-cell office:value-type="string" calcext:value-type="string">
            <text:p>preferences</text:p>
          </table:table-cell>
          <table:table-cell office:value-type="float" office:value="22.7674" calcext:value-type="float">
            <text:p>22.7674</text:p>
          </table:table-cell>
          <table:table-cell office:value-type="float" office:value="0.445050961008666" calcext:value-type="float">
            <text:p>0.445050961008666</text:p>
          </table:table-cell>
          <table:table-cell office:value-type="float" office:value="-641.0976" calcext:value-type="float">
            <text:p>-641.0976</text:p>
          </table:table-cell>
          <table:table-cell office:value-type="float" office:value="3.71215154522776" calcext:value-type="float">
            <text:p>3.71215154522776</text:p>
          </table:table-cell>
          <table:table-cell office:value-type="float" office:value="-645.791" calcext:value-type="float">
            <text:p>-645.791</text:p>
          </table:table-cell>
          <table:table-cell office:value-type="float" office:value="-635.243" calcext:value-type="float">
            <text:p>-635.243</text:p>
          </table:table-cell>
          <table:table-cell office:value-type="float" office:value="1906.6" calcext:value-type="float">
            <text:p>1906.6</text:p>
          </table:table-cell>
          <table:table-cell office:value-type="float" office:value="78.7443565229314" calcext:value-type="float">
            <text:p>78.7443565229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7" calcext:value-type="float">
            <text:p>44.7</text:p>
          </table:table-cell>
          <table:table-cell office:value-type="float" office:value="2.43007472269779" calcext:value-type="float">
            <text:p>2.4300747226977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0.5511" calcext:value-type="float">
            <text:p>0.5511</text:p>
          </table:table-cell>
          <table:table-cell office:value-type="float" office:value="0.0314406709450305" calcext:value-type="float">
            <text:p>0.031440670945031</text:p>
          </table:table-cell>
          <table:table-cell office:value-type="float" office:value="0.513" calcext:value-type="float">
            <text:p>0.513</text:p>
          </table:table-cell>
          <table:table-cell office:value-type="float" office:value="0.615" calcext:value-type="float">
            <text:p>0.615</text:p>
          </table:table-cell>
        </table:table-row>
        <table:table-row table:style-name="ro1">
          <table:table-cell office:value-type="string" calcext:value-type="string">
            <text:p>case80/case_1_80_16_8_4</text:p>
          </table:table-cell>
          <table:table-cell office:value-type="string" calcext:value-type="string">
            <text:p>preferences</text:p>
          </table:table-cell>
          <table:table-cell office:value-type="float" office:value="22.6996" calcext:value-type="float">
            <text:p>22.6996</text:p>
          </table:table-cell>
          <table:table-cell office:value-type="float" office:value="0.512520746691754" calcext:value-type="float">
            <text:p>0.512520746691754</text:p>
          </table:table-cell>
          <table:table-cell office:value-type="float" office:value="-658.2873" calcext:value-type="float">
            <text:p>-658.2873</text:p>
          </table:table-cell>
          <table:table-cell office:value-type="float" office:value="3.75235555632095" calcext:value-type="float">
            <text:p>3.75235555632095</text:p>
          </table:table-cell>
          <table:table-cell office:value-type="float" office:value="-663.6" calcext:value-type="float">
            <text:p>-663.6</text:p>
          </table:table-cell>
          <table:table-cell office:value-type="float" office:value="-652.135" calcext:value-type="float">
            <text:p>-652.135</text:p>
          </table:table-cell>
          <table:table-cell office:value-type="float" office:value="1985.1" calcext:value-type="float">
            <text:p>1985.1</text:p>
          </table:table-cell>
          <table:table-cell office:value-type="float" office:value="45.1627466415687" calcext:value-type="float">
            <text:p>45.1627466415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.65434038373702" calcext:value-type="float">
            <text:p>1.6543403837370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0.4691" calcext:value-type="float">
            <text:p>0.4691</text:p>
          </table:table-cell>
          <table:table-cell office:value-type="float" office:value="0.0223533819412304" calcext:value-type="float">
            <text:p>0.02235338194123</text:p>
          </table:table-cell>
          <table:table-cell office:value-type="float" office:value="0.43" calcext:value-type="float">
            <text:p>0.43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 office:value-type="string" calcext:value-type="string">
            <text:p>case80/case_1_80_16_8_5</text:p>
          </table:table-cell>
          <table:table-cell office:value-type="string" calcext:value-type="string">
            <text:p>preferences</text:p>
          </table:table-cell>
          <table:table-cell office:value-type="float" office:value="22.0641" calcext:value-type="float">
            <text:p>22.0641</text:p>
          </table:table-cell>
          <table:table-cell office:value-type="float" office:value="0.520426232196163" calcext:value-type="float">
            <text:p>0.520426232196163</text:p>
          </table:table-cell>
          <table:table-cell office:value-type="float" office:value="-679.6931" calcext:value-type="float">
            <text:p>-679.6931</text:p>
          </table:table-cell>
          <table:table-cell office:value-type="float" office:value="2.68107776639798" calcext:value-type="float">
            <text:p>2.68107776639798</text:p>
          </table:table-cell>
          <table:table-cell office:value-type="float" office:value="-684.262" calcext:value-type="float">
            <text:p>-684.262</text:p>
          </table:table-cell>
          <table:table-cell office:value-type="float" office:value="-677.009" calcext:value-type="float">
            <text:p>-677.009</text:p>
          </table:table-cell>
          <table:table-cell office:value-type="float" office:value="1967.9" calcext:value-type="float">
            <text:p>1967.9</text:p>
          </table:table-cell>
          <table:table-cell office:value-type="float" office:value="46.2270142027934" calcext:value-type="float">
            <text:p>46.2270142027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3" calcext:value-type="float">
            <text:p>26.3</text:p>
          </table:table-cell>
          <table:table-cell office:value-type="float" office:value="11.8326043758671" calcext:value-type="float">
            <text:p>11.832604375867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0.3179" calcext:value-type="float">
            <text:p>0.3179</text:p>
          </table:table-cell>
          <table:table-cell office:value-type="float" office:value="0.144461577481423" calcext:value-type="float">
            <text:p>0.144461577481423</text:p>
          </table:table-cell>
          <table:table-cell office:value-type="float" office:value="0.129" calcext:value-type="float">
            <text:p>0.129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string" calcext:value-type="string">
            <text:p>case80/case_2_80_16_8_1</text:p>
          </table:table-cell>
          <table:table-cell office:value-type="string" calcext:value-type="string">
            <text:p>preferences</text:p>
          </table:table-cell>
          <table:table-cell office:value-type="float" office:value="22.7689" calcext:value-type="float">
            <text:p>22.7689</text:p>
          </table:table-cell>
          <table:table-cell office:value-type="float" office:value="0.440709105634855" calcext:value-type="float">
            <text:p>0.440709105634855</text:p>
          </table:table-cell>
          <table:table-cell office:value-type="float" office:value="-554.604" calcext:value-type="float">
            <text:p>-554.604</text:p>
          </table:table-cell>
          <table:table-cell office:value-type="float" office:value="8.38768619998827" calcext:value-type="float">
            <text:p>8.38768619998827</text:p>
          </table:table-cell>
          <table:table-cell office:value-type="float" office:value="-565.556" calcext:value-type="float">
            <text:p>-565.556</text:p>
          </table:table-cell>
          <table:table-cell office:value-type="float" office:value="-532.652" calcext:value-type="float">
            <text:p>-532.652</text:p>
          </table:table-cell>
          <table:table-cell office:value-type="float" office:value="1293.3" calcext:value-type="float">
            <text:p>1293.3</text:p>
          </table:table-cell>
          <table:table-cell office:value-type="float" office:value="32.6449802702055" calcext:value-type="float">
            <text:p>32.6449802702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3" calcext:value-type="float">
            <text:p>75.3</text:p>
          </table:table-cell>
          <table:table-cell office:value-type="float" office:value="5.02729392521726" calcext:value-type="float">
            <text:p>5.02729392521726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0657786559527281" calcext:value-type="float">
            <text:p>0.065778655952728</text:p>
          </table:table-cell>
          <table:table-cell office:value-type="float" office:value="0.829" calcext:value-type="float">
            <text:p>0.829</text:p>
          </table:table-cell>
          <table:table-cell office:value-type="float" office:value="1.057" calcext:value-type="float">
            <text:p>1.057</text:p>
          </table:table-cell>
        </table:table-row>
        <table:table-row table:style-name="ro1">
          <table:table-cell office:value-type="string" calcext:value-type="string">
            <text:p>case80/case_2_80_16_8_2</text:p>
          </table:table-cell>
          <table:table-cell office:value-type="string" calcext:value-type="string">
            <text:p>preferences</text:p>
          </table:table-cell>
          <table:table-cell office:value-type="float" office:value="22.8959" calcext:value-type="float">
            <text:p>22.8959</text:p>
          </table:table-cell>
          <table:table-cell office:value-type="float" office:value="0.441535943580683" calcext:value-type="float">
            <text:p>0.441535943580683</text:p>
          </table:table-cell>
          <table:table-cell office:value-type="float" office:value="-667.4596" calcext:value-type="float">
            <text:p>-667.4596</text:p>
          </table:table-cell>
          <table:table-cell office:value-type="float" office:value="2.86728087585655" calcext:value-type="float">
            <text:p>2.86728087585655</text:p>
          </table:table-cell>
          <table:table-cell office:value-type="float" office:value="-671.649" calcext:value-type="float">
            <text:p>-671.649</text:p>
          </table:table-cell>
          <table:table-cell office:value-type="float" office:value="-663.216" calcext:value-type="float">
            <text:p>-663.216</text:p>
          </table:table-cell>
          <table:table-cell office:value-type="float" office:value="1400.7" calcext:value-type="float">
            <text:p>1400.7</text:p>
          </table:table-cell>
          <table:table-cell office:value-type="float" office:value="31.0179913836097" calcext:value-type="float">
            <text:p>31.0179913836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2" calcext:value-type="float">
            <text:p>41.2</text:p>
          </table:table-cell>
          <table:table-cell office:value-type="float" office:value="4.60663137569949" calcext:value-type="float">
            <text:p>4.60663137569949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0.5173" calcext:value-type="float">
            <text:p>0.5173</text:p>
          </table:table-cell>
          <table:table-cell office:value-type="float" office:value="0.0629754338068258" calcext:value-type="float">
            <text:p>0.062975433806826</text:p>
          </table:table-cell>
          <table:table-cell office:value-type="float" office:value="0.398" calcext:value-type="float">
            <text:p>0.398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 office:value-type="string" calcext:value-type="string">
            <text:p>case80/case_2_80_16_8_3</text:p>
          </table:table-cell>
          <table:table-cell office:value-type="string" calcext:value-type="string">
            <text:p>preferences</text:p>
          </table:table-cell>
          <table:table-cell office:value-type="float" office:value="22.6528" calcext:value-type="float">
            <text:p>22.6528</text:p>
          </table:table-cell>
          <table:table-cell office:value-type="float" office:value="0.436585507390199" calcext:value-type="float">
            <text:p>0.436585507390199</text:p>
          </table:table-cell>
          <table:table-cell office:value-type="float" office:value="-678.2389" calcext:value-type="float">
            <text:p>-678.2389</text:p>
          </table:table-cell>
          <table:table-cell office:value-type="float" office:value="2.10260962915888" calcext:value-type="float">
            <text:p>2.10260962915888</text:p>
          </table:table-cell>
          <table:table-cell office:value-type="float" office:value="-681.316" calcext:value-type="float">
            <text:p>-681.316</text:p>
          </table:table-cell>
          <table:table-cell office:value-type="float" office:value="-674.318" calcext:value-type="float">
            <text:p>-674.318</text:p>
          </table:table-cell>
          <table:table-cell office:value-type="float" office:value="1398.2" calcext:value-type="float">
            <text:p>1398.2</text:p>
          </table:table-cell>
          <table:table-cell office:value-type="float" office:value="26.7967005038818" calcext:value-type="float">
            <text:p>26.7967005038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6" calcext:value-type="float">
            <text:p>23.6</text:p>
          </table:table-cell>
          <table:table-cell office:value-type="float" office:value="2.90915071708855" calcext:value-type="float">
            <text:p>2.9091507170885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0.2953" calcext:value-type="float">
            <text:p>0.2953</text:p>
          </table:table-cell>
          <table:table-cell office:value-type="float" office:value="0.0365255498175412" calcext:value-type="float">
            <text:p>0.036525549817541</text:p>
          </table:table-cell>
          <table:table-cell office:value-type="float" office:value="0.241" calcext:value-type="float">
            <text:p>0.241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string" calcext:value-type="string">
            <text:p>case80/case_2_80_16_8_4</text:p>
          </table:table-cell>
          <table:table-cell office:value-type="string" calcext:value-type="string">
            <text:p>preferences</text:p>
          </table:table-cell>
          <table:table-cell office:value-type="float" office:value="22.4484" calcext:value-type="float">
            <text:p>22.4484</text:p>
          </table:table-cell>
          <table:table-cell office:value-type="float" office:value="0.543477535486931" calcext:value-type="float">
            <text:p>0.543477535486931</text:p>
          </table:table-cell>
          <table:table-cell office:value-type="float" office:value="-684.6753" calcext:value-type="float">
            <text:p>-684.6753</text:p>
          </table:table-cell>
          <table:table-cell office:value-type="float" office:value="0.658307247095886" calcext:value-type="float">
            <text:p>0.658307247095886</text:p>
          </table:table-cell>
          <table:table-cell office:value-type="float" office:value="-685.229" calcext:value-type="float">
            <text:p>-685.229</text:p>
          </table:table-cell>
          <table:table-cell office:value-type="float" office:value="-683.106" calcext:value-type="float">
            <text:p>-683.106</text:p>
          </table:table-cell>
          <table:table-cell office:value-type="float" office:value="1403.8" calcext:value-type="float">
            <text:p>1403.8</text:p>
          </table:table-cell>
          <table:table-cell office:value-type="float" office:value="33.8131086383591" calcext:value-type="float">
            <text:p>33.8131086383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.93795489199008" calcext:value-type="float">
            <text:p>2.93795489199008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0343394816501356" calcext:value-type="float">
            <text:p>0.034339481650136</text:p>
          </table:table-cell>
          <table:table-cell office:value-type="float" office:value="0.216" calcext:value-type="float">
            <text:p>0.216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1">
          <table:table-cell office:value-type="string" calcext:value-type="string">
            <text:p>case80/case_2_80_16_8_5</text:p>
          </table:table-cell>
          <table:table-cell office:value-type="string" calcext:value-type="string">
            <text:p>preferences</text:p>
          </table:table-cell>
          <table:table-cell office:value-type="float" office:value="21.8608" calcext:value-type="float">
            <text:p>21.8608</text:p>
          </table:table-cell>
          <table:table-cell office:value-type="float" office:value="0.422911412896241" calcext:value-type="float">
            <text:p>0.422911412896241</text:p>
          </table:table-cell>
          <table:table-cell office:value-type="float" office:value="-692.1872" calcext:value-type="float">
            <text:p>-692.1872</text:p>
          </table:table-cell>
          <table:table-cell office:value-type="float" office:value="0.432371867238078" calcext:value-type="float">
            <text:p>0.432371867238078</text:p>
          </table:table-cell>
          <table:table-cell office:value-type="float" office:value="-692.936" calcext:value-type="float">
            <text:p>-692.936</text:p>
          </table:table-cell>
          <table:table-cell office:value-type="float" office:value="-691.725" calcext:value-type="float">
            <text:p>-691.725</text:p>
          </table:table-cell>
          <table:table-cell office:value-type="float" office:value="1376.8" calcext:value-type="float">
            <text:p>1376.8</text:p>
          </table:table-cell>
          <table:table-cell office:value-type="float" office:value="36.6829947695544" calcext:value-type="float">
            <text:p>36.6829947695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10501250290617" calcext:value-type="float">
            <text:p>1.105012502906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1331441640518" calcext:value-type="float">
            <text:p>0.0133144164051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49" calcext:value-type="float">
            <text:p>0.049</text:p>
          </table:table-cell>
        </table:table-row>
      </table:table>
      <table:table table:name="Formatted (distance)" table:style-name="ta1">
        <table:table-column table:style-name="co20" table:default-cell-style-name="Default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3" table:number-columns-repeated="2" table:default-cell-style-name="ce4"/>
        <table:table-column table:style-name="co25" table:default-cell-style-name="ce4"/>
        <table:table-column table:style-name="co21" table:default-cell-style-name="ce4"/>
        <table:table-column table:style-name="co26" table:default-cell-style-name="ce4"/>
        <table:table-column table:style-name="co21" table:number-columns-repeated="2" table:default-cell-style-name="ce4"/>
        <table:table-column table:style-name="co22" table:default-cell-style-name="ce4"/>
        <table:table-column table:style-name="co25" table:default-cell-style-name="ce4"/>
        <table:table-column table:style-name="co21" table:number-columns-repeated="2" table:default-cell-style-name="ce4"/>
        <table:table-column table:style-name="co22" table:default-cell-style-name="ce4"/>
        <table:table-column table:style-name="co21" table:default-cell-style-name="ce4"/>
        <table:table-column table:style-name="co22" table:default-cell-style-name="ce4"/>
        <table:table-column table:style-name="co27" table:number-columns-repeated="100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3" office:value-type="string" calcext:value-type="string" table:number-columns-spanned="2" table:number-rows-spanned="1">
            <text:p>Time</text:p>
          </table:table-cell>
          <table:covered-table-cell table:style-name="ce3"/>
          <table:table-cell table:style-name="ce3" office:value-type="string" calcext:value-type="string" table:number-columns-spanned="4" table:number-rows-spanned="1">
            <text:p>Cost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Travel distance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Tardiness (feas)</text:p>
          </table:table-cell>
          <table:covered-table-cell table:style-name="ce3"/>
          <table:table-cell table:style-name="ce3" office:value-type="string" calcext:value-type="string" table:number-columns-spanned="4" table:number-rows-spanned="1">
            <text:p>Gens to factibility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Time to factibility</text:p>
          </table:table-cell>
          <table:covered-table-cell table:number-columns-repeated="3" table:style-name="ce3"/>
          <table:table-cell table:style-name="ce1" table:number-columns-repeated="1005"/>
        </table:table-row>
        <table:table-row table:style-name="ro1">
          <table:covered-table-cell table:style-name="ce1"/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case20/case_1_20_4_2_1</text:p>
          </table:table-cell>
          <table:table-cell office:value-type="float" office:value="1.6458" calcext:value-type="float">
            <text:p>1.65</text:p>
          </table:table-cell>
          <table:table-cell office:value-type="float" office:value="0.0395974480836435" calcext:value-type="float">
            <text:p>0.04</text:p>
          </table:table-cell>
          <table:table-cell office:value-type="float" office:value="5.12806" calcext:value-type="float">
            <text:p>5.1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5.12806" calcext:value-type="float">
            <text:p>5.13</text:p>
          </table:table-cell>
          <table:table-cell office:value-type="float" office:value="396" calcext:value-type="float">
            <text:p>396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14.6" calcext:value-type="float">
            <text:p>14.60</text:p>
          </table:table-cell>
          <table:table-cell office:value-type="float" office:value="1.72900945174124" calcext:value-type="float">
            <text:p>1.73</text:p>
          </table:table-cell>
          <table:table-cell office:value-type="float" office:value="12" calcext:value-type="float">
            <text:p>12.00</text:p>
          </table:table-cell>
          <table:table-cell office:value-type="float" office:value="18" calcext:value-type="float">
            <text:p>18.00</text:p>
          </table:table-cell>
          <table:table-cell office:value-type="float" office:value="0.0151" calcext:value-type="float">
            <text:p>0.02</text:p>
          </table:table-cell>
          <table:table-cell office:value-type="float" office:value="0.00174416319854476" calcext:value-type="float">
            <text:p>0.00</text:p>
          </table:table-cell>
          <table:table-cell office:value-type="float" office:value="0.013" calcext:value-type="float">
            <text:p>0.01</text:p>
          </table:table-cell>
          <table:table-cell office:value-type="float" office:value="0.019" calcext:value-type="float">
            <text:p>0.0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20/case_1_20_4_2_2</text:p>
          </table:table-cell>
          <table:table-cell office:value-type="float" office:value="1.6651" calcext:value-type="float">
            <text:p>1.67</text:p>
          </table:table-cell>
          <table:table-cell office:value-type="float" office:value="0.0605700116872159" calcext:value-type="float">
            <text:p>0.06</text:p>
          </table:table-cell>
          <table:table-cell office:value-type="float" office:value="3.5482" calcext:value-type="float">
            <text:p>3.55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.5482" calcext:value-type="float">
            <text:p>3.55</text:p>
          </table:table-cell>
          <table:table-cell office:value-type="float" office:value="274" calcext:value-type="float">
            <text:p>274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6.1" calcext:value-type="float">
            <text:p>6.10</text:p>
          </table:table-cell>
          <table:table-cell office:value-type="float" office:value="1.97084005599536" calcext:value-type="float">
            <text:p>1.97</text:p>
          </table:table-cell>
          <table:table-cell office:value-type="float" office:value="1" calcext:value-type="float">
            <text:p>1.00</text:p>
          </table:table-cell>
          <table:table-cell office:value-type="float" office:value="8" calcext:value-type="float">
            <text:p>8.00</text:p>
          </table:table-cell>
          <table:table-cell office:value-type="float" office:value="0.0068" calcext:value-type="float">
            <text:p>0.01</text:p>
          </table:table-cell>
          <table:table-cell office:value-type="float" office:value="0.00233057481050672" calcext:value-type="float">
            <text:p>0.00</text:p>
          </table:table-cell>
          <table:table-cell office:value-type="float" office:value="0.001" calcext:value-type="float">
            <text:p>0.00</text:p>
          </table:table-cell>
          <table:table-cell office:value-type="float" office:value="0.009" calcext:value-type="float">
            <text:p>0.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20/case_1_20_4_2_3</text:p>
          </table:table-cell>
          <table:table-cell office:value-type="float" office:value="1.654" calcext:value-type="float">
            <text:p>1.65</text:p>
          </table:table-cell>
          <table:table-cell office:value-type="float" office:value="0.0388248428335857" calcext:value-type="float">
            <text:p>0.04</text:p>
          </table:table-cell>
          <table:table-cell office:value-type="float" office:value="3.5482" calcext:value-type="float">
            <text:p>3.55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.5482" calcext:value-type="float">
            <text:p>3.55</text:p>
          </table:table-cell>
          <table:table-cell office:value-type="float" office:value="274" calcext:value-type="float">
            <text:p>274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2.4" calcext:value-type="float">
            <text:p>2.40</text:p>
          </table:table-cell>
          <table:table-cell office:value-type="float" office:value="1.31389337066357" calcext:value-type="float">
            <text:p>1.31</text:p>
          </table:table-cell>
          <table:table-cell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office:value-type="float" office:value="0.0026" calcext:value-type="float">
            <text:p>0.00</text:p>
          </table:table-cell>
          <table:table-cell office:value-type="float" office:value="0.00160262941837206" calcext:value-type="float">
            <text:p>0.00</text:p>
          </table:table-cell>
          <table:table-cell office:value-type="float" office:value="0.001" calcext:value-type="float">
            <text:p>0.00</text:p>
          </table:table-cell>
          <table:table-cell office:value-type="float" office:value="0.006" calcext:value-type="float">
            <text:p>0.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20/case_1_20_4_2_4</text:p>
          </table:table-cell>
          <table:table-cell office:value-type="float" office:value="1.6477" calcext:value-type="float">
            <text:p>1.65</text:p>
          </table:table-cell>
          <table:table-cell office:value-type="float" office:value="0.0349617836471407" calcext:value-type="float">
            <text:p>0.03</text:p>
          </table:table-cell>
          <table:table-cell office:value-type="float" office:value="3.39281" calcext:value-type="float">
            <text:p>3.39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.39281" calcext:value-type="float">
            <text:p>3.39</text:p>
          </table:table-cell>
          <table:table-cell office:value-type="float" office:value="262" calcext:value-type="float">
            <text:p>262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1.4" calcext:value-type="float">
            <text:p>1.40</text:p>
          </table:table-cell>
          <table:table-cell office:value-type="float" office:value="0.680557047378721" calcext:value-type="float">
            <text:p>0.68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0.0016" calcext:value-type="float">
            <text:p>0.00</text:p>
          </table:table-cell>
          <table:table-cell office:value-type="float" office:value="0.00104629672756119" calcext:value-type="float">
            <text:p>0.00</text:p>
          </table:table-cell>
          <table:table-cell office:value-type="float" office:value="0.001" calcext:value-type="float">
            <text:p>0.00</text:p>
          </table:table-cell>
          <table:table-cell office:value-type="float" office:value="0.004" calcext:value-type="float">
            <text:p>0.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20/case_1_20_4_2_5</text:p>
          </table:table-cell>
          <table:table-cell office:value-type="float" office:value="1.594" calcext:value-type="float">
            <text:p>1.59</text:p>
          </table:table-cell>
          <table:table-cell office:value-type="float" office:value="0.0383446970189319" calcext:value-type="float">
            <text:p>0.04</text:p>
          </table:table-cell>
          <table:table-cell office:value-type="float" office:value="3.13381" calcext:value-type="float">
            <text:p>3.1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.13381" calcext:value-type="float">
            <text:p>3.13</text:p>
          </table:table-cell>
          <table:table-cell office:value-type="float" office:value="242" calcext:value-type="float">
            <text:p>242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0009" calcext:value-type="float">
            <text:p>0.00</text:p>
          </table:table-cell>
          <table:table-cell office:value-type="float" office:value="0.00030779350562554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1" calcext:value-type="float">
            <text:p>0.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20/case_2_20_4_2_1</text:p>
          </table:table-cell>
          <table:table-cell office:value-type="float" office:value="1.6763" calcext:value-type="float">
            <text:p>1.68</text:p>
          </table:table-cell>
          <table:table-cell office:value-type="float" office:value="0.0503253624454226" calcext:value-type="float">
            <text:p>0.05</text:p>
          </table:table-cell>
          <table:table-cell office:value-type="float" office:value="4.98082" calcext:value-type="float">
            <text:p>4.98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4.98082" calcext:value-type="float">
            <text:p>4.98</text:p>
          </table:table-cell>
          <table:table-cell office:value-type="float" office:value="404" calcext:value-type="float">
            <text:p>404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13.8" calcext:value-type="float">
            <text:p>13.80</text:p>
          </table:table-cell>
          <table:table-cell office:value-type="float" office:value="2.04167114213616" calcext:value-type="float">
            <text:p>2.04</text:p>
          </table:table-cell>
          <table:table-cell office:value-type="float" office:value="10" calcext:value-type="float">
            <text:p>10.00</text:p>
          </table:table-cell>
          <table:table-cell office:value-type="float" office:value="17" calcext:value-type="float">
            <text:p>17.00</text:p>
          </table:table-cell>
          <table:table-cell office:value-type="float" office:value="0.0188" calcext:value-type="float">
            <text:p>0.02</text:p>
          </table:table-cell>
          <table:table-cell office:value-type="float" office:value="0.0132331322623816" calcext:value-type="float">
            <text:p>0.01</text:p>
          </table:table-cell>
          <table:table-cell office:value-type="float" office:value="0.01" calcext:value-type="float">
            <text:p>0.01</text:p>
          </table:table-cell>
          <table:table-cell office:value-type="float" office:value="0.057" calcext:value-type="float">
            <text:p>0.0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20/case_2_20_4_2_2</text:p>
          </table:table-cell>
          <table:table-cell office:value-type="float" office:value="1.6407" calcext:value-type="float">
            <text:p>1.64</text:p>
          </table:table-cell>
          <table:table-cell office:value-type="float" office:value="0.0393955648051375" calcext:value-type="float">
            <text:p>0.04</text:p>
          </table:table-cell>
          <table:table-cell office:value-type="float" office:value="4.26575" calcext:value-type="float">
            <text:p>4.2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4.26575" calcext:value-type="float">
            <text:p>4.27</text:p>
          </table:table-cell>
          <table:table-cell office:value-type="float" office:value="346" calcext:value-type="float">
            <text:p>346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6.8" calcext:value-type="float">
            <text:p>6.80</text:p>
          </table:table-cell>
          <table:table-cell office:value-type="float" office:value="1.28144655103438" calcext:value-type="float">
            <text:p>1.28</text:p>
          </table:table-cell>
          <table:table-cell office:value-type="float" office:value="5" calcext:value-type="float">
            <text:p>5.00</text:p>
          </table:table-cell>
          <table:table-cell office:value-type="float" office:value="9" calcext:value-type="float">
            <text:p>9.00</text:p>
          </table:table-cell>
          <table:table-cell office:value-type="float" office:value="0.0077" calcext:value-type="float">
            <text:p>0.01</text:p>
          </table:table-cell>
          <table:table-cell office:value-type="float" office:value="0.00121828179265546" calcext:value-type="float">
            <text:p>0.00</text:p>
          </table:table-cell>
          <table:table-cell office:value-type="float" office:value="0.006" calcext:value-type="float">
            <text:p>0.01</text:p>
          </table:table-cell>
          <table:table-cell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20/case_2_20_4_2_3</text:p>
          </table:table-cell>
          <table:table-cell office:value-type="float" office:value="1.653" calcext:value-type="float">
            <text:p>1.65</text:p>
          </table:table-cell>
          <table:table-cell office:value-type="float" office:value="0.0356680603105326" calcext:value-type="float">
            <text:p>0.04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.6" calcext:value-type="float">
            <text:p>3.60</text:p>
          </table:table-cell>
          <table:table-cell office:value-type="float" office:value="292" calcext:value-type="float">
            <text:p>292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1.4" calcext:value-type="float">
            <text:p>1.40</text:p>
          </table:table-cell>
          <table:table-cell office:value-type="float" office:value="0.680557047378721" calcext:value-type="float">
            <text:p>0.68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0.0013" calcext:value-type="float">
            <text:p>0.00</text:p>
          </table:table-cell>
          <table:table-cell office:value-type="float" office:value="0.000656946685331786" calcext:value-type="float">
            <text:p>0.00</text:p>
          </table:table-cell>
          <table:table-cell office:value-type="float" office:value="0.001" calcext:value-type="float">
            <text:p>0.00</text:p>
          </table:table-cell>
          <table:table-cell office:value-type="float" office:value="0.003" calcext:value-type="float">
            <text:p>0.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20/case_2_20_4_2_4</text:p>
          </table:table-cell>
          <table:table-cell office:value-type="float" office:value="1.6611" calcext:value-type="float">
            <text:p>1.66</text:p>
          </table:table-cell>
          <table:table-cell office:value-type="float" office:value="0.0545053353255199" calcext:value-type="float">
            <text:p>0.05</text:p>
          </table:table-cell>
          <table:table-cell office:value-type="float" office:value="3.437264" calcext:value-type="float">
            <text:p>3.44</text:p>
          </table:table-cell>
          <table:table-cell office:value-type="float" office:value="0.00759018784872594" calcext:value-type="float">
            <text:p>0.01</text:p>
          </table:table-cell>
          <table:table-cell office:value-type="float" office:value="3.41507" calcext:value-type="float">
            <text:p>3.42</text:p>
          </table:table-cell>
          <table:table-cell office:value-type="float" office:value="3.43973" calcext:value-type="float">
            <text:p>3.44</text:p>
          </table:table-cell>
          <table:table-cell office:value-type="float" office:value="278.8" calcext:value-type="float">
            <text:p>278.80</text:p>
          </table:table-cell>
          <table:table-cell office:value-type="float" office:value="0.615587011251093" calcext:value-type="float">
            <text:p>0.6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1" calcext:value-type="float">
            <text:p>1.10</text:p>
          </table:table-cell>
          <table:table-cell office:value-type="float" office:value="0.307793505625546" calcext:value-type="float">
            <text:p>0.31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0.0011" calcext:value-type="float">
            <text:p>0.00</text:p>
          </table:table-cell>
          <table:table-cell office:value-type="float" office:value="0.000307793505625546" calcext:value-type="float">
            <text:p>0.00</text:p>
          </table:table-cell>
          <table:table-cell office:value-type="float" office:value="0.001" calcext:value-type="float">
            <text:p>0.00</text:p>
          </table:table-cell>
          <table:table-cell office:value-type="float" office:value="0.002" calcext:value-type="float">
            <text:p>0.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20/case_2_20_4_2_5</text:p>
          </table:table-cell>
          <table:table-cell office:value-type="float" office:value="1.5858" calcext:value-type="float">
            <text:p>1.59</text:p>
          </table:table-cell>
          <table:table-cell office:value-type="float" office:value="0.0412790248762836" calcext:value-type="float">
            <text:p>0.04</text:p>
          </table:table-cell>
          <table:table-cell office:value-type="float" office:value="2.898493" calcext:value-type="float">
            <text:p>2.90</text:p>
          </table:table-cell>
          <table:table-cell office:value-type="float" office:value="0.00379509392436297" calcext:value-type="float">
            <text:p>0.00</text:p>
          </table:table-cell>
          <table:table-cell office:value-type="float" office:value="2.89726" calcext:value-type="float">
            <text:p>2.90</text:p>
          </table:table-cell>
          <table:table-cell office:value-type="float" office:value="2.90959" calcext:value-type="float">
            <text:p>2.91</text:p>
          </table:table-cell>
          <table:table-cell office:value-type="float" office:value="235.1" calcext:value-type="float">
            <text:p>235.10</text:p>
          </table:table-cell>
          <table:table-cell office:value-type="float" office:value="0.307793505625546" calcext:value-type="float">
            <text:p>0.3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00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001" calcext:value-type="float">
            <text:p>0.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20/case_3_20_4_2_1</text:p>
          </table:table-cell>
          <table:table-cell office:value-type="float" office:value="1.6395" calcext:value-type="float">
            <text:p>1.64</text:p>
          </table:table-cell>
          <table:table-cell office:value-type="float" office:value="0.0382766934721103" calcext:value-type="float">
            <text:p>0.04</text:p>
          </table:table-cell>
          <table:table-cell office:value-type="float" office:value="5.19231" calcext:value-type="float">
            <text:p>5.19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5.19231" calcext:value-type="float">
            <text:p>5.19</text:p>
          </table:table-cell>
          <table:table-cell office:value-type="float" office:value="405" calcext:value-type="float">
            <text:p>405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18" calcext:value-type="float">
            <text:p>18.00</text:p>
          </table:table-cell>
          <table:table-cell office:value-type="float" office:value="1.58943882847805" calcext:value-type="float">
            <text:p>1.59</text:p>
          </table:table-cell>
          <table:table-cell office:value-type="float" office:value="16" calcext:value-type="float">
            <text:p>16.00</text:p>
          </table:table-cell>
          <table:table-cell office:value-type="float" office:value="21" calcext:value-type="float">
            <text:p>21.00</text:p>
          </table:table-cell>
          <table:table-cell office:value-type="float" office:value="0.0183" calcext:value-type="float">
            <text:p>0.02</text:p>
          </table:table-cell>
          <table:table-cell office:value-type="float" office:value="0.00159274671723509" calcext:value-type="float">
            <text:p>0.00</text:p>
          </table:table-cell>
          <table:table-cell office:value-type="float" office:value="0.016" calcext:value-type="float">
            <text:p>0.02</text:p>
          </table:table-cell>
          <table:table-cell office:value-type="float" office:value="0.021" calcext:value-type="float">
            <text:p>0.0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20/case_3_20_4_2_2</text:p>
          </table:table-cell>
          <table:table-cell office:value-type="float" office:value="1.6389" calcext:value-type="float">
            <text:p>1.64</text:p>
          </table:table-cell>
          <table:table-cell office:value-type="float" office:value="0.0444035323393367" calcext:value-type="float">
            <text:p>0.04</text:p>
          </table:table-cell>
          <table:table-cell office:value-type="float" office:value="3.62821" calcext:value-type="float">
            <text:p>3.6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.62821" calcext:value-type="float">
            <text:p>3.63</text:p>
          </table:table-cell>
          <table:table-cell office:value-type="float" office:value="283" calcext:value-type="float">
            <text:p>283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6.1" calcext:value-type="float">
            <text:p>6.10</text:p>
          </table:table-cell>
          <table:table-cell office:value-type="float" office:value="2.35975020979585" calcext:value-type="float">
            <text:p>2.36</text:p>
          </table:table-cell>
          <table:table-cell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office:value-type="float" office:value="0.0067" calcext:value-type="float">
            <text:p>0.01</text:p>
          </table:table-cell>
          <table:table-cell office:value-type="float" office:value="0.00263778216250738" calcext:value-type="float">
            <text:p>0.00</text:p>
          </table:table-cell>
          <table:table-cell office:value-type="float" office:value="0.001" calcext:value-type="float">
            <text:p>0.00</text:p>
          </table:table-cell>
          <table:table-cell office:value-type="float" office:value="0.011" calcext:value-type="float">
            <text:p>0.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20/case_3_20_4_2_3</text:p>
          </table:table-cell>
          <table:table-cell office:value-type="float" office:value="1.6202" calcext:value-type="float">
            <text:p>1.62</text:p>
          </table:table-cell>
          <table:table-cell office:value-type="float" office:value="0.0395947896625434" calcext:value-type="float">
            <text:p>0.04</text:p>
          </table:table-cell>
          <table:table-cell office:value-type="float" office:value="3.33333" calcext:value-type="float">
            <text:p>3.3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.33333" calcext:value-type="float">
            <text:p>3.33</text:p>
          </table:table-cell>
          <table:table-cell office:value-type="float" office:value="260" calcext:value-type="float">
            <text:p>26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1.6" calcext:value-type="float">
            <text:p>1.60</text:p>
          </table:table-cell>
          <table:table-cell office:value-type="float" office:value="0.940324691963255" calcext:value-type="float">
            <text:p>0.94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0.0016" calcext:value-type="float">
            <text:p>0.00</text:p>
          </table:table-cell>
          <table:table-cell office:value-type="float" office:value="0.000940324691963255" calcext:value-type="float">
            <text:p>0.00</text:p>
          </table:table-cell>
          <table:table-cell office:value-type="float" office:value="0.001" calcext:value-type="float">
            <text:p>0.00</text:p>
          </table:table-cell>
          <table:table-cell office:value-type="float" office:value="0.003" calcext:value-type="float">
            <text:p>0.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20/case_3_20_4_2_4</text:p>
          </table:table-cell>
          <table:table-cell office:value-type="float" office:value="1.6465" calcext:value-type="float">
            <text:p>1.65</text:p>
          </table:table-cell>
          <table:table-cell office:value-type="float" office:value="0.0646696056485335" calcext:value-type="float">
            <text:p>0.06</text:p>
          </table:table-cell>
          <table:table-cell office:value-type="float" office:value="3.29487" calcext:value-type="float">
            <text:p>3.29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.29487" calcext:value-type="float">
            <text:p>3.29</text:p>
          </table:table-cell>
          <table:table-cell office:value-type="float" office:value="257" calcext:value-type="float">
            <text:p>257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00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001" calcext:value-type="float">
            <text:p>0.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20/case_3_20_4_2_5</text:p>
          </table:table-cell>
          <table:table-cell office:value-type="float" office:value="1.6018" calcext:value-type="float">
            <text:p>1.60</text:p>
          </table:table-cell>
          <table:table-cell office:value-type="float" office:value="0.0395735158647136" calcext:value-type="float">
            <text:p>0.04</text:p>
          </table:table-cell>
          <table:table-cell office:value-type="float" office:value="2.941024" calcext:value-type="float">
            <text:p>2.94</text:p>
          </table:table-cell>
          <table:table-cell office:value-type="float" office:value="0.0807000994194915" calcext:value-type="float">
            <text:p>0.08</text:p>
          </table:table-cell>
          <table:table-cell office:value-type="float" office:value="2.85897" calcext:value-type="float">
            <text:p>2.86</text:p>
          </table:table-cell>
          <table:table-cell office:value-type="float" office:value="3.03846" calcext:value-type="float">
            <text:p>3.04</text:p>
          </table:table-cell>
          <table:table-cell office:value-type="float" office:value="229.4" calcext:value-type="float">
            <text:p>229.40</text:p>
          </table:table-cell>
          <table:table-cell office:value-type="float" office:value="6.29452560814387" calcext:value-type="float">
            <text:p>6.2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00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001" calcext:value-type="float">
            <text:p>0.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20/case_4_20_4_2_1</text:p>
          </table:table-cell>
          <table:table-cell office:value-type="float" office:value="1.6488" calcext:value-type="float">
            <text:p>1.65</text:p>
          </table:table-cell>
          <table:table-cell office:value-type="float" office:value="0.0348010889121832" calcext:value-type="float">
            <text:p>0.03</text:p>
          </table:table-cell>
          <table:table-cell office:value-type="float" office:value="7.213" calcext:value-type="float">
            <text:p>7.21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7.213" calcext:value-type="float">
            <text:p>7.21</text:p>
          </table:table-cell>
          <table:table-cell office:value-type="float" office:value="444" calcext:value-type="float">
            <text:p>444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17.5" calcext:value-type="float">
            <text:p>17.50</text:p>
          </table:table-cell>
          <table:table-cell office:value-type="float" office:value="1.73205080756888" calcext:value-type="float">
            <text:p>1.73</text:p>
          </table:table-cell>
          <table:table-cell office:value-type="float" office:value="15" calcext:value-type="float">
            <text:p>15.00</text:p>
          </table:table-cell>
          <table:table-cell office:value-type="float" office:value="20" calcext:value-type="float">
            <text:p>20.00</text:p>
          </table:table-cell>
          <table:table-cell office:value-type="float" office:value="0.0179" calcext:value-type="float">
            <text:p>0.02</text:p>
          </table:table-cell>
          <table:table-cell office:value-type="float" office:value="0.00168272961207926" calcext:value-type="float">
            <text:p>0.00</text:p>
          </table:table-cell>
          <table:table-cell office:value-type="float" office:value="0.015" calcext:value-type="float">
            <text:p>0.02</text:p>
          </table:table-cell>
          <table:table-cell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20/case_4_20_4_2_2</text:p>
          </table:table-cell>
          <table:table-cell office:value-type="float" office:value="1.6423" calcext:value-type="float">
            <text:p>1.64</text:p>
          </table:table-cell>
          <table:table-cell office:value-type="float" office:value="0.0381825256257086" calcext:value-type="float">
            <text:p>0.04</text:p>
          </table:table-cell>
          <table:table-cell office:value-type="float" office:value="6.14079" calcext:value-type="float">
            <text:p>6.14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6.14079" calcext:value-type="float">
            <text:p>6.14</text:p>
          </table:table-cell>
          <table:table-cell office:value-type="float" office:value="378" calcext:value-type="float">
            <text:p>378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9.2" calcext:value-type="float">
            <text:p>9.20</text:p>
          </table:table-cell>
          <table:table-cell office:value-type="float" office:value="1.19648608323224" calcext:value-type="float">
            <text:p>1.20</text:p>
          </table:table-cell>
          <table:table-cell office:value-type="float" office:value="7" calcext:value-type="float">
            <text:p>7.00</text:p>
          </table:table-cell>
          <table:table-cell office:value-type="float" office:value="11" calcext:value-type="float">
            <text:p>11.00</text:p>
          </table:table-cell>
          <table:table-cell office:value-type="float" office:value="0.0102" calcext:value-type="float">
            <text:p>0.01</text:p>
          </table:table-cell>
          <table:table-cell office:value-type="float" office:value="0.00164156536333625" calcext:value-type="float">
            <text:p>0.00</text:p>
          </table:table-cell>
          <table:table-cell office:value-type="float" office:value="0.008" calcext:value-type="float">
            <text:p>0.01</text:p>
          </table:table-cell>
          <table:table-cell office:value-type="float" office:value="0.013" calcext:value-type="float">
            <text:p>0.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20/case_4_20_4_2_3</text:p>
          </table:table-cell>
          <table:table-cell office:value-type="float" office:value="1.634" calcext:value-type="float">
            <text:p>1.63</text:p>
          </table:table-cell>
          <table:table-cell office:value-type="float" office:value="0.0403928081144208" calcext:value-type="float">
            <text:p>0.04</text:p>
          </table:table-cell>
          <table:table-cell office:value-type="float" office:value="5.7509" calcext:value-type="float">
            <text:p>5.75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5.7509" calcext:value-type="float">
            <text:p>5.75</text:p>
          </table:table-cell>
          <table:table-cell office:value-type="float" office:value="354" calcext:value-type="float">
            <text:p>354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4.4" calcext:value-type="float">
            <text:p>4.40</text:p>
          </table:table-cell>
          <table:table-cell office:value-type="float" office:value="1.46539019413009" calcext:value-type="float">
            <text:p>1.47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.00</text:p>
          </table:table-cell>
          <table:table-cell office:value-type="float" office:value="0.0046" calcext:value-type="float">
            <text:p>0.00</text:p>
          </table:table-cell>
          <table:table-cell office:value-type="float" office:value="0.00166701750693298" calcext:value-type="float">
            <text:p>0.00</text:p>
          </table:table-cell>
          <table:table-cell office:value-type="float" office:value="0.001" calcext:value-type="float">
            <text:p>0.00</text:p>
          </table:table-cell>
          <table:table-cell office:value-type="float" office:value="0.007" calcext:value-type="float">
            <text:p>0.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20/case_4_20_4_2_4</text:p>
          </table:table-cell>
          <table:table-cell office:value-type="float" office:value="1.6376" calcext:value-type="float">
            <text:p>1.64</text:p>
          </table:table-cell>
          <table:table-cell office:value-type="float" office:value="0.0425384037015223" calcext:value-type="float">
            <text:p>0.04</text:p>
          </table:table-cell>
          <table:table-cell office:value-type="float" office:value="5.200184" calcext:value-type="float">
            <text:p>5.20</text:p>
          </table:table-cell>
          <table:table-cell office:value-type="float" office:value="0.00499856653135909" calcext:value-type="float">
            <text:p>0.00</text:p>
          </table:table-cell>
          <table:table-cell office:value-type="float" office:value="5.19856" calcext:value-type="float">
            <text:p>5.20</text:p>
          </table:table-cell>
          <table:table-cell office:value-type="float" office:value="5.2148" calcext:value-type="float">
            <text:p>5.21</text:p>
          </table:table-cell>
          <table:table-cell office:value-type="float" office:value="320.1" calcext:value-type="float">
            <text:p>320.10</text:p>
          </table:table-cell>
          <table:table-cell office:value-type="float" office:value="0.307793505625546" calcext:value-type="float">
            <text:p>0.3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2" calcext:value-type="float">
            <text:p>1.20</text:p>
          </table:table-cell>
          <table:table-cell office:value-type="float" office:value="0.615587011251093" calcext:value-type="float">
            <text:p>0.62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0.0012" calcext:value-type="float">
            <text:p>0.00</text:p>
          </table:table-cell>
          <table:table-cell office:value-type="float" office:value="0.000615587011251092" calcext:value-type="float">
            <text:p>0.00</text:p>
          </table:table-cell>
          <table:table-cell office:value-type="float" office:value="0.001" calcext:value-type="float">
            <text:p>0.00</text:p>
          </table:table-cell>
          <table:table-cell office:value-type="float" office:value="0.003" calcext:value-type="float">
            <text:p>0.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20/case_4_20_4_2_5</text:p>
          </table:table-cell>
          <table:table-cell office:value-type="float" office:value="1.6079" calcext:value-type="float">
            <text:p>1.61</text:p>
          </table:table-cell>
          <table:table-cell office:value-type="float" office:value="0.041071055245116" calcext:value-type="float">
            <text:p>0.04</text:p>
          </table:table-cell>
          <table:table-cell office:value-type="float" office:value="4.28881" calcext:value-type="float">
            <text:p>4.29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4.28881" calcext:value-type="float">
            <text:p>4.29</text:p>
          </table:table-cell>
          <table:table-cell office:value-type="float" office:value="264" calcext:value-type="float">
            <text:p>264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00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001" calcext:value-type="float">
            <text:p>0.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20/case_5_20_4_2_1</text:p>
          </table:table-cell>
          <table:table-cell office:value-type="float" office:value="1.6453" calcext:value-type="float">
            <text:p>1.65</text:p>
          </table:table-cell>
          <table:table-cell office:value-type="float" office:value="0.0391597268954511" calcext:value-type="float">
            <text:p>0.04</text:p>
          </table:table-cell>
          <table:table-cell office:value-type="float" office:value="5.38494" calcext:value-type="float">
            <text:p>5.38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5.38494" calcext:value-type="float">
            <text:p>5.38</text:p>
          </table:table-cell>
          <table:table-cell office:value-type="float" office:value="429" calcext:value-type="float">
            <text:p>429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13.8" calcext:value-type="float">
            <text:p>13.80</text:p>
          </table:table-cell>
          <table:table-cell office:value-type="float" office:value="2.09259345512239" calcext:value-type="float">
            <text:p>2.09</text:p>
          </table:table-cell>
          <table:table-cell office:value-type="float" office:value="9" calcext:value-type="float">
            <text:p>9.00</text:p>
          </table:table-cell>
          <table:table-cell office:value-type="float" office:value="16" calcext:value-type="float">
            <text:p>16.00</text:p>
          </table:table-cell>
          <table:table-cell office:value-type="float" office:value="0.0145" calcext:value-type="float">
            <text:p>0.01</text:p>
          </table:table-cell>
          <table:table-cell office:value-type="float" office:value="0.00196012888942485" calcext:value-type="float">
            <text:p>0.00</text:p>
          </table:table-cell>
          <table:table-cell office:value-type="float" office:value="0.01" calcext:value-type="float">
            <text:p>0.01</text:p>
          </table:table-cell>
          <table:table-cell office:value-type="float" office:value="0.017" calcext:value-type="float">
            <text:p>0.0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20/case_5_20_4_2_2</text:p>
          </table:table-cell>
          <table:table-cell office:value-type="float" office:value="1.6542" calcext:value-type="float">
            <text:p>1.65</text:p>
          </table:table-cell>
          <table:table-cell office:value-type="float" office:value="0.0359203797893414" calcext:value-type="float">
            <text:p>0.04</text:p>
          </table:table-cell>
          <table:table-cell office:value-type="float" office:value="4.00418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4.00418" calcext:value-type="float">
            <text:p>4.00</text:p>
          </table:table-cell>
          <table:table-cell office:value-type="float" office:value="319" calcext:value-type="float">
            <text:p>319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1.31789305532094" calcext:value-type="float">
            <text:p>1.32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.00</text:p>
          </table:table-cell>
          <table:table-cell office:value-type="float" office:value="0.0095" calcext:value-type="float">
            <text:p>0.01</text:p>
          </table:table-cell>
          <table:table-cell office:value-type="float" office:value="0.00167017175290762" calcext:value-type="float">
            <text:p>0.00</text:p>
          </table:table-cell>
          <table:table-cell office:value-type="float" office:value="0.007" calcext:value-type="float">
            <text:p>0.01</text:p>
          </table:table-cell>
          <table:table-cell office:value-type="float" office:value="0.013" calcext:value-type="float">
            <text:p>0.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20/case_5_20_4_2_3</text:p>
          </table:table-cell>
          <table:table-cell office:value-type="float" office:value="1.6473" calcext:value-type="float">
            <text:p>1.65</text:p>
          </table:table-cell>
          <table:table-cell office:value-type="float" office:value="0.0329945769068669" calcext:value-type="float">
            <text:p>0.03</text:p>
          </table:table-cell>
          <table:table-cell office:value-type="float" office:value="3.5272" calcext:value-type="float">
            <text:p>3.5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.5272" calcext:value-type="float">
            <text:p>3.53</text:p>
          </table:table-cell>
          <table:table-cell office:value-type="float" office:value="281" calcext:value-type="float">
            <text:p>281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4.8" calcext:value-type="float">
            <text:p>4.80</text:p>
          </table:table-cell>
          <table:table-cell office:value-type="float" office:value="1.19648608323224" calcext:value-type="float">
            <text:p>1.20</text:p>
          </table:table-cell>
          <table:table-cell office:value-type="float" office:value="2" calcext:value-type="float">
            <text:p>2.00</text:p>
          </table:table-cell>
          <table:table-cell office:value-type="float" office:value="6" calcext:value-type="float">
            <text:p>6.00</text:p>
          </table:table-cell>
          <table:table-cell office:value-type="float" office:value="0.0055" calcext:value-type="float">
            <text:p>0.01</text:p>
          </table:table-cell>
          <table:table-cell office:value-type="float" office:value="0.00153896752812773" calcext:value-type="float">
            <text:p>0.00</text:p>
          </table:table-cell>
          <table:table-cell office:value-type="float" office:value="0.002" calcext:value-type="float">
            <text:p>0.00</text:p>
          </table:table-cell>
          <table:table-cell office:value-type="float" office:value="0.007" calcext:value-type="float">
            <text:p>0.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20/case_5_20_4_2_4</text:p>
          </table:table-cell>
          <table:table-cell office:value-type="float" office:value="1.6414" calcext:value-type="float">
            <text:p>1.64</text:p>
          </table:table-cell>
          <table:table-cell office:value-type="float" office:value="0.0576015350672641" calcext:value-type="float">
            <text:p>0.06</text:p>
          </table:table-cell>
          <table:table-cell office:value-type="float" office:value="3.33891" calcext:value-type="float">
            <text:p>3.34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.33891" calcext:value-type="float">
            <text:p>3.34</text:p>
          </table:table-cell>
          <table:table-cell office:value-type="float" office:value="266" calcext:value-type="float">
            <text:p>266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1.3" calcext:value-type="float">
            <text:p>1.30</text:p>
          </table:table-cell>
          <table:table-cell office:value-type="float" office:value="0.656946685331786" calcext:value-type="float">
            <text:p>0.66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0.0013" calcext:value-type="float">
            <text:p>0.00</text:p>
          </table:table-cell>
          <table:table-cell office:value-type="float" office:value="0.000656946685331786" calcext:value-type="float">
            <text:p>0.00</text:p>
          </table:table-cell>
          <table:table-cell office:value-type="float" office:value="0.001" calcext:value-type="float">
            <text:p>0.00</text:p>
          </table:table-cell>
          <table:table-cell office:value-type="float" office:value="0.003" calcext:value-type="float">
            <text:p>0.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20/case_5_20_4_2_5</text:p>
          </table:table-cell>
          <table:table-cell office:value-type="float" office:value="1.5906" calcext:value-type="float">
            <text:p>1.59</text:p>
          </table:table-cell>
          <table:table-cell office:value-type="float" office:value="0.0408158895787567" calcext:value-type="float">
            <text:p>0.04</text:p>
          </table:table-cell>
          <table:table-cell office:value-type="float" office:value="2.8318" calcext:value-type="float">
            <text:p>2.83</text:p>
          </table:table-cell>
          <table:table-cell office:value-type="float" office:value="0.0154512339824025" calcext:value-type="float">
            <text:p>0.02</text:p>
          </table:table-cell>
          <table:table-cell office:value-type="float" office:value="2.82427" calcext:value-type="float">
            <text:p>2.82</text:p>
          </table:table-cell>
          <table:table-cell office:value-type="float" office:value="2.86192" calcext:value-type="float">
            <text:p>2.86</text:p>
          </table:table-cell>
          <table:table-cell office:value-type="float" office:value="225.6" calcext:value-type="float">
            <text:p>225.60</text:p>
          </table:table-cell>
          <table:table-cell office:value-type="float" office:value="1.23117402250219" calcext:value-type="float">
            <text:p>1.2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00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001" calcext:value-type="float">
            <text:p>0.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50/case_1_50_10_5_1</text:p>
          </table:table-cell>
          <table:table-cell office:value-type="float" office:value="8.1451" calcext:value-type="float">
            <text:p>8.15</text:p>
          </table:table-cell>
          <table:table-cell office:value-type="float" office:value="0.174901145011449" calcext:value-type="float">
            <text:p>0.17</text:p>
          </table:table-cell>
          <table:table-cell office:value-type="float" office:value="14.65446" calcext:value-type="float">
            <text:p>14.65</text:p>
          </table:table-cell>
          <table:table-cell office:value-type="float" office:value="0.0613814852935484" calcext:value-type="float">
            <text:p>0.06</text:p>
          </table:table-cell>
          <table:table-cell office:value-type="float" office:value="14.6116" calcext:value-type="float">
            <text:p>14.61</text:p>
          </table:table-cell>
          <table:table-cell office:value-type="float" office:value="14.7723" calcext:value-type="float">
            <text:p>14.77</text:p>
          </table:table-cell>
          <table:table-cell office:value-type="float" office:value="1094.2" calcext:value-type="float">
            <text:p>1094.20</text:p>
          </table:table-cell>
          <table:table-cell office:value-type="float" office:value="4.58372406627946" calcext:value-type="float">
            <text:p>4.5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0.3" calcext:value-type="float">
            <text:p>50.30</text:p>
          </table:table-cell>
          <table:table-cell office:value-type="float" office:value="2.75489994087091" calcext:value-type="float">
            <text:p>2.75</text:p>
          </table:table-cell>
          <table:table-cell office:value-type="float" office:value="46" calcext:value-type="float">
            <text:p>46.00</text:p>
          </table:table-cell>
          <table:table-cell office:value-type="float" office:value="54" calcext:value-type="float">
            <text:p>54.00</text:p>
          </table:table-cell>
          <table:table-cell office:value-type="float" office:value="0.2255" calcext:value-type="float">
            <text:p>0.23</text:p>
          </table:table-cell>
          <table:table-cell office:value-type="float" office:value="0.0150455448905193" calcext:value-type="float">
            <text:p>0.02</text:p>
          </table:table-cell>
          <table:table-cell office:value-type="float" office:value="0.199" calcext:value-type="float">
            <text:p>0.20</text:p>
          </table:table-cell>
          <table:table-cell office:value-type="float" office:value="0.245" calcext:value-type="float">
            <text:p>0.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50/case_1_50_10_5_2</text:p>
          </table:table-cell>
          <table:table-cell office:value-type="float" office:value="8.2932" calcext:value-type="float">
            <text:p>8.29</text:p>
          </table:table-cell>
          <table:table-cell office:value-type="float" office:value="0.204277314091976" calcext:value-type="float">
            <text:p>0.20</text:p>
          </table:table-cell>
          <table:table-cell office:value-type="float" office:value="8.414729" calcext:value-type="float">
            <text:p>8.41</text:p>
          </table:table-cell>
          <table:table-cell office:value-type="float" office:value="0.00880036177486034" calcext:value-type="float">
            <text:p>0.01</text:p>
          </table:table-cell>
          <table:table-cell office:value-type="float" office:value="8.41071" calcext:value-type="float">
            <text:p>8.41</text:p>
          </table:table-cell>
          <table:table-cell office:value-type="float" office:value="8.4375" calcext:value-type="float">
            <text:p>8.44</text:p>
          </table:table-cell>
          <table:table-cell office:value-type="float" office:value="628.3" calcext:value-type="float">
            <text:p>628.30</text:p>
          </table:table-cell>
          <table:table-cell office:value-type="float" office:value="0.656946685331786" calcext:value-type="float">
            <text:p>0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9.1" calcext:value-type="float">
            <text:p>19.10</text:p>
          </table:table-cell>
          <table:table-cell office:value-type="float" office:value="1.80350535872433" calcext:value-type="float">
            <text:p>1.80</text:p>
          </table:table-cell>
          <table:table-cell office:value-type="float" office:value="17" calcext:value-type="float">
            <text:p>17.00</text:p>
          </table:table-cell>
          <table:table-cell office:value-type="float" office:value="23" calcext:value-type="float">
            <text:p>23.00</text:p>
          </table:table-cell>
          <table:table-cell office:value-type="float" office:value="0.0864" calcext:value-type="float">
            <text:p>0.09</text:p>
          </table:table-cell>
          <table:table-cell office:value-type="float" office:value="0.00961577651023238" calcext:value-type="float">
            <text:p>0.01</text:p>
          </table:table-cell>
          <table:table-cell office:value-type="float" office:value="0.073" calcext:value-type="float">
            <text:p>0.07</text:p>
          </table:table-cell>
          <table:table-cell office:value-type="float" office:value="0.106" calcext:value-type="float">
            <text:p>0.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50/case_1_50_10_5_3</text:p>
          </table:table-cell>
          <table:table-cell office:value-type="float" office:value="8.1998" calcext:value-type="float">
            <text:p>8.20</text:p>
          </table:table-cell>
          <table:table-cell office:value-type="float" office:value="0.172300716313384" calcext:value-type="float">
            <text:p>0.17</text:p>
          </table:table-cell>
          <table:table-cell office:value-type="float" office:value="7.908482" calcext:value-type="float">
            <text:p>7.91</text:p>
          </table:table-cell>
          <table:table-cell office:value-type="float" office:value="0.0480952269871696" calcext:value-type="float">
            <text:p>0.05</text:p>
          </table:table-cell>
          <table:table-cell office:value-type="float" office:value="7.84821" calcext:value-type="float">
            <text:p>7.85</text:p>
          </table:table-cell>
          <table:table-cell office:value-type="float" office:value="7.95536" calcext:value-type="float">
            <text:p>7.96</text:p>
          </table:table-cell>
          <table:table-cell office:value-type="float" office:value="590.5" calcext:value-type="float">
            <text:p>590.50</text:p>
          </table:table-cell>
          <table:table-cell office:value-type="float" office:value="3.59092423229804" calcext:value-type="float">
            <text:p>3.5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1.7" calcext:value-type="float">
            <text:p>11.70</text:p>
          </table:table-cell>
          <table:table-cell office:value-type="float" office:value="1.38031270293899" calcext:value-type="float">
            <text:p>1.38</text:p>
          </table:table-cell>
          <table:table-cell office:value-type="float" office:value="10" calcext:value-type="float">
            <text:p>10.00</text:p>
          </table:table-cell>
          <table:table-cell office:value-type="float" office:value="14" calcext:value-type="float">
            <text:p>14.00</text:p>
          </table:table-cell>
          <table:table-cell office:value-type="float" office:value="0.0532" calcext:value-type="float">
            <text:p>0.05</text:p>
          </table:table-cell>
          <table:table-cell office:value-type="float" office:value="0.00686409422092123" calcext:value-type="float">
            <text:p>0.01</text:p>
          </table:table-cell>
          <table:table-cell office:value-type="float" office:value="0.044" calcext:value-type="float">
            <text:p>0.04</text:p>
          </table:table-cell>
          <table:table-cell office:value-type="float" office:value="0.065" calcext:value-type="float">
            <text:p>0.0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50/case_1_50_10_5_4</text:p>
          </table:table-cell>
          <table:table-cell office:value-type="float" office:value="8.2207" calcext:value-type="float">
            <text:p>8.22</text:p>
          </table:table-cell>
          <table:table-cell office:value-type="float" office:value="0.209954406078032" calcext:value-type="float">
            <text:p>0.21</text:p>
          </table:table-cell>
          <table:table-cell office:value-type="float" office:value="7.248215" calcext:value-type="float">
            <text:p>7.25</text:p>
          </table:table-cell>
          <table:table-cell office:value-type="float" office:value="0.0731748381042209" calcext:value-type="float">
            <text:p>0.07</text:p>
          </table:table-cell>
          <table:table-cell office:value-type="float" office:value="7.21875" calcext:value-type="float">
            <text:p>7.22</text:p>
          </table:table-cell>
          <table:table-cell office:value-type="float" office:value="7.45982" calcext:value-type="float">
            <text:p>7.46</text:p>
          </table:table-cell>
          <table:table-cell office:value-type="float" office:value="541.2" calcext:value-type="float">
            <text:p>541.20</text:p>
          </table:table-cell>
          <table:table-cell office:value-type="float" office:value="5.46375617857783" calcext:value-type="float">
            <text:p>5.4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.8" calcext:value-type="float">
            <text:p>3.80</text:p>
          </table:table-cell>
          <table:table-cell office:value-type="float" office:value="1.5078740698501" calcext:value-type="float">
            <text:p>1.51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.00</text:p>
          </table:table-cell>
          <table:table-cell office:value-type="float" office:value="0.0172" calcext:value-type="float">
            <text:p>0.02</text:p>
          </table:table-cell>
          <table:table-cell office:value-type="float" office:value="0.00675589411278462" calcext:value-type="float">
            <text:p>0.01</text:p>
          </table:table-cell>
          <table:table-cell office:value-type="float" office:value="0.005" calcext:value-type="float">
            <text:p>0.01</text:p>
          </table:table-cell>
          <table:table-cell office:value-type="float" office:value="0.027" calcext:value-type="float">
            <text:p>0.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50/case_1_50_10_5_5</text:p>
          </table:table-cell>
          <table:table-cell office:value-type="float" office:value="7.8683" calcext:value-type="float">
            <text:p>7.87</text:p>
          </table:table-cell>
          <table:table-cell office:value-type="float" office:value="0.169065574322665" calcext:value-type="float">
            <text:p>0.17</text:p>
          </table:table-cell>
          <table:table-cell office:value-type="float" office:value="6.325445" calcext:value-type="float">
            <text:p>6.33</text:p>
          </table:table-cell>
          <table:table-cell office:value-type="float" office:value="0.0535890855442942" calcext:value-type="float">
            <text:p>0.05</text:p>
          </table:table-cell>
          <table:table-cell office:value-type="float" office:value="6.25446" calcext:value-type="float">
            <text:p>6.25</text:p>
          </table:table-cell>
          <table:table-cell office:value-type="float" office:value="6.42857" calcext:value-type="float">
            <text:p>6.43</text:p>
          </table:table-cell>
          <table:table-cell office:value-type="float" office:value="472.3" calcext:value-type="float">
            <text:p>472.30</text:p>
          </table:table-cell>
          <table:table-cell office:value-type="float" office:value="4.0013155731321" calcext:value-type="float">
            <text:p>4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0047" calcext:value-type="float">
            <text:p>0.00</text:p>
          </table:table-cell>
          <table:table-cell office:value-type="float" office:value="0.000470162345981627" calcext:value-type="float">
            <text:p>0.00</text:p>
          </table:table-cell>
          <table:table-cell office:value-type="float" office:value="0.004" calcext:value-type="float">
            <text:p>0.00</text:p>
          </table:table-cell>
          <table:table-cell office:value-type="float" office:value="0.005" calcext:value-type="float">
            <text:p>0.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50/case_2_50_10_5_1</text:p>
          </table:table-cell>
          <table:table-cell office:value-type="float" office:value="8.1571" calcext:value-type="float">
            <text:p>8.16</text:p>
          </table:table-cell>
          <table:table-cell office:value-type="float" office:value="0.199330167785696" calcext:value-type="float">
            <text:p>0.20</text:p>
          </table:table-cell>
          <table:table-cell office:value-type="float" office:value="13.106" calcext:value-type="float">
            <text:p>13.11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3.106" calcext:value-type="float">
            <text:p>13.11</text:p>
          </table:table-cell>
          <table:table-cell office:value-type="float" office:value="948" calcext:value-type="float">
            <text:p>948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50" calcext:value-type="float">
            <text:p>50.00</text:p>
          </table:table-cell>
          <table:table-cell office:value-type="float" office:value="3.4027852368936" calcext:value-type="float">
            <text:p>3.40</text:p>
          </table:table-cell>
          <table:table-cell office:value-type="float" office:value="42" calcext:value-type="float">
            <text:p>42.00</text:p>
          </table:table-cell>
          <table:table-cell office:value-type="float" office:value="54" calcext:value-type="float">
            <text:p>54.00</text:p>
          </table:table-cell>
          <table:table-cell office:value-type="float" office:value="0.2238" calcext:value-type="float">
            <text:p>0.22</text:p>
          </table:table-cell>
          <table:table-cell office:value-type="float" office:value="0.0150493923640231" calcext:value-type="float">
            <text:p>0.02</text:p>
          </table:table-cell>
          <table:table-cell office:value-type="float" office:value="0.19" calcext:value-type="float">
            <text:p>0.19</text:p>
          </table:table-cell>
          <table:table-cell office:value-type="float" office:value="0.245" calcext:value-type="float">
            <text:p>0.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50/case_2_50_10_5_2</text:p>
          </table:table-cell>
          <table:table-cell office:value-type="float" office:value="8.3618" calcext:value-type="float">
            <text:p>8.36</text:p>
          </table:table-cell>
          <table:table-cell office:value-type="float" office:value="0.207308973578849" calcext:value-type="float">
            <text:p>0.21</text:p>
          </table:table-cell>
          <table:table-cell office:value-type="float" office:value="8.506449" calcext:value-type="float">
            <text:p>8.51</text:p>
          </table:table-cell>
          <table:table-cell office:value-type="float" office:value="0.0276853327879393" calcext:value-type="float">
            <text:p>0.03</text:p>
          </table:table-cell>
          <table:table-cell office:value-type="float" office:value="8.46083" calcext:value-type="float">
            <text:p>8.46</text:p>
          </table:table-cell>
          <table:table-cell office:value-type="float" office:value="8.54378" calcext:value-type="float">
            <text:p>8.54</text:p>
          </table:table-cell>
          <table:table-cell office:value-type="float" office:value="615.3" calcext:value-type="float">
            <text:p>615.30</text:p>
          </table:table-cell>
          <table:table-cell office:value-type="float" office:value="2.00262984991972" calcext:value-type="float">
            <text:p>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0.1" calcext:value-type="float">
            <text:p>20.10</text:p>
          </table:table-cell>
          <table:table-cell office:value-type="float" office:value="1.41048703794488" calcext:value-type="float">
            <text:p>1.41</text:p>
          </table:table-cell>
          <table:table-cell office:value-type="float" office:value="18" calcext:value-type="float">
            <text:p>18.00</text:p>
          </table:table-cell>
          <table:table-cell office:value-type="float" office:value="22" calcext:value-type="float">
            <text:p>22.00</text:p>
          </table:table-cell>
          <table:table-cell office:value-type="float" office:value="0.0905" calcext:value-type="float">
            <text:p>0.09</text:p>
          </table:table-cell>
          <table:table-cell office:value-type="float" office:value="0.00523651149445687" calcext:value-type="float">
            <text:p>0.01</text:p>
          </table:table-cell>
          <table:table-cell office:value-type="float" office:value="0.083" calcext:value-type="float">
            <text:p>0.08</text:p>
          </table:table-cell>
          <table:table-cell office:value-type="float" office:value="0.096" calcext:value-type="float">
            <text:p>0.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50/case_2_50_10_5_3</text:p>
          </table:table-cell>
          <table:table-cell office:value-type="float" office:value="8.1662" calcext:value-type="float">
            <text:p>8.17</text:p>
          </table:table-cell>
          <table:table-cell office:value-type="float" office:value="0.240213852091927" calcext:value-type="float">
            <text:p>0.24</text:p>
          </table:table-cell>
          <table:table-cell office:value-type="float" office:value="7.588481" calcext:value-type="float">
            <text:p>7.59</text:p>
          </table:table-cell>
          <table:table-cell office:value-type="float" office:value="0.0551000266405514" calcext:value-type="float">
            <text:p>0.06</text:p>
          </table:table-cell>
          <table:table-cell office:value-type="float" office:value="7.47926" calcext:value-type="float">
            <text:p>7.48</text:p>
          </table:table-cell>
          <table:table-cell office:value-type="float" office:value="7.65899" calcext:value-type="float">
            <text:p>7.66</text:p>
          </table:table-cell>
          <table:table-cell office:value-type="float" office:value="548.9" calcext:value-type="float">
            <text:p>548.90</text:p>
          </table:table-cell>
          <table:table-cell office:value-type="float" office:value="3.98550003466513" calcext:value-type="float">
            <text:p>3.9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1.2" calcext:value-type="float">
            <text:p>11.20</text:p>
          </table:table-cell>
          <table:table-cell office:value-type="float" office:value="1.43636969291922" calcext:value-type="float">
            <text:p>1.44</text:p>
          </table:table-cell>
          <table:table-cell office:value-type="float" office:value="9" calcext:value-type="float">
            <text:p>9.00</text:p>
          </table:table-cell>
          <table:table-cell office:value-type="float" office:value="13" calcext:value-type="float">
            <text:p>13.00</text:p>
          </table:table-cell>
          <table:table-cell office:value-type="float" office:value="0.0506" calcext:value-type="float">
            <text:p>0.05</text:p>
          </table:table-cell>
          <table:table-cell office:value-type="float" office:value="0.00654056170129302" calcext:value-type="float">
            <text:p>0.01</text:p>
          </table:table-cell>
          <table:table-cell office:value-type="float" office:value="0.041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50/case_2_50_10_5_4</text:p>
          </table:table-cell>
          <table:table-cell office:value-type="float" office:value="8.2501" calcext:value-type="float">
            <text:p>8.25</text:p>
          </table:table-cell>
          <table:table-cell office:value-type="float" office:value="0.209155922698832" calcext:value-type="float">
            <text:p>0.21</text:p>
          </table:table-cell>
          <table:table-cell office:value-type="float" office:value="7.032718" calcext:value-type="float">
            <text:p>7.03</text:p>
          </table:table-cell>
          <table:table-cell office:value-type="float" office:value="0.0179977909755614" calcext:value-type="float">
            <text:p>0.02</text:p>
          </table:table-cell>
          <table:table-cell office:value-type="float" office:value="7.02304" calcext:value-type="float">
            <text:p>7.02</text:p>
          </table:table-cell>
          <table:table-cell office:value-type="float" office:value="7.07834" calcext:value-type="float">
            <text:p>7.08</text:p>
          </table:table-cell>
          <table:table-cell office:value-type="float" office:value="508.7" calcext:value-type="float">
            <text:p>508.70</text:p>
          </table:table-cell>
          <table:table-cell office:value-type="float" office:value="1.30182058752551" calcext:value-type="float">
            <text:p>1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.1" calcext:value-type="float">
            <text:p>4.10</text:p>
          </table:table-cell>
          <table:table-cell office:value-type="float" office:value="1.61896653195146" calcext:value-type="float">
            <text:p>1.62</text:p>
          </table:table-cell>
          <table:table-cell office:value-type="float" office:value="2" calcext:value-type="float">
            <text:p>2.00</text:p>
          </table:table-cell>
          <table:table-cell office:value-type="float" office:value="7" calcext:value-type="float">
            <text:p>7.00</text:p>
          </table:table-cell>
          <table:table-cell office:value-type="float" office:value="0.0189" calcext:value-type="float">
            <text:p>0.02</text:p>
          </table:table-cell>
          <table:table-cell office:value-type="float" office:value="0.00769757309669401" calcext:value-type="float">
            <text:p>0.01</text:p>
          </table:table-cell>
          <table:table-cell office:value-type="float" office:value="0.008" calcext:value-type="float">
            <text:p>0.01</text:p>
          </table:table-cell>
          <table:table-cell office:value-type="float" office:value="0.032" calcext:value-type="float">
            <text:p>0.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50/case_2_50_10_5_5</text:p>
          </table:table-cell>
          <table:table-cell office:value-type="float" office:value="7.7936" calcext:value-type="float">
            <text:p>7.79</text:p>
          </table:table-cell>
          <table:table-cell office:value-type="float" office:value="0.20515319051613" calcext:value-type="float">
            <text:p>0.21</text:p>
          </table:table-cell>
          <table:table-cell office:value-type="float" office:value="5.814747" calcext:value-type="float">
            <text:p>5.81</text:p>
          </table:table-cell>
          <table:table-cell office:value-type="float" office:value="0.0641276038847548" calcext:value-type="float">
            <text:p>0.06</text:p>
          </table:table-cell>
          <table:table-cell office:value-type="float" office:value="5.7235" calcext:value-type="float">
            <text:p>5.72</text:p>
          </table:table-cell>
          <table:table-cell office:value-type="float" office:value="5.91705" calcext:value-type="float">
            <text:p>5.92</text:p>
          </table:table-cell>
          <table:table-cell office:value-type="float" office:value="420.6" calcext:value-type="float">
            <text:p>420.60</text:p>
          </table:table-cell>
          <table:table-cell office:value-type="float" office:value="4.63851155799834" calcext:value-type="float">
            <text:p>4.6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0046" calcext:value-type="float">
            <text:p>0.00</text:p>
          </table:table-cell>
          <table:table-cell office:value-type="float" office:value="0.000502624689950035" calcext:value-type="float">
            <text:p>0.00</text:p>
          </table:table-cell>
          <table:table-cell office:value-type="float" office:value="0.004" calcext:value-type="float">
            <text:p>0.00</text:p>
          </table:table-cell>
          <table:table-cell office:value-type="float" office:value="0.005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ase50/case_3_50_10_5_1</text:p>
          </table:table-cell>
          <table:table-cell table:style-name="ce5" office:value-type="float" office:value="8.0181" calcext:value-type="float">
            <text:p>8.02</text:p>
          </table:table-cell>
          <table:table-cell table:style-name="ce5" office:value-type="float" office:value="0.178368306129702" calcext:value-type="float">
            <text:p>0.18</text:p>
          </table:table-cell>
          <table:table-cell table:style-name="ce6" office:value-type="float" office:value="7822010" calcext:value-type="float">
            <text:p>7,822,010.00</text:p>
          </table:table-cell>
          <table:table-cell table:style-name="ce6" office:value-type="float" office:value="93222.9924202687" calcext:value-type="float">
            <text:p>93,222.99</text:p>
          </table:table-cell>
          <table:table-cell table:style-name="ce6" office:value-type="float" office:value="7740010" calcext:value-type="float">
            <text:p>7,740,010.00</text:p>
          </table:table-cell>
          <table:table-cell table:style-name="ce6" office:value-type="float" office:value="8030010" calcext:value-type="float">
            <text:p>8,030,010.00</text:p>
          </table:table-cell>
          <table:table-cell table:style-name="ce5" office:value-type="float" office:value="1046.5" calcext:value-type="float">
            <text:p>1046.50</text:p>
          </table:table-cell>
          <table:table-cell table:style-name="ce5" office:value-type="float" office:value="15.9158973819789" calcext:value-type="float">
            <text:p>15.92</text:p>
          </table:table-cell>
          <table:table-cell table:style-name="ce5" office:value-type="float" office:value="782.2" calcext:value-type="float">
            <text:p>782.20</text:p>
          </table:table-cell>
          <table:table-cell table:style-name="ce5" office:value-type="float" office:value="9.32229924202687" calcext:value-type="float">
            <text:p>9.32</text:p>
          </table:table-cell>
          <table:table-cell table:style-name="ce5" office:value-type="string" calcext:value-type="string">
            <text:p>Inf</text:p>
          </table:table-cell>
          <table:table-cell table:style-name="ce5"/>
          <table:table-cell table:number-columns-repeated="3" table:style-name="ce5" office:value-type="string" calcext:value-type="string">
            <text:p>Inf</text:p>
          </table:table-cell>
          <table:table-cell table:style-name="ce5"/>
          <table:table-cell table:number-columns-repeated="2" table:style-name="ce5" office:value-type="string" calcext:value-type="string">
            <text:p>Inf</text:p>
          </table:table-cell>
          <table:table-cell table:style-name="ce2" table:number-columns-repeated="1005"/>
        </table:table-row>
        <table:table-row table:style-name="ro1">
          <table:table-cell office:value-type="string" calcext:value-type="string">
            <text:p>case50/case_3_50_10_5_2</text:p>
          </table:table-cell>
          <table:table-cell office:value-type="float" office:value="8.1183" calcext:value-type="float">
            <text:p>8.12</text:p>
          </table:table-cell>
          <table:table-cell office:value-type="float" office:value="0.210842445541938" calcext:value-type="float">
            <text:p>0.21</text:p>
          </table:table-cell>
          <table:table-cell office:value-type="float" office:value="9.875712" calcext:value-type="float">
            <text:p>9.88</text:p>
          </table:table-cell>
          <table:table-cell office:value-type="float" office:value="0.064054763214973" calcext:value-type="float">
            <text:p>0.06</text:p>
          </table:table-cell>
          <table:table-cell office:value-type="float" office:value="9.77983" calcext:value-type="float">
            <text:p>9.78</text:p>
          </table:table-cell>
          <table:table-cell office:value-type="float" office:value="9.93324" calcext:value-type="float">
            <text:p>9.93</text:p>
          </table:table-cell>
          <table:table-cell office:value-type="float" office:value="772.5" calcext:value-type="float">
            <text:p>772.50</text:p>
          </table:table-cell>
          <table:table-cell office:value-type="float" office:value="5.01051525872287" calcext:value-type="float">
            <text:p>5.0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5.9" calcext:value-type="float">
            <text:p>35.90</text:p>
          </table:table-cell>
          <table:table-cell office:value-type="float" office:value="1.61896653195146" calcext:value-type="float">
            <text:p>1.62</text:p>
          </table:table-cell>
          <table:table-cell office:value-type="float" office:value="34" calcext:value-type="float">
            <text:p>34.00</text:p>
          </table:table-cell>
          <table:table-cell office:value-type="float" office:value="39" calcext:value-type="float">
            <text:p>39.00</text:p>
          </table:table-cell>
          <table:table-cell office:value-type="float" office:value="0.1604" calcext:value-type="float">
            <text:p>0.16</text:p>
          </table:table-cell>
          <table:table-cell office:value-type="float" office:value="0.00964856138717608" calcext:value-type="float">
            <text:p>0.01</text:p>
          </table:table-cell>
          <table:table-cell office:value-type="float" office:value="0.147" calcext:value-type="float">
            <text:p>0.15</text:p>
          </table:table-cell>
          <table:table-cell office:value-type="float" office:value="0.177" calcext:value-type="float">
            <text:p>0.1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50/case_3_50_10_5_3</text:p>
          </table:table-cell>
          <table:table-cell office:value-type="float" office:value="8.2137" calcext:value-type="float">
            <text:p>8.21</text:p>
          </table:table-cell>
          <table:table-cell office:value-type="float" office:value="0.172624966176299" calcext:value-type="float">
            <text:p>0.17</text:p>
          </table:table-cell>
          <table:table-cell office:value-type="float" office:value="8.66378" calcext:value-type="float">
            <text:p>8.66</text:p>
          </table:table-cell>
          <table:table-cell office:value-type="float" office:value="0.0852132817668334" calcext:value-type="float">
            <text:p>0.09</text:p>
          </table:table-cell>
          <table:table-cell office:value-type="float" office:value="8.61648" calcext:value-type="float">
            <text:p>8.62</text:p>
          </table:table-cell>
          <table:table-cell office:value-type="float" office:value="8.88494" calcext:value-type="float">
            <text:p>8.88</text:p>
          </table:table-cell>
          <table:table-cell office:value-type="float" office:value="677.7" calcext:value-type="float">
            <text:p>677.70</text:p>
          </table:table-cell>
          <table:table-cell office:value-type="float" office:value="6.66570168454668" calcext:value-type="float">
            <text:p>6.6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3.4" calcext:value-type="float">
            <text:p>23.40</text:p>
          </table:table-cell>
          <table:table-cell office:value-type="float" office:value="2.79849583658229" calcext:value-type="float">
            <text:p>2.80</text:p>
          </table:table-cell>
          <table:table-cell office:value-type="float" office:value="17" calcext:value-type="float">
            <text:p>17.00</text:p>
          </table:table-cell>
          <table:table-cell office:value-type="float" office:value="28" calcext:value-type="float">
            <text:p>28.00</text:p>
          </table:table-cell>
          <table:table-cell office:value-type="float" office:value="0.105" calcext:value-type="float">
            <text:p>0.11</text:p>
          </table:table-cell>
          <table:table-cell office:value-type="float" office:value="0.0123799498340961" calcext:value-type="float">
            <text:p>0.01</text:p>
          </table:table-cell>
          <table:table-cell office:value-type="float" office:value="0.077" calcext:value-type="float">
            <text:p>0.08</text:p>
          </table:table-cell>
          <table:table-cell office:value-type="float" office:value="0.127" calcext:value-type="float">
            <text:p>0.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50/case_3_50_10_5_4</text:p>
          </table:table-cell>
          <table:table-cell office:value-type="float" office:value="8.1018" calcext:value-type="float">
            <text:p>8.10</text:p>
          </table:table-cell>
          <table:table-cell office:value-type="float" office:value="0.241857200147438" calcext:value-type="float">
            <text:p>0.24</text:p>
          </table:table-cell>
          <table:table-cell office:value-type="float" office:value="8.198437" calcext:value-type="float">
            <text:p>8.20</text:p>
          </table:table-cell>
          <table:table-cell office:value-type="float" office:value="0.0689172438966897" calcext:value-type="float">
            <text:p>0.07</text:p>
          </table:table-cell>
          <table:table-cell office:value-type="float" office:value="8.07955" calcext:value-type="float">
            <text:p>8.08</text:p>
          </table:table-cell>
          <table:table-cell office:value-type="float" office:value="8.29687" calcext:value-type="float">
            <text:p>8.30</text:p>
          </table:table-cell>
          <table:table-cell office:value-type="float" office:value="641.3" calcext:value-type="float">
            <text:p>641.30</text:p>
          </table:table-cell>
          <table:table-cell office:value-type="float" office:value="5.3910256811424" calcext:value-type="float">
            <text:p>5.3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4" calcext:value-type="float">
            <text:p>14.00</text:p>
          </table:table-cell>
          <table:table-cell office:value-type="float" office:value="1.58943882847805" calcext:value-type="float">
            <text:p>1.59</text:p>
          </table:table-cell>
          <table:table-cell office:value-type="float" office:value="11" calcext:value-type="float">
            <text:p>11.00</text:p>
          </table:table-cell>
          <table:table-cell office:value-type="float" office:value="17" calcext:value-type="float">
            <text:p>17.00</text:p>
          </table:table-cell>
          <table:table-cell office:value-type="float" office:value="0.063" calcext:value-type="float">
            <text:p>0.06</text:p>
          </table:table-cell>
          <table:table-cell office:value-type="float" office:value="0.00732695097065047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78" calcext:value-type="float">
            <text:p>0.0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50/case_3_50_10_5_5</text:p>
          </table:table-cell>
          <table:table-cell office:value-type="float" office:value="7.8554" calcext:value-type="float">
            <text:p>7.86</text:p>
          </table:table-cell>
          <table:table-cell office:value-type="float" office:value="0.194302097938128" calcext:value-type="float">
            <text:p>0.19</text:p>
          </table:table-cell>
          <table:table-cell office:value-type="float" office:value="7.065769" calcext:value-type="float">
            <text:p>7.07</text:p>
          </table:table-cell>
          <table:table-cell office:value-type="float" office:value="0.0490931911775961" calcext:value-type="float">
            <text:p>0.05</text:p>
          </table:table-cell>
          <table:table-cell office:value-type="float" office:value="6.92898" calcext:value-type="float">
            <text:p>6.93</text:p>
          </table:table-cell>
          <table:table-cell office:value-type="float" office:value="7.10795" calcext:value-type="float">
            <text:p>7.11</text:p>
          </table:table-cell>
          <table:table-cell office:value-type="float" office:value="552.7" calcext:value-type="float">
            <text:p>552.70</text:p>
          </table:table-cell>
          <table:table-cell office:value-type="float" office:value="3.84023025625452" calcext:value-type="float">
            <text:p>3.8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0046" calcext:value-type="float">
            <text:p>0.00</text:p>
          </table:table-cell>
          <table:table-cell office:value-type="float" office:value="0.000502624689950035" calcext:value-type="float">
            <text:p>0.00</text:p>
          </table:table-cell>
          <table:table-cell office:value-type="float" office:value="0.004" calcext:value-type="float">
            <text:p>0.00</text:p>
          </table:table-cell>
          <table:table-cell office:value-type="float" office:value="0.005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ase80/case_1_80_16_8_1</text:p>
          </table:table-cell>
          <table:table-cell table:style-name="ce5" office:value-type="float" office:value="22.0626" calcext:value-type="float">
            <text:p>22.06</text:p>
          </table:table-cell>
          <table:table-cell table:style-name="ce5" office:value-type="float" office:value="0.577546024595716" calcext:value-type="float">
            <text:p>0.58</text:p>
          </table:table-cell>
          <table:table-cell table:style-name="ce6" office:value-type="float" office:value="6362020" calcext:value-type="float">
            <text:p>6,362,020.00</text:p>
          </table:table-cell>
          <table:table-cell table:style-name="ce6" office:value-type="float" office:value="344514.914504132" calcext:value-type="float">
            <text:p>344,514.91</text:p>
          </table:table-cell>
          <table:table-cell table:style-name="ce6" office:value-type="float" office:value="5890020" calcext:value-type="float">
            <text:p>5,890,020.00</text:p>
          </table:table-cell>
          <table:table-cell table:style-name="ce6" office:value-type="float" office:value="7040020" calcext:value-type="float">
            <text:p>7,040,020.00</text:p>
          </table:table-cell>
          <table:table-cell table:style-name="ce5" office:value-type="float" office:value="1285.2" calcext:value-type="float">
            <text:p>1285.20</text:p>
          </table:table-cell>
          <table:table-cell table:style-name="ce5" office:value-type="float" office:value="31.1120217076429" calcext:value-type="float">
            <text:p>31.11</text:p>
          </table:table-cell>
          <table:table-cell table:style-name="ce5" office:value-type="float" office:value="636.2" calcext:value-type="float">
            <text:p>636.20</text:p>
          </table:table-cell>
          <table:table-cell table:style-name="ce5" office:value-type="float" office:value="34.4514914504132" calcext:value-type="float">
            <text:p>34.45</text:p>
          </table:table-cell>
          <table:table-cell table:style-name="ce5" office:value-type="string" calcext:value-type="string">
            <text:p>Inf</text:p>
          </table:table-cell>
          <table:table-cell table:style-name="ce5"/>
          <table:table-cell table:number-columns-repeated="3" table:style-name="ce5" office:value-type="string" calcext:value-type="string">
            <text:p>Inf</text:p>
          </table:table-cell>
          <table:table-cell table:style-name="ce5"/>
          <table:table-cell table:number-columns-repeated="2" table:style-name="ce5" office:value-type="string" calcext:value-type="string">
            <text:p>Inf</text:p>
          </table:table-cell>
          <table:table-cell table:style-name="ce2" table:number-columns-repeated="1005"/>
        </table:table-row>
        <table:table-row table:style-name="ro1">
          <table:table-cell office:value-type="string" calcext:value-type="string">
            <text:p>case80/case_1_80_16_8_2</text:p>
          </table:table-cell>
          <table:table-cell office:value-type="float" office:value="22.9615" calcext:value-type="float">
            <text:p>22.96</text:p>
          </table:table-cell>
          <table:table-cell office:value-type="float" office:value="0.545846180376468" calcext:value-type="float">
            <text:p>0.55</text:p>
          </table:table-cell>
          <table:table-cell office:value-type="float" office:value="12.10612" calcext:value-type="float">
            <text:p>12.11</text:p>
          </table:table-cell>
          <table:table-cell office:value-type="float" office:value="0.0348773429697789" calcext:value-type="float">
            <text:p>0.03</text:p>
          </table:table-cell>
          <table:table-cell office:value-type="float" office:value="12.071" calcext:value-type="float">
            <text:p>12.07</text:p>
          </table:table-cell>
          <table:table-cell office:value-type="float" office:value="12.1713" calcext:value-type="float">
            <text:p>12.17</text:p>
          </table:table-cell>
          <table:table-cell office:value-type="float" office:value="965.8" calcext:value-type="float">
            <text:p>965.80</text:p>
          </table:table-cell>
          <table:table-cell office:value-type="float" office:value="2.78340949575384" calcext:value-type="float">
            <text:p>2.7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6.7" calcext:value-type="float">
            <text:p>46.70</text:p>
          </table:table-cell>
          <table:table-cell office:value-type="float" office:value="4.0013155731321" calcext:value-type="float">
            <text:p>4.00</text:p>
          </table:table-cell>
          <table:table-cell office:value-type="float" office:value="40" calcext:value-type="float">
            <text:p>40.00</text:p>
          </table:table-cell>
          <table:table-cell office:value-type="float" office:value="51" calcext:value-type="float">
            <text:p>51.00</text:p>
          </table:table-cell>
          <table:table-cell office:value-type="float" office:value="0.5793" calcext:value-type="float">
            <text:p>0.58</text:p>
          </table:table-cell>
          <table:table-cell office:value-type="float" office:value="0.0542684361106411" calcext:value-type="float">
            <text:p>0.05</text:p>
          </table:table-cell>
          <table:table-cell office:value-type="float" office:value="0.504" calcext:value-type="float">
            <text:p>0.50</text:p>
          </table:table-cell>
          <table:table-cell office:value-type="float" office:value="0.644" calcext:value-type="float">
            <text:p>0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80/case_1_80_16_8_3</text:p>
          </table:table-cell>
          <table:table-cell office:value-type="float" office:value="23.2181" calcext:value-type="float">
            <text:p>23.22</text:p>
          </table:table-cell>
          <table:table-cell office:value-type="float" office:value="0.590759092408367" calcext:value-type="float">
            <text:p>0.59</text:p>
          </table:table-cell>
          <table:table-cell office:value-type="float" office:value="11.33274" calcext:value-type="float">
            <text:p>11.33</text:p>
          </table:table-cell>
          <table:table-cell office:value-type="float" office:value="0.101810744960803" calcext:value-type="float">
            <text:p>0.10</text:p>
          </table:table-cell>
          <table:table-cell office:value-type="float" office:value="11.1811" calcext:value-type="float">
            <text:p>11.18</text:p>
          </table:table-cell>
          <table:table-cell office:value-type="float" office:value="11.5571" calcext:value-type="float">
            <text:p>11.56</text:p>
          </table:table-cell>
          <table:table-cell office:value-type="float" office:value="904.1" calcext:value-type="float">
            <text:p>904.10</text:p>
          </table:table-cell>
          <table:table-cell office:value-type="float" office:value="8.12339052885004" calcext:value-type="float">
            <text:p>8.1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2.4" calcext:value-type="float">
            <text:p>32.40</text:p>
          </table:table-cell>
          <table:table-cell office:value-type="float" office:value="2.16187053509832" calcext:value-type="float">
            <text:p>2.16</text:p>
          </table:table-cell>
          <table:table-cell office:value-type="float" office:value="28" calcext:value-type="float">
            <text:p>28.00</text:p>
          </table:table-cell>
          <table:table-cell office:value-type="float" office:value="35" calcext:value-type="float">
            <text:p>35.00</text:p>
          </table:table-cell>
          <table:table-cell office:value-type="float" office:value="0.4053" calcext:value-type="float">
            <text:p>0.41</text:p>
          </table:table-cell>
          <table:table-cell office:value-type="float" office:value="0.0311669528085185" calcext:value-type="float">
            <text:p>0.03</text:p>
          </table:table-cell>
          <table:table-cell office:value-type="float" office:value="0.339" calcext:value-type="float">
            <text:p>0.34</text:p>
          </table:table-cell>
          <table:table-cell office:value-type="float" office:value="0.445" calcext:value-type="float">
            <text:p>0.4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80/case_1_80_16_8_4</text:p>
          </table:table-cell>
          <table:table-cell office:value-type="float" office:value="23.1991" calcext:value-type="float">
            <text:p>23.20</text:p>
          </table:table-cell>
          <table:table-cell office:value-type="float" office:value="0.362752764870307" calcext:value-type="float">
            <text:p>0.36</text:p>
          </table:table-cell>
          <table:table-cell office:value-type="float" office:value="10.93789" calcext:value-type="float">
            <text:p>10.94</text:p>
          </table:table-cell>
          <table:table-cell office:value-type="float" office:value="0.0581348061337658" calcext:value-type="float">
            <text:p>0.06</text:p>
          </table:table-cell>
          <table:table-cell office:value-type="float" office:value="10.8426" calcext:value-type="float">
            <text:p>10.84</text:p>
          </table:table-cell>
          <table:table-cell office:value-type="float" office:value="11.0306" calcext:value-type="float">
            <text:p>11.03</text:p>
          </table:table-cell>
          <table:table-cell office:value-type="float" office:value="872.6" calcext:value-type="float">
            <text:p>872.60</text:p>
          </table:table-cell>
          <table:table-cell office:value-type="float" office:value="4.63851155799834" calcext:value-type="float">
            <text:p>4.6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0.5" calcext:value-type="float">
            <text:p>20.50</text:p>
          </table:table-cell>
          <table:table-cell office:value-type="float" office:value="2.87457090619397" calcext:value-type="float">
            <text:p>2.87</text:p>
          </table:table-cell>
          <table:table-cell office:value-type="float" office:value="15" calcext:value-type="float">
            <text:p>15.00</text:p>
          </table:table-cell>
          <table:table-cell office:value-type="float" office:value="25" calcext:value-type="float">
            <text:p>25.00</text:p>
          </table:table-cell>
          <table:table-cell office:value-type="float" office:value="0.2569" calcext:value-type="float">
            <text:p>0.26</text:p>
          </table:table-cell>
          <table:table-cell office:value-type="float" office:value="0.0386684966294133" calcext:value-type="float">
            <text:p>0.04</text:p>
          </table:table-cell>
          <table:table-cell office:value-type="float" office:value="0.181" calcext:value-type="float">
            <text:p>0.18</text:p>
          </table:table-cell>
          <table:table-cell office:value-type="float" office:value="0.318" calcext:value-type="float">
            <text:p>0.3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ase80/case_1_80_16_8_5</text:p>
          </table:table-cell>
          <table:table-cell table:style-name="ce5" office:value-type="float" office:value="22.74" calcext:value-type="float">
            <text:p>22.74</text:p>
          </table:table-cell>
          <table:table-cell table:style-name="ce5" office:value-type="float" office:value="0.520761588040965" calcext:value-type="float">
            <text:p>0.52</text:p>
          </table:table-cell>
          <table:table-cell table:style-name="ce6" office:value-type="float" office:value="1125010.2" calcext:value-type="float">
            <text:p>1,125,010.20</text:p>
          </table:table-cell>
          <table:table-cell table:style-name="ce6" office:value-type="float" office:value="107824.975138123" calcext:value-type="float">
            <text:p>107,824.98</text:p>
          </table:table-cell>
          <table:table-cell table:style-name="ce6" office:value-type="float" office:value="910012" calcext:value-type="float">
            <text:p>910,012.00</text:p>
          </table:table-cell>
          <table:table-cell table:style-name="ce6" office:value-type="float" office:value="1270010" calcext:value-type="float">
            <text:p>1,270,010.00</text:p>
          </table:table-cell>
          <table:table-cell table:style-name="ce5" office:value-type="float" office:value="1012.1" calcext:value-type="float">
            <text:p>1012.10</text:p>
          </table:table-cell>
          <table:table-cell table:style-name="ce5" office:value-type="float" office:value="38.9613843912689" calcext:value-type="float">
            <text:p>38.96</text:p>
          </table:table-cell>
          <table:table-cell table:style-name="ce5" office:value-type="float" office:value="112.5" calcext:value-type="float">
            <text:p>112.50</text:p>
          </table:table-cell>
          <table:table-cell table:style-name="ce5" office:value-type="float" office:value="10.7825394919164" calcext:value-type="float">
            <text:p>10.78</text:p>
          </table:table-cell>
          <table:table-cell table:style-name="ce5" office:value-type="string" calcext:value-type="string">
            <text:p>Inf</text:p>
          </table:table-cell>
          <table:table-cell table:style-name="ce5"/>
          <table:table-cell table:style-name="ce5" office:value-type="float" office:value="1301" calcext:value-type="float">
            <text:p>1301.00</text:p>
          </table:table-cell>
          <table:table-cell table:number-columns-repeated="2" table:style-name="ce5" office:value-type="string" calcext:value-type="string">
            <text:p>Inf</text:p>
          </table:table-cell>
          <table:table-cell table:style-name="ce5"/>
          <table:table-cell table:style-name="ce5" office:value-type="float" office:value="16.383" calcext:value-type="float">
            <text:p>16.38</text:p>
          </table:table-cell>
          <table:table-cell table:style-name="ce5" office:value-type="string" calcext:value-type="string">
            <text:p>Inf</text:p>
          </table:table-cell>
          <table:table-cell table:style-name="ce2" table:number-columns-repeated="1005"/>
        </table:table-row>
        <table:table-row table:style-name="ro1">
          <table:table-cell office:value-type="string" calcext:value-type="string">
            <text:p>case80/case_2_80_16_8_1</text:p>
          </table:table-cell>
          <table:table-cell office:value-type="float" office:value="22.9925" calcext:value-type="float">
            <text:p>22.99</text:p>
          </table:table-cell>
          <table:table-cell office:value-type="float" office:value="0.378736194815281" calcext:value-type="float">
            <text:p>0.38</text:p>
          </table:table-cell>
          <table:table-cell office:value-type="float" office:value="12.1045" calcext:value-type="float">
            <text:p>12.10</text:p>
          </table:table-cell>
          <table:table-cell office:value-type="float" office:value="0.0299922797083729" calcext:value-type="float">
            <text:p>0.03</text:p>
          </table:table-cell>
          <table:table-cell office:value-type="float" office:value="12.0933" calcext:value-type="float">
            <text:p>12.09</text:p>
          </table:table-cell>
          <table:table-cell office:value-type="float" office:value="12.1913" calcext:value-type="float">
            <text:p>12.19</text:p>
          </table:table-cell>
          <table:table-cell office:value-type="float" office:value="864.8" calcext:value-type="float">
            <text:p>864.80</text:p>
          </table:table-cell>
          <table:table-cell office:value-type="float" office:value="2.14230569345519" calcext:value-type="float">
            <text:p>2.1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7.9" calcext:value-type="float">
            <text:p>67.90</text:p>
          </table:table-cell>
          <table:table-cell office:value-type="float" office:value="1.86095617754337" calcext:value-type="float">
            <text:p>1.86</text:p>
          </table:table-cell>
          <table:table-cell office:value-type="float" office:value="66" calcext:value-type="float">
            <text:p>66.00</text:p>
          </table:table-cell>
          <table:table-cell office:value-type="float" office:value="72" calcext:value-type="float">
            <text:p>72.00</text:p>
          </table:table-cell>
          <table:table-cell office:value-type="float" office:value="0.8357" calcext:value-type="float">
            <text:p>0.84</text:p>
          </table:table-cell>
          <table:table-cell office:value-type="float" office:value="0.0348260338192414" calcext:value-type="float">
            <text:p>0.03</text:p>
          </table:table-cell>
          <table:table-cell office:value-type="float" office:value="0.789" calcext:value-type="float">
            <text:p>0.79</text:p>
          </table:table-cell>
          <table:table-cell office:value-type="float" office:value="0.9" calcext:value-type="float">
            <text:p>0.9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80/case_2_80_16_8_2</text:p>
          </table:table-cell>
          <table:table-cell office:value-type="float" office:value="22.915" calcext:value-type="float">
            <text:p>22.92</text:p>
          </table:table-cell>
          <table:table-cell office:value-type="float" office:value="0.647017774098981" calcext:value-type="float">
            <text:p>0.65</text:p>
          </table:table-cell>
          <table:table-cell office:value-type="float" office:value="8.907621" calcext:value-type="float">
            <text:p>8.91</text:p>
          </table:table-cell>
          <table:table-cell office:value-type="float" office:value="0.145345996736644" calcext:value-type="float">
            <text:p>0.15</text:p>
          </table:table-cell>
          <table:table-cell office:value-type="float" office:value="8.69207" calcext:value-type="float">
            <text:p>8.69</text:p>
          </table:table-cell>
          <table:table-cell office:value-type="float" office:value="9.20995" calcext:value-type="float">
            <text:p>9.21</text:p>
          </table:table-cell>
          <table:table-cell office:value-type="float" office:value="636.4" calcext:value-type="float">
            <text:p>636.40</text:p>
          </table:table-cell>
          <table:table-cell office:value-type="float" office:value="10.3841985221474" calcext:value-type="float">
            <text:p>10.3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7.7" calcext:value-type="float">
            <text:p>27.70</text:p>
          </table:table-cell>
          <table:table-cell office:value-type="float" office:value="1.78000591365073" calcext:value-type="float">
            <text:p>1.78</text:p>
          </table:table-cell>
          <table:table-cell office:value-type="float" office:value="24" calcext:value-type="float">
            <text:p>24.00</text:p>
          </table:table-cell>
          <table:table-cell office:value-type="float" office:value="30" calcext:value-type="float">
            <text:p>30.00</text:p>
          </table:table-cell>
          <table:table-cell office:value-type="float" office:value="0.3442" calcext:value-type="float">
            <text:p>0.34</text:p>
          </table:table-cell>
          <table:table-cell office:value-type="float" office:value="0.0259302708695536" calcext:value-type="float">
            <text:p>0.03</text:p>
          </table:table-cell>
          <table:table-cell office:value-type="float" office:value="0.287" calcext:value-type="float">
            <text:p>0.29</text:p>
          </table:table-cell>
          <table:table-cell office:value-type="float" office:value="0.367" calcext:value-type="float">
            <text:p>0.3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80/case_2_80_16_8_3</text:p>
          </table:table-cell>
          <table:table-cell office:value-type="float" office:value="22.6897" calcext:value-type="float">
            <text:p>22.69</text:p>
          </table:table-cell>
          <table:table-cell office:value-type="float" office:value="0.510438005927005" calcext:value-type="float">
            <text:p>0.51</text:p>
          </table:table-cell>
          <table:table-cell office:value-type="float" office:value="8.337947" calcext:value-type="float">
            <text:p>8.34</text:p>
          </table:table-cell>
          <table:table-cell office:value-type="float" office:value="0.0971965736942137" calcext:value-type="float">
            <text:p>0.10</text:p>
          </table:table-cell>
          <table:table-cell office:value-type="float" office:value="8.23017" calcext:value-type="float">
            <text:p>8.23</text:p>
          </table:table-cell>
          <table:table-cell office:value-type="float" office:value="8.51011" calcext:value-type="float">
            <text:p>8.51</text:p>
          </table:table-cell>
          <table:table-cell office:value-type="float" office:value="595.7" calcext:value-type="float">
            <text:p>595.70</text:p>
          </table:table-cell>
          <table:table-cell office:value-type="float" office:value="6.94413800493473" calcext:value-type="float">
            <text:p>6.9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5.7" calcext:value-type="float">
            <text:p>15.70</text:p>
          </table:table-cell>
          <table:table-cell office:value-type="float" office:value="5.04818883623778" calcext:value-type="float">
            <text:p>5.05</text:p>
          </table:table-cell>
          <table:table-cell office:value-type="float" office:value="5" calcext:value-type="float">
            <text:p>5.00</text:p>
          </table:table-cell>
          <table:table-cell office:value-type="float" office:value="21" calcext:value-type="float">
            <text:p>21.00</text:p>
          </table:table-cell>
          <table:table-cell office:value-type="float" office:value="0.1956" calcext:value-type="float">
            <text:p>0.20</text:p>
          </table:table-cell>
          <table:table-cell office:value-type="float" office:value="0.0638323461973053" calcext:value-type="float">
            <text:p>0.06</text:p>
          </table:table-cell>
          <table:table-cell office:value-type="float" office:value="0.063" calcext:value-type="float">
            <text:p>0.06</text:p>
          </table:table-cell>
          <table:table-cell office:value-type="float" office:value="0.265" calcext:value-type="float">
            <text:p>0.2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80/case_2_80_16_8_4</text:p>
          </table:table-cell>
          <table:table-cell office:value-type="float" office:value="22.6058" calcext:value-type="float">
            <text:p>22.61</text:p>
          </table:table-cell>
          <table:table-cell office:value-type="float" office:value="0.571615402540075" calcext:value-type="float">
            <text:p>0.57</text:p>
          </table:table-cell>
          <table:table-cell office:value-type="float" office:value="8.025815" calcext:value-type="float">
            <text:p>8.03</text:p>
          </table:table-cell>
          <table:table-cell office:value-type="float" office:value="0.0754975935831208" calcext:value-type="float">
            <text:p>0.08</text:p>
          </table:table-cell>
          <table:table-cell office:value-type="float" office:value="7.88025" calcext:value-type="float">
            <text:p>7.88</text:p>
          </table:table-cell>
          <table:table-cell office:value-type="float" office:value="8.13219" calcext:value-type="float">
            <text:p>8.13</text:p>
          </table:table-cell>
          <table:table-cell office:value-type="float" office:value="573.4" calcext:value-type="float">
            <text:p>573.40</text:p>
          </table:table-cell>
          <table:table-cell office:value-type="float" office:value="5.39395373006714" calcext:value-type="float">
            <text:p>5.3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5.6" calcext:value-type="float">
            <text:p>15.60</text:p>
          </table:table-cell>
          <table:table-cell office:value-type="float" office:value="3.21836833455124" calcext:value-type="float">
            <text:p>3.22</text:p>
          </table:table-cell>
          <table:table-cell office:value-type="float" office:value="9" calcext:value-type="float">
            <text:p>9.00</text:p>
          </table:table-cell>
          <table:table-cell office:value-type="float" office:value="20" calcext:value-type="float">
            <text:p>20.00</text:p>
          </table:table-cell>
          <table:table-cell office:value-type="float" office:value="0.1952" calcext:value-type="float">
            <text:p>0.20</text:p>
          </table:table-cell>
          <table:table-cell office:value-type="float" office:value="0.0397698642851991" calcext:value-type="float">
            <text:p>0.04</text:p>
          </table:table-cell>
          <table:table-cell office:value-type="float" office:value="0.114" calcext:value-type="float">
            <text:p>0.11</text:p>
          </table:table-cell>
          <table:table-cell office:value-type="float" office:value="0.254" calcext:value-type="float">
            <text:p>0.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se80/case_2_80_16_8_5</text:p>
          </table:table-cell>
          <table:table-cell office:value-type="float" office:value="21.7912" calcext:value-type="float">
            <text:p>21.79</text:p>
          </table:table-cell>
          <table:table-cell office:value-type="float" office:value="0.398488407016209" calcext:value-type="float">
            <text:p>0.40</text:p>
          </table:table-cell>
          <table:table-cell office:value-type="float" office:value="6.808087" calcext:value-type="float">
            <text:p>6.81</text:p>
          </table:table-cell>
          <table:table-cell office:value-type="float" office:value="0.113475442281811" calcext:value-type="float">
            <text:p>0.11</text:p>
          </table:table-cell>
          <table:table-cell office:value-type="float" office:value="6.66252" calcext:value-type="float">
            <text:p>6.66</text:p>
          </table:table-cell>
          <table:table-cell office:value-type="float" office:value="7.02644" calcext:value-type="float">
            <text:p>7.03</text:p>
          </table:table-cell>
          <table:table-cell office:value-type="float" office:value="486.4" calcext:value-type="float">
            <text:p>486.40</text:p>
          </table:table-cell>
          <table:table-cell office:value-type="float" office:value="8.10717680758683" calcext:value-type="float">
            <text:p>8.1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2" calcext:value-type="float">
            <text:p>1.20</text:p>
          </table:table-cell>
          <table:table-cell office:value-type="float" office:value="0.615587011251093" calcext:value-type="float">
            <text:p>0.62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0.0141" calcext:value-type="float">
            <text:p>0.01</text:p>
          </table:table-cell>
          <table:table-cell office:value-type="float" office:value="0.00715909432672509" calcext:value-type="float">
            <text:p>0.01</text:p>
          </table:table-cell>
          <table:table-cell office:value-type="float" office:value="0.011" calcext:value-type="float">
            <text:p>0.01</text:p>
          </table:table-cell>
          <table:table-cell office:value-type="float" office:value="0.035" calcext:value-type="float">
            <text:p>0.04</text:p>
          </table:table-cell>
          <table:table-cell table:number-columns-repeated="100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matted (preferences)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3" table:number-columns-repeated="2" table:default-cell-style-name="ce4"/>
        <table:table-column table:style-name="co25" table:default-cell-style-name="ce4"/>
        <table:table-column table:style-name="co21" table:default-cell-style-name="ce4"/>
        <table:table-column table:style-name="co26" table:default-cell-style-name="ce4"/>
        <table:table-column table:style-name="co21" table:number-columns-repeated="2" table:default-cell-style-name="ce4"/>
        <table:table-column table:style-name="co28" table:default-cell-style-name="ce4"/>
        <table:table-column table:style-name="co21" table:number-columns-repeated="3" table:default-cell-style-name="ce4"/>
        <table:table-column table:style-name="co22" table:number-columns-repeated="3" table:default-cell-style-name="ce4"/>
        <table:table-column table:style-name="co27" table:default-cell-style-name="ce4"/>
        <table:table-column table:style-name="co27" table:number-columns-repeated="100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3" office:value-type="string" calcext:value-type="string" table:number-columns-spanned="2" table:number-rows-spanned="1">
            <text:p>Time</text:p>
          </table:table-cell>
          <table:covered-table-cell table:style-name="ce3"/>
          <table:table-cell table:style-name="ce3" office:value-type="string" calcext:value-type="string" table:number-columns-spanned="4" table:number-rows-spanned="1">
            <text:p>Cost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Travel distance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Tardiness (feas)</text:p>
          </table:table-cell>
          <table:covered-table-cell table:style-name="ce3"/>
          <table:table-cell table:style-name="ce3" office:value-type="string" calcext:value-type="string" table:number-columns-spanned="4" table:number-rows-spanned="1">
            <text:p>Gens to factibility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Time to factibility</text:p>
          </table:table-cell>
          <table:covered-table-cell table:number-columns-repeated="3" table:style-name="ce3"/>
          <table:table-cell table:style-name="ce3"/>
          <table:table-cell table:style-name="ce1" table:number-columns-repeated="1004"/>
        </table:table-row>
        <table:table-row table:style-name="ro1">
          <table:covered-table-cell table:style-name="ce1"/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/>
          <table:table-cell table:style-name="ce1" table:number-columns-repeated="1004"/>
        </table:table-row>
        <table:table-row table:style-name="ro1">
          <table:table-cell office:value-type="string" calcext:value-type="string">
            <text:p>case20/case_1_20_4_2_1</text:p>
          </table:table-cell>
          <table:table-cell table:style-name="ce4" office:value-type="float" office:value="1.6465" calcext:value-type="float">
            <text:p>1.65</text:p>
          </table:table-cell>
          <table:table-cell office:value-type="float" office:value="0.0437703336206517" calcext:value-type="float">
            <text:p>0.04</text:p>
          </table:table-cell>
          <table:table-cell office:value-type="float" office:value="-96.4535" calcext:value-type="float">
            <text:p>-96.45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96.4535" calcext:value-type="float">
            <text:p>-96.45</text:p>
          </table:table-cell>
          <table:table-cell office:value-type="float" office:value="504" calcext:value-type="float">
            <text:p>504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13.9" calcext:value-type="float">
            <text:p>13.90</text:p>
          </table:table-cell>
          <table:table-cell office:value-type="float" office:value="1.61896653195146" calcext:value-type="float">
            <text:p>1.62</text:p>
          </table:table-cell>
          <table:table-cell office:value-type="float" office:value="11" calcext:value-type="float">
            <text:p>11.00</text:p>
          </table:table-cell>
          <table:table-cell office:value-type="float" office:value="16" calcext:value-type="float">
            <text:p>16.00</text:p>
          </table:table-cell>
          <table:table-cell office:value-type="float" office:value="0.0144" calcext:value-type="float">
            <text:p>0.01</text:p>
          </table:table-cell>
          <table:table-cell office:value-type="float" office:value="0.00166701750693298" calcext:value-type="float">
            <text:p>0.00</text:p>
          </table:table-cell>
          <table:table-cell office:value-type="float" office:value="0.011" calcext:value-type="float">
            <text:p>0.01</text:p>
          </table:table-cell>
          <table:table-cell office:value-type="float" office:value="0.016" calcext:value-type="float">
            <text:p>0.02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20/case_1_20_4_2_2</text:p>
          </table:table-cell>
          <table:table-cell table:style-name="ce4" office:value-type="float" office:value="1.6493" calcext:value-type="float">
            <text:p>1.65</text:p>
          </table:table-cell>
          <table:table-cell office:value-type="float" office:value="0.038900818554505" calcext:value-type="float">
            <text:p>0.04</text:p>
          </table:table-cell>
          <table:table-cell office:value-type="float" office:value="-114.034" calcext:value-type="float">
            <text:p>-114.0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114.034" calcext:value-type="float">
            <text:p>-114.03</text:p>
          </table:table-cell>
          <table:table-cell office:value-type="float" office:value="491" calcext:value-type="float">
            <text:p>491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4.7" calcext:value-type="float">
            <text:p>4.70</text:p>
          </table:table-cell>
          <table:table-cell office:value-type="float" office:value="1.78000591365073" calcext:value-type="float">
            <text:p>1.78</text:p>
          </table:table-cell>
          <table:table-cell office:value-type="float" office:value="1" calcext:value-type="float">
            <text:p>1.00</text:p>
          </table:table-cell>
          <table:table-cell office:value-type="float" office:value="8" calcext:value-type="float">
            <text:p>8.00</text:p>
          </table:table-cell>
          <table:table-cell office:value-type="float" office:value="0.0051" calcext:value-type="float">
            <text:p>0.01</text:p>
          </table:table-cell>
          <table:table-cell office:value-type="float" office:value="0.00212503869933802" calcext:value-type="float">
            <text:p>0.00</text:p>
          </table:table-cell>
          <table:table-cell office:value-type="float" office:value="0.001" calcext:value-type="float">
            <text:p>0.00</text:p>
          </table:table-cell>
          <table:table-cell office:value-type="float" office:value="0.009" calcext:value-type="float">
            <text:p>0.01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20/case_1_20_4_2_3</text:p>
          </table:table-cell>
          <table:table-cell table:style-name="ce4" office:value-type="float" office:value="1.6396" calcext:value-type="float">
            <text:p>1.64</text:p>
          </table:table-cell>
          <table:table-cell office:value-type="float" office:value="0.0397682761692493" calcext:value-type="float">
            <text:p>0.04</text:p>
          </table:table-cell>
          <table:table-cell office:value-type="float" office:value="-117.796" calcext:value-type="float">
            <text:p>-117.8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117.796" calcext:value-type="float">
            <text:p>-117.80</text:p>
          </table:table-cell>
          <table:table-cell office:value-type="float" office:value="472" calcext:value-type="float">
            <text:p>472.00</text:p>
          </table:table-cell>
          <table:table-cell office:value-type="float" office:value="10.0838589104725" calcext:value-type="float">
            <text:p>10.0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.794719414239026" calcext:value-type="float">
            <text:p>0.79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0.0021" calcext:value-type="float">
            <text:p>0.00</text:p>
          </table:table-cell>
          <table:table-cell office:value-type="float" office:value="0.000967906041546987" calcext:value-type="float">
            <text:p>0.00</text:p>
          </table:table-cell>
          <table:table-cell office:value-type="float" office:value="0.001" calcext:value-type="float">
            <text:p>0.00</text:p>
          </table:table-cell>
          <table:table-cell office:value-type="float" office:value="0.004" calcext:value-type="float">
            <text:p>0.0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20/case_1_20_4_2_4</text:p>
          </table:table-cell>
          <table:table-cell table:style-name="ce4" office:value-type="float" office:value="1.6378" calcext:value-type="float">
            <text:p>1.64</text:p>
          </table:table-cell>
          <table:table-cell office:value-type="float" office:value="0.0601888256808695" calcext:value-type="float">
            <text:p>0.06</text:p>
          </table:table-cell>
          <table:table-cell office:value-type="float" office:value="-118.512" calcext:value-type="float">
            <text:p>-118.51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118.512" calcext:value-type="float">
            <text:p>-118.51</text:p>
          </table:table-cell>
          <table:table-cell office:value-type="float" office:value="458.6" calcext:value-type="float">
            <text:p>458.60</text:p>
          </table:table-cell>
          <table:table-cell office:value-type="float" office:value="4.08334228427232" calcext:value-type="float">
            <text:p>4.0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1" calcext:value-type="float">
            <text:p>1.10</text:p>
          </table:table-cell>
          <table:table-cell office:value-type="float" office:value="0.307793505625546" calcext:value-type="float">
            <text:p>0.31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0.0011" calcext:value-type="float">
            <text:p>0.00</text:p>
          </table:table-cell>
          <table:table-cell office:value-type="float" office:value="0.000307793505625546" calcext:value-type="float">
            <text:p>0.00</text:p>
          </table:table-cell>
          <table:table-cell office:value-type="float" office:value="0.001" calcext:value-type="float">
            <text:p>0.00</text:p>
          </table:table-cell>
          <table:table-cell office:value-type="float" office:value="0.002" calcext:value-type="float">
            <text:p>0.0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20/case_1_20_4_2_5</text:p>
          </table:table-cell>
          <table:table-cell table:style-name="ce4" office:value-type="float" office:value="1.6139" calcext:value-type="float">
            <text:p>1.61</text:p>
          </table:table-cell>
          <table:table-cell office:value-type="float" office:value="0.0597405795260246" calcext:value-type="float">
            <text:p>0.06</text:p>
          </table:table-cell>
          <table:table-cell office:value-type="float" office:value="-118.512" calcext:value-type="float">
            <text:p>-118.51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118.512" calcext:value-type="float">
            <text:p>-118.51</text:p>
          </table:table-cell>
          <table:table-cell office:value-type="float" office:value="463.1" calcext:value-type="float">
            <text:p>463.10</text:p>
          </table:table-cell>
          <table:table-cell office:value-type="float" office:value="16.2898095365428" calcext:value-type="float">
            <text:p>16.2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0009" calcext:value-type="float">
            <text:p>0.00</text:p>
          </table:table-cell>
          <table:table-cell office:value-type="float" office:value="0.00030779350562554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1" calcext:value-type="float">
            <text:p>0.0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20/case_2_20_4_2_1</text:p>
          </table:table-cell>
          <table:table-cell table:style-name="ce4" office:value-type="float" office:value="1.6511" calcext:value-type="float">
            <text:p>1.65</text:p>
          </table:table-cell>
          <table:table-cell office:value-type="float" office:value="0.0606377509650982" calcext:value-type="float">
            <text:p>0.06</text:p>
          </table:table-cell>
          <table:table-cell office:value-type="float" office:value="-85.2551" calcext:value-type="float">
            <text:p>-85.26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85.2551" calcext:value-type="float">
            <text:p>-85.26</text:p>
          </table:table-cell>
          <table:table-cell office:value-type="float" office:value="490" calcext:value-type="float">
            <text:p>49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11.2" calcext:value-type="float">
            <text:p>11.20</text:p>
          </table:table-cell>
          <table:table-cell office:value-type="float" office:value="1.43636969291922" calcext:value-type="float">
            <text:p>1.44</text:p>
          </table:table-cell>
          <table:table-cell office:value-type="float" office:value="9" calcext:value-type="float">
            <text:p>9.00</text:p>
          </table:table-cell>
          <table:table-cell office:value-type="float" office:value="14" calcext:value-type="float">
            <text:p>14.00</text:p>
          </table:table-cell>
          <table:table-cell office:value-type="float" office:value="0.012" calcext:value-type="float">
            <text:p>0.01</text:p>
          </table:table-cell>
          <table:table-cell office:value-type="float" office:value="0.0017167901505579" calcext:value-type="float">
            <text:p>0.00</text:p>
          </table:table-cell>
          <table:table-cell office:value-type="float" office:value="0.009" calcext:value-type="float">
            <text:p>0.01</text:p>
          </table:table-cell>
          <table:table-cell office:value-type="float" office:value="0.015" calcext:value-type="float">
            <text:p>0.02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20/case_2_20_4_2_2</text:p>
          </table:table-cell>
          <table:table-cell table:style-name="ce4" office:value-type="float" office:value="1.6379" calcext:value-type="float">
            <text:p>1.64</text:p>
          </table:table-cell>
          <table:table-cell office:value-type="float" office:value="0.0396602678017341" calcext:value-type="float">
            <text:p>0.04</text:p>
          </table:table-cell>
          <table:table-cell office:value-type="float" office:value="-92.0903" calcext:value-type="float">
            <text:p>-92.09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92.0903" calcext:value-type="float">
            <text:p>-92.09</text:p>
          </table:table-cell>
          <table:table-cell office:value-type="float" office:value="485" calcext:value-type="float">
            <text:p>485.00</text:p>
          </table:table-cell>
          <table:table-cell office:value-type="float" office:value="2.05195670417031" calcext:value-type="float">
            <text:p>2.0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.4" calcext:value-type="float">
            <text:p>5.40</text:p>
          </table:table-cell>
          <table:table-cell office:value-type="float" office:value="1.95744193971837" calcext:value-type="float">
            <text:p>1.96</text:p>
          </table:table-cell>
          <table:table-cell office:value-type="float" office:value="2" calcext:value-type="float">
            <text:p>2.00</text:p>
          </table:table-cell>
          <table:table-cell office:value-type="float" office:value="9" calcext:value-type="float">
            <text:p>9.00</text:p>
          </table:table-cell>
          <table:table-cell office:value-type="float" office:value="0.0059" calcext:value-type="float">
            <text:p>0.01</text:p>
          </table:table-cell>
          <table:table-cell office:value-type="float" office:value="0.00217400915119364" calcext:value-type="float">
            <text:p>0.00</text:p>
          </table:table-cell>
          <table:table-cell office:value-type="float" office:value="0.002" calcext:value-type="float">
            <text:p>0.00</text:p>
          </table:table-cell>
          <table:table-cell office:value-type="float" office:value="0.009" calcext:value-type="float">
            <text:p>0.01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20/case_2_20_4_2_3</text:p>
          </table:table-cell>
          <table:table-cell table:style-name="ce4" office:value-type="float" office:value="1.6323" calcext:value-type="float">
            <text:p>1.63</text:p>
          </table:table-cell>
          <table:table-cell office:value-type="float" office:value="0.0357036044177763" calcext:value-type="float">
            <text:p>0.04</text:p>
          </table:table-cell>
          <table:table-cell office:value-type="float" office:value="-104.813" calcext:value-type="float">
            <text:p>-104.81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104.813" calcext:value-type="float">
            <text:p>-104.81</text:p>
          </table:table-cell>
          <table:table-cell office:value-type="float" office:value="502.1" calcext:value-type="float">
            <text:p>502.10</text:p>
          </table:table-cell>
          <table:table-cell office:value-type="float" office:value="9.04317131146044" calcext:value-type="float">
            <text:p>9.0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2" calcext:value-type="float">
            <text:p>1.20</text:p>
          </table:table-cell>
          <table:table-cell office:value-type="float" office:value="0.410391340834062" calcext:value-type="float">
            <text:p>0.41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0.0012" calcext:value-type="float">
            <text:p>0.00</text:p>
          </table:table-cell>
          <table:table-cell office:value-type="float" office:value="0.000410391340834062" calcext:value-type="float">
            <text:p>0.00</text:p>
          </table:table-cell>
          <table:table-cell office:value-type="float" office:value="0.001" calcext:value-type="float">
            <text:p>0.00</text:p>
          </table:table-cell>
          <table:table-cell office:value-type="float" office:value="0.002" calcext:value-type="float">
            <text:p>0.0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20/case_2_20_4_2_4</text:p>
          </table:table-cell>
          <table:table-cell table:style-name="ce4" office:value-type="float" office:value="1.6048" calcext:value-type="float">
            <text:p>1.60</text:p>
          </table:table-cell>
          <table:table-cell office:value-type="float" office:value="0.0395016322114469" calcext:value-type="float">
            <text:p>0.04</text:p>
          </table:table-cell>
          <table:table-cell office:value-type="float" office:value="-105.337" calcext:value-type="float">
            <text:p>-105.34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105.337" calcext:value-type="float">
            <text:p>-105.34</text:p>
          </table:table-cell>
          <table:table-cell office:value-type="float" office:value="448.3" calcext:value-type="float">
            <text:p>448.30</text:p>
          </table:table-cell>
          <table:table-cell office:value-type="float" office:value="7.42754475265088" calcext:value-type="float">
            <text:p>7.4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00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001" calcext:value-type="float">
            <text:p>0.0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20/case_2_20_4_2_5</text:p>
          </table:table-cell>
          <table:table-cell table:style-name="ce4" office:value-type="float" office:value="1.5833" calcext:value-type="float">
            <text:p>1.58</text:p>
          </table:table-cell>
          <table:table-cell office:value-type="float" office:value="0.0351090031938128" calcext:value-type="float">
            <text:p>0.04</text:p>
          </table:table-cell>
          <table:table-cell office:value-type="float" office:value="-117.244" calcext:value-type="float">
            <text:p>-117.24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117.244" calcext:value-type="float">
            <text:p>-117.24</text:p>
          </table:table-cell>
          <table:table-cell office:value-type="float" office:value="491" calcext:value-type="float">
            <text:p>491.00</text:p>
          </table:table-cell>
          <table:table-cell office:value-type="float" office:value="31.3788396685946" calcext:value-type="float">
            <text:p>31.3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00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001" calcext:value-type="float">
            <text:p>0.0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20/case_3_20_4_2_1</text:p>
          </table:table-cell>
          <table:table-cell table:style-name="ce4" office:value-type="float" office:value="1.6334" calcext:value-type="float">
            <text:p>1.63</text:p>
          </table:table-cell>
          <table:table-cell office:value-type="float" office:value="0.0409806115903092" calcext:value-type="float">
            <text:p>0.04</text:p>
          </table:table-cell>
          <table:table-cell office:value-type="float" office:value="-56.2458" calcext:value-type="float">
            <text:p>-56.25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56.2458" calcext:value-type="float">
            <text:p>-56.25</text:p>
          </table:table-cell>
          <table:table-cell office:value-type="float" office:value="426" calcext:value-type="float">
            <text:p>426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16.3" calcext:value-type="float">
            <text:p>16.30</text:p>
          </table:table-cell>
          <table:table-cell office:value-type="float" office:value="2.86723780520189" calcext:value-type="float">
            <text:p>2.87</text:p>
          </table:table-cell>
          <table:table-cell office:value-type="float" office:value="11" calcext:value-type="float">
            <text:p>11.00</text:p>
          </table:table-cell>
          <table:table-cell office:value-type="float" office:value="21" calcext:value-type="float">
            <text:p>21.00</text:p>
          </table:table-cell>
          <table:table-cell office:value-type="float" office:value="0.017" calcext:value-type="float">
            <text:p>0.02</text:p>
          </table:table-cell>
          <table:table-cell office:value-type="float" office:value="0.00279096285969744" calcext:value-type="float">
            <text:p>0.00</text:p>
          </table:table-cell>
          <table:table-cell office:value-type="float" office:value="0.013" calcext:value-type="float">
            <text:p>0.01</text:p>
          </table:table-cell>
          <table:table-cell office:value-type="float" office:value="0.021" calcext:value-type="float">
            <text:p>0.02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20/case_3_20_4_2_2</text:p>
          </table:table-cell>
          <table:table-cell table:style-name="ce4" office:value-type="float" office:value="1.6342" calcext:value-type="float">
            <text:p>1.63</text:p>
          </table:table-cell>
          <table:table-cell office:value-type="float" office:value="0.0403296939056858" calcext:value-type="float">
            <text:p>0.04</text:p>
          </table:table-cell>
          <table:table-cell office:value-type="float" office:value="-99.4852" calcext:value-type="float">
            <text:p>-99.49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99.4852" calcext:value-type="float">
            <text:p>-99.49</text:p>
          </table:table-cell>
          <table:table-cell office:value-type="float" office:value="450" calcext:value-type="float">
            <text:p>45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float" office:value="2.29415733870562" calcext:value-type="float">
            <text:p>2.29</text:p>
          </table:table-cell>
          <table:table-cell office:value-type="float" office:value="1" calcext:value-type="float">
            <text:p>1.00</text:p>
          </table:table-cell>
          <table:table-cell office:value-type="float" office:value="9" calcext:value-type="float">
            <text:p>9.00</text:p>
          </table:table-cell>
          <table:table-cell office:value-type="float" office:value="0.0064" calcext:value-type="float">
            <text:p>0.01</text:p>
          </table:table-cell>
          <table:table-cell office:value-type="float" office:value="0.00243656358531091" calcext:value-type="float">
            <text:p>0.00</text:p>
          </table:table-cell>
          <table:table-cell office:value-type="float" office:value="0.001" calcext:value-type="float">
            <text:p>0.00</text:p>
          </table:table-cell>
          <table:table-cell office:value-type="float" office:value="0.01" calcext:value-type="float">
            <text:p>0.01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20/case_3_20_4_2_3</text:p>
          </table:table-cell>
          <table:table-cell table:style-name="ce4" office:value-type="float" office:value="1.5995" calcext:value-type="float">
            <text:p>1.60</text:p>
          </table:table-cell>
          <table:table-cell office:value-type="float" office:value="0.0361437189709725" calcext:value-type="float">
            <text:p>0.04</text:p>
          </table:table-cell>
          <table:table-cell office:value-type="float" office:value="-106.591" calcext:value-type="float">
            <text:p>-106.59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106.591" calcext:value-type="float">
            <text:p>-106.59</text:p>
          </table:table-cell>
          <table:table-cell office:value-type="float" office:value="469.8" calcext:value-type="float">
            <text:p>469.80</text:p>
          </table:table-cell>
          <table:table-cell office:value-type="float" office:value="0.410391340834062" calcext:value-type="float">
            <text:p>0.4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7" calcext:value-type="float">
            <text:p>2.70</text:p>
          </table:table-cell>
          <table:table-cell office:value-type="float" office:value="1.12857618729367" calcext:value-type="float">
            <text:p>1.13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.00</text:p>
          </table:table-cell>
          <table:table-cell office:value-type="float" office:value="0.0029" calcext:value-type="float">
            <text:p>0.00</text:p>
          </table:table-cell>
          <table:table-cell office:value-type="float" office:value="0.00141048703794488" calcext:value-type="float">
            <text:p>0.00</text:p>
          </table:table-cell>
          <table:table-cell office:value-type="float" office:value="0.001" calcext:value-type="float">
            <text:p>0.00</text:p>
          </table:table-cell>
          <table:table-cell office:value-type="float" office:value="0.005" calcext:value-type="float">
            <text:p>0.01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20/case_3_20_4_2_4</text:p>
          </table:table-cell>
          <table:table-cell table:style-name="ce4" office:value-type="float" office:value="1.6307" calcext:value-type="float">
            <text:p>1.63</text:p>
          </table:table-cell>
          <table:table-cell office:value-type="float" office:value="0.0523531530242348" calcext:value-type="float">
            <text:p>0.05</text:p>
          </table:table-cell>
          <table:table-cell office:value-type="float" office:value="-107.872" calcext:value-type="float">
            <text:p>-107.8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107.872" calcext:value-type="float">
            <text:p>-107.87</text:p>
          </table:table-cell>
          <table:table-cell office:value-type="float" office:value="461" calcext:value-type="float">
            <text:p>461.00</text:p>
          </table:table-cell>
          <table:table-cell office:value-type="float" office:value="14.3343532888835" calcext:value-type="float">
            <text:p>14.3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5" calcext:value-type="float">
            <text:p>1.50</text:p>
          </table:table-cell>
          <table:table-cell office:value-type="float" office:value="0.688247201611685" calcext:value-type="float">
            <text:p>0.69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0.0015" calcext:value-type="float">
            <text:p>0.00</text:p>
          </table:table-cell>
          <table:table-cell office:value-type="float" office:value="0.000688247201611685" calcext:value-type="float">
            <text:p>0.00</text:p>
          </table:table-cell>
          <table:table-cell office:value-type="float" office:value="0.001" calcext:value-type="float">
            <text:p>0.00</text:p>
          </table:table-cell>
          <table:table-cell office:value-type="float" office:value="0.003" calcext:value-type="float">
            <text:p>0.0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20/case_3_20_4_2_5</text:p>
          </table:table-cell>
          <table:table-cell table:style-name="ce4" office:value-type="float" office:value="1.6249" calcext:value-type="float">
            <text:p>1.62</text:p>
          </table:table-cell>
          <table:table-cell office:value-type="float" office:value="0.036419919361742" calcext:value-type="float">
            <text:p>0.04</text:p>
          </table:table-cell>
          <table:table-cell office:value-type="float" office:value="-112.498" calcext:value-type="float">
            <text:p>-112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112.498" calcext:value-type="float">
            <text:p>-112.50</text:p>
          </table:table-cell>
          <table:table-cell office:value-type="float" office:value="418.4" calcext:value-type="float">
            <text:p>418.40</text:p>
          </table:table-cell>
          <table:table-cell office:value-type="float" office:value="15.1080320220387" calcext:value-type="float">
            <text:p>15.1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00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001" calcext:value-type="float">
            <text:p>0.0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20/case_4_20_4_2_1</text:p>
          </table:table-cell>
          <table:table-cell table:style-name="ce4" office:value-type="float" office:value="1.6252" calcext:value-type="float">
            <text:p>1.63</text:p>
          </table:table-cell>
          <table:table-cell office:value-type="float" office:value="0.0399994736807479" calcext:value-type="float">
            <text:p>0.04</text:p>
          </table:table-cell>
          <table:table-cell office:value-type="float" office:value="-58.3614" calcext:value-type="float">
            <text:p>-58.36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58.3614" calcext:value-type="float">
            <text:p>-58.36</text:p>
          </table:table-cell>
          <table:table-cell office:value-type="float" office:value="482" calcext:value-type="float">
            <text:p>482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19.6" calcext:value-type="float">
            <text:p>19.60</text:p>
          </table:table-cell>
          <table:table-cell office:value-type="float" office:value="1.60262941837206" calcext:value-type="float">
            <text:p>1.60</text:p>
          </table:table-cell>
          <table:table-cell office:value-type="float" office:value="17" calcext:value-type="float">
            <text:p>17.00</text:p>
          </table:table-cell>
          <table:table-cell office:value-type="float" office:value="22" calcext:value-type="float">
            <text:p>22.00</text:p>
          </table:table-cell>
          <table:table-cell office:value-type="float" office:value="0.0196" calcext:value-type="float">
            <text:p>0.02</text:p>
          </table:table-cell>
          <table:table-cell office:value-type="float" office:value="0.00139170474787692" calcext:value-type="float">
            <text:p>0.00</text:p>
          </table:table-cell>
          <table:table-cell office:value-type="float" office:value="0.017" calcext:value-type="float">
            <text:p>0.02</text:p>
          </table:table-cell>
          <table:table-cell office:value-type="float" office:value="0.022" calcext:value-type="float">
            <text:p>0.02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20/case_4_20_4_2_2</text:p>
          </table:table-cell>
          <table:table-cell table:style-name="ce4" office:value-type="float" office:value="1.645" calcext:value-type="float">
            <text:p>1.65</text:p>
          </table:table-cell>
          <table:table-cell office:value-type="float" office:value="0.0415565562627734" calcext:value-type="float">
            <text:p>0.04</text:p>
          </table:table-cell>
          <table:table-cell office:value-type="float" office:value="-100.004" calcext:value-type="float">
            <text:p>-10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100.004" calcext:value-type="float">
            <text:p>-100.00</text:p>
          </table:table-cell>
          <table:table-cell office:value-type="float" office:value="506" calcext:value-type="float">
            <text:p>506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10.5" calcext:value-type="float">
            <text:p>10.50</text:p>
          </table:table-cell>
          <table:table-cell office:value-type="float" office:value="1.53896752812773" calcext:value-type="float">
            <text:p>1.54</text:p>
          </table:table-cell>
          <table:table-cell office:value-type="float" office:value="8" calcext:value-type="float">
            <text:p>8.00</text:p>
          </table:table-cell>
          <table:table-cell office:value-type="float" office:value="13" calcext:value-type="float">
            <text:p>13.00</text:p>
          </table:table-cell>
          <table:table-cell office:value-type="float" office:value="0.0112" calcext:value-type="float">
            <text:p>0.01</text:p>
          </table:table-cell>
          <table:table-cell office:value-type="float" office:value="0.00176515990031618" calcext:value-type="float">
            <text:p>0.00</text:p>
          </table:table-cell>
          <table:table-cell office:value-type="float" office:value="0.008" calcext:value-type="float">
            <text:p>0.01</text:p>
          </table:table-cell>
          <table:table-cell office:value-type="float" office:value="0.014" calcext:value-type="float">
            <text:p>0.01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20/case_4_20_4_2_3</text:p>
          </table:table-cell>
          <table:table-cell table:style-name="ce4" office:value-type="float" office:value="1.6252" calcext:value-type="float">
            <text:p>1.63</text:p>
          </table:table-cell>
          <table:table-cell office:value-type="float" office:value="0.0530497284084521" calcext:value-type="float">
            <text:p>0.05</text:p>
          </table:table-cell>
          <table:table-cell office:value-type="float" office:value="-93.82017" calcext:value-type="float">
            <text:p>-93.82</text:p>
          </table:table-cell>
          <table:table-cell office:value-type="float" office:value="4.59050889371355" calcext:value-type="float">
            <text:p>4.59</text:p>
          </table:table-cell>
          <table:table-cell office:value-type="float" office:value="-100.543" calcext:value-type="float">
            <text:p>-100.54</text:p>
          </table:table-cell>
          <table:table-cell office:value-type="float" office:value="-87.8586" calcext:value-type="float">
            <text:p>-87.86</text:p>
          </table:table-cell>
          <table:table-cell office:value-type="float" office:value="518.4" calcext:value-type="float">
            <text:p>518.40</text:p>
          </table:table-cell>
          <table:table-cell office:value-type="float" office:value="26.982255377621" calcext:value-type="float">
            <text:p>26.9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.8" calcext:value-type="float">
            <text:p>5.80</text:p>
          </table:table-cell>
          <table:table-cell office:value-type="float" office:value="1.93581208309397" calcext:value-type="float">
            <text:p>1.94</text:p>
          </table:table-cell>
          <table:table-cell office:value-type="float" office:value="2" calcext:value-type="float">
            <text:p>2.00</text:p>
          </table:table-cell>
          <table:table-cell office:value-type="float" office:value="9" calcext:value-type="float">
            <text:p>9.00</text:p>
          </table:table-cell>
          <table:table-cell office:value-type="float" office:value="0.0061" calcext:value-type="float">
            <text:p>0.01</text:p>
          </table:table-cell>
          <table:table-cell office:value-type="float" office:value="0.00217400915119364" calcext:value-type="float">
            <text:p>0.00</text:p>
          </table:table-cell>
          <table:table-cell office:value-type="float" office:value="0.002" calcext:value-type="float">
            <text:p>0.00</text:p>
          </table:table-cell>
          <table:table-cell office:value-type="float" office:value="0.009" calcext:value-type="float">
            <text:p>0.01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20/case_4_20_4_2_4</text:p>
          </table:table-cell>
          <table:table-cell table:style-name="ce4" office:value-type="float" office:value="1.6436" calcext:value-type="float">
            <text:p>1.64</text:p>
          </table:table-cell>
          <table:table-cell office:value-type="float" office:value="0.0409266352597451" calcext:value-type="float">
            <text:p>0.04</text:p>
          </table:table-cell>
          <table:table-cell office:value-type="float" office:value="-97.7872" calcext:value-type="float">
            <text:p>-97.79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97.7872" calcext:value-type="float">
            <text:p>-97.79</text:p>
          </table:table-cell>
          <table:table-cell office:value-type="float" office:value="464.3" calcext:value-type="float">
            <text:p>464.30</text:p>
          </table:table-cell>
          <table:table-cell office:value-type="float" office:value="15.141786031064" calcext:value-type="float">
            <text:p>15.1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7" calcext:value-type="float">
            <text:p>1.70</text:p>
          </table:table-cell>
          <table:table-cell office:value-type="float" office:value="1.12857618729367" calcext:value-type="float">
            <text:p>1.13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.00</text:p>
          </table:table-cell>
          <table:table-cell office:value-type="float" office:value="0.0017" calcext:value-type="float">
            <text:p>0.00</text:p>
          </table:table-cell>
          <table:table-cell office:value-type="float" office:value="0.00112857618729367" calcext:value-type="float">
            <text:p>0.00</text:p>
          </table:table-cell>
          <table:table-cell office:value-type="float" office:value="0.001" calcext:value-type="float">
            <text:p>0.00</text:p>
          </table:table-cell>
          <table:table-cell office:value-type="float" office:value="0.004" calcext:value-type="float">
            <text:p>0.0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20/case_4_20_4_2_5</text:p>
          </table:table-cell>
          <table:table-cell table:style-name="ce4" office:value-type="float" office:value="1.6387" calcext:value-type="float">
            <text:p>1.64</text:p>
          </table:table-cell>
          <table:table-cell office:value-type="float" office:value="0.0573870515378733" calcext:value-type="float">
            <text:p>0.06</text:p>
          </table:table-cell>
          <table:table-cell office:value-type="float" office:value="-111.745" calcext:value-type="float">
            <text:p>-111.75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111.745" calcext:value-type="float">
            <text:p>-111.75</text:p>
          </table:table-cell>
          <table:table-cell office:value-type="float" office:value="475.9" calcext:value-type="float">
            <text:p>475.90</text:p>
          </table:table-cell>
          <table:table-cell office:value-type="float" office:value="21.8388837193036" calcext:value-type="float">
            <text:p>21.8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00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001" calcext:value-type="float">
            <text:p>0.0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20/case_5_20_4_2_1</text:p>
          </table:table-cell>
          <table:table-cell table:style-name="ce4" office:value-type="float" office:value="1.6383" calcext:value-type="float">
            <text:p>1.64</text:p>
          </table:table-cell>
          <table:table-cell office:value-type="float" office:value="0.0393420894208734" calcext:value-type="float">
            <text:p>0.04</text:p>
          </table:table-cell>
          <table:table-cell office:value-type="float" office:value="-62.5935" calcext:value-type="float">
            <text:p>-62.59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62.5935" calcext:value-type="float">
            <text:p>-62.59</text:p>
          </table:table-cell>
          <table:table-cell office:value-type="float" office:value="468" calcext:value-type="float">
            <text:p>468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16.3" calcext:value-type="float">
            <text:p>16.30</text:p>
          </table:table-cell>
          <table:table-cell office:value-type="float" office:value="1.21828179265546" calcext:value-type="float">
            <text:p>1.22</text:p>
          </table:table-cell>
          <table:table-cell office:value-type="float" office:value="15" calcext:value-type="float">
            <text:p>15.00</text:p>
          </table:table-cell>
          <table:table-cell office:value-type="float" office:value="18" calcext:value-type="float">
            <text:p>18.00</text:p>
          </table:table-cell>
          <table:table-cell office:value-type="float" office:value="0.0163" calcext:value-type="float">
            <text:p>0.02</text:p>
          </table:table-cell>
          <table:table-cell office:value-type="float" office:value="0.00103109548284184" calcext:value-type="float">
            <text:p>0.00</text:p>
          </table:table-cell>
          <table:table-cell office:value-type="float" office:value="0.015" calcext:value-type="float">
            <text:p>0.02</text:p>
          </table:table-cell>
          <table:table-cell office:value-type="float" office:value="0.019" calcext:value-type="float">
            <text:p>0.02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20/case_5_20_4_2_2</text:p>
          </table:table-cell>
          <table:table-cell table:style-name="ce4" office:value-type="float" office:value="1.6338" calcext:value-type="float">
            <text:p>1.63</text:p>
          </table:table-cell>
          <table:table-cell office:value-type="float" office:value="0.0375592164034622" calcext:value-type="float">
            <text:p>0.04</text:p>
          </table:table-cell>
          <table:table-cell office:value-type="float" office:value="-76.2862" calcext:value-type="float">
            <text:p>-76.29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76.2862" calcext:value-type="float">
            <text:p>-76.29</text:p>
          </table:table-cell>
          <table:table-cell office:value-type="float" office:value="449.5" calcext:value-type="float">
            <text:p>449.50</text:p>
          </table:table-cell>
          <table:table-cell office:value-type="float" office:value="2.35081172990814" calcext:value-type="float">
            <text:p>2.3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7.6" calcext:value-type="float">
            <text:p>7.60</text:p>
          </table:table-cell>
          <table:table-cell office:value-type="float" office:value="1.72900945174124" calcext:value-type="float">
            <text:p>1.73</text:p>
          </table:table-cell>
          <table:table-cell office:value-type="float" office:value="4" calcext:value-type="float">
            <text:p>4.00</text:p>
          </table:table-cell>
          <table:table-cell office:value-type="float" office:value="11" calcext:value-type="float">
            <text:p>11.00</text:p>
          </table:table-cell>
          <table:table-cell office:value-type="float" office:value="0.0085" calcext:value-type="float">
            <text:p>0.01</text:p>
          </table:table-cell>
          <table:table-cell office:value-type="float" office:value="0.00201311489462161" calcext:value-type="float">
            <text:p>0.00</text:p>
          </table:table-cell>
          <table:table-cell office:value-type="float" office:value="0.004" calcext:value-type="float">
            <text:p>0.00</text:p>
          </table:table-cell>
          <table:table-cell office:value-type="float" office:value="0.012" calcext:value-type="float">
            <text:p>0.01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20/case_5_20_4_2_3</text:p>
          </table:table-cell>
          <table:table-cell table:style-name="ce4" office:value-type="float" office:value="1.6354" calcext:value-type="float">
            <text:p>1.64</text:p>
          </table:table-cell>
          <table:table-cell office:value-type="float" office:value="0.0365029198543724" calcext:value-type="float">
            <text:p>0.04</text:p>
          </table:table-cell>
          <table:table-cell office:value-type="float" office:value="-76.2862" calcext:value-type="float">
            <text:p>-76.29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76.2862" calcext:value-type="float">
            <text:p>-76.29</text:p>
          </table:table-cell>
          <table:table-cell office:value-type="float" office:value="459.9" calcext:value-type="float">
            <text:p>459.90</text:p>
          </table:table-cell>
          <table:table-cell office:value-type="float" office:value="11.7109934856549" calcext:value-type="float">
            <text:p>11.7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.7" calcext:value-type="float">
            <text:p>4.70</text:p>
          </table:table-cell>
          <table:table-cell office:value-type="float" office:value="1.30182058752551" calcext:value-type="float">
            <text:p>1.30</text:p>
          </table:table-cell>
          <table:table-cell office:value-type="float" office:value="3" calcext:value-type="float">
            <text:p>3.00</text:p>
          </table:table-cell>
          <table:table-cell office:value-type="float" office:value="7" calcext:value-type="float">
            <text:p>7.00</text:p>
          </table:table-cell>
          <table:table-cell office:value-type="float" office:value="0.0052" calcext:value-type="float">
            <text:p>0.01</text:p>
          </table:table-cell>
          <table:table-cell office:value-type="float" office:value="0.00170448325245358" calcext:value-type="float">
            <text:p>0.00</text:p>
          </table:table-cell>
          <table:table-cell office:value-type="float" office:value="0.003" calcext:value-type="float">
            <text:p>0.00</text:p>
          </table:table-cell>
          <table:table-cell office:value-type="float" office:value="0.008" calcext:value-type="float">
            <text:p>0.01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20/case_5_20_4_2_4</text:p>
          </table:table-cell>
          <table:table-cell table:style-name="ce4" office:value-type="float" office:value="1.6306" calcext:value-type="float">
            <text:p>1.63</text:p>
          </table:table-cell>
          <table:table-cell office:value-type="float" office:value="0.0346112242214178" calcext:value-type="float">
            <text:p>0.03</text:p>
          </table:table-cell>
          <table:table-cell office:value-type="float" office:value="-84.2059" calcext:value-type="float">
            <text:p>-84.21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84.2059" calcext:value-type="float">
            <text:p>-84.21</text:p>
          </table:table-cell>
          <table:table-cell office:value-type="float" office:value="507" calcext:value-type="float">
            <text:p>507.00</text:p>
          </table:table-cell>
          <table:table-cell office:value-type="float" office:value="3.612842589838" calcext:value-type="float">
            <text:p>3.6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4" calcext:value-type="float">
            <text:p>1.40</text:p>
          </table:table-cell>
          <table:table-cell office:value-type="float" office:value="0.502624689950035" calcext:value-type="float">
            <text:p>0.50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0.0014" calcext:value-type="float">
            <text:p>0.00</text:p>
          </table:table-cell>
          <table:table-cell office:value-type="float" office:value="0.000502624689950035" calcext:value-type="float">
            <text:p>0.00</text:p>
          </table:table-cell>
          <table:table-cell office:value-type="float" office:value="0.001" calcext:value-type="float">
            <text:p>0.00</text:p>
          </table:table-cell>
          <table:table-cell office:value-type="float" office:value="0.002" calcext:value-type="float">
            <text:p>0.0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20/case_5_20_4_2_5</text:p>
          </table:table-cell>
          <table:table-cell table:style-name="ce4" office:value-type="float" office:value="1.5999" calcext:value-type="float">
            <text:p>1.60</text:p>
          </table:table-cell>
          <table:table-cell office:value-type="float" office:value="0.0351820827605248" calcext:value-type="float">
            <text:p>0.04</text:p>
          </table:table-cell>
          <table:table-cell office:value-type="float" office:value="-84.6583" calcext:value-type="float">
            <text:p>-84.66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84.6583" calcext:value-type="float">
            <text:p>-84.66</text:p>
          </table:table-cell>
          <table:table-cell office:value-type="float" office:value="439.5" calcext:value-type="float">
            <text:p>439.50</text:p>
          </table:table-cell>
          <table:table-cell office:value-type="float" office:value="19.613368158639" calcext:value-type="float">
            <text:p>19.6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00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001" calcext:value-type="float">
            <text:p>0.0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50/case_1_50_10_5_1</text:p>
          </table:table-cell>
          <table:table-cell table:style-name="ce4" office:value-type="float" office:value="8.1232" calcext:value-type="float">
            <text:p>8.12</text:p>
          </table:table-cell>
          <table:table-cell office:value-type="float" office:value="0.22937159003632" calcext:value-type="float">
            <text:p>0.23</text:p>
          </table:table-cell>
          <table:table-cell office:value-type="float" office:value="-248.3866" calcext:value-type="float">
            <text:p>-248.39</text:p>
          </table:table-cell>
          <table:table-cell office:value-type="float" office:value="3.47523352339166" calcext:value-type="float">
            <text:p>3.48</text:p>
          </table:table-cell>
          <table:table-cell office:value-type="float" office:value="-255.343" calcext:value-type="float">
            <text:p>-255.34</text:p>
          </table:table-cell>
          <table:table-cell office:value-type="float" office:value="-243.627" calcext:value-type="float">
            <text:p>-243.63</text:p>
          </table:table-cell>
          <table:table-cell office:value-type="float" office:value="1349" calcext:value-type="float">
            <text:p>1349.00</text:p>
          </table:table-cell>
          <table:table-cell office:value-type="float" office:value="26.6240888156413" calcext:value-type="float">
            <text:p>26.6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1.1" calcext:value-type="float">
            <text:p>51.10</text:p>
          </table:table-cell>
          <table:table-cell office:value-type="float" office:value="3.56739621986032" calcext:value-type="float">
            <text:p>3.57</text:p>
          </table:table-cell>
          <table:table-cell office:value-type="float" office:value="45" calcext:value-type="float">
            <text:p>45.00</text:p>
          </table:table-cell>
          <table:table-cell office:value-type="float" office:value="58" calcext:value-type="float">
            <text:p>58.00</text:p>
          </table:table-cell>
          <table:table-cell office:value-type="float" office:value="0.2282" calcext:value-type="float">
            <text:p>0.23</text:p>
          </table:table-cell>
          <table:table-cell office:value-type="float" office:value="0.0162403007490949" calcext:value-type="float">
            <text:p>0.02</text:p>
          </table:table-cell>
          <table:table-cell office:value-type="float" office:value="0.204" calcext:value-type="float">
            <text:p>0.20</text:p>
          </table:table-cell>
          <table:table-cell office:value-type="float" office:value="0.264" calcext:value-type="float">
            <text:p>0.26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50/case_1_50_10_5_2</text:p>
          </table:table-cell>
          <table:table-cell table:style-name="ce4" office:value-type="float" office:value="8.2853" calcext:value-type="float">
            <text:p>8.29</text:p>
          </table:table-cell>
          <table:table-cell office:value-type="float" office:value="0.172710314201495" calcext:value-type="float">
            <text:p>0.17</text:p>
          </table:table-cell>
          <table:table-cell office:value-type="float" office:value="-369.6703" calcext:value-type="float">
            <text:p>-369.67</text:p>
          </table:table-cell>
          <table:table-cell office:value-type="float" office:value="0.630140176552227" calcext:value-type="float">
            <text:p>0.63</text:p>
          </table:table-cell>
          <table:table-cell office:value-type="float" office:value="-370.062" calcext:value-type="float">
            <text:p>-370.06</text:p>
          </table:table-cell>
          <table:table-cell office:value-type="float" office:value="-368.312" calcext:value-type="float">
            <text:p>-368.31</text:p>
          </table:table-cell>
          <table:table-cell office:value-type="float" office:value="1282.4" calcext:value-type="float">
            <text:p>1282.40</text:p>
          </table:table-cell>
          <table:table-cell office:value-type="float" office:value="29.0052626803809" calcext:value-type="float">
            <text:p>29.0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0.8" calcext:value-type="float">
            <text:p>20.80</text:p>
          </table:table-cell>
          <table:table-cell office:value-type="float" office:value="1.64156536333625" calcext:value-type="float">
            <text:p>1.64</text:p>
          </table:table-cell>
          <table:table-cell office:value-type="float" office:value="18" calcext:value-type="float">
            <text:p>18.00</text:p>
          </table:table-cell>
          <table:table-cell office:value-type="float" office:value="23" calcext:value-type="float">
            <text:p>23.00</text:p>
          </table:table-cell>
          <table:table-cell office:value-type="float" office:value="0.0939" calcext:value-type="float">
            <text:p>0.09</text:p>
          </table:table-cell>
          <table:table-cell office:value-type="float" office:value="0.0091242880039457" calcext:value-type="float">
            <text:p>0.01</text:p>
          </table:table-cell>
          <table:table-cell office:value-type="float" office:value="0.079" calcext:value-type="float">
            <text:p>0.08</text:p>
          </table:table-cell>
          <table:table-cell office:value-type="float" office:value="0.106" calcext:value-type="float">
            <text:p>0.11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50/case_1_50_10_5_3</text:p>
          </table:table-cell>
          <table:table-cell table:style-name="ce4" office:value-type="float" office:value="8.1524" calcext:value-type="float">
            <text:p>8.15</text:p>
          </table:table-cell>
          <table:table-cell office:value-type="float" office:value="0.203675800179961" calcext:value-type="float">
            <text:p>0.20</text:p>
          </table:table-cell>
          <table:table-cell office:value-type="float" office:value="-377.2175" calcext:value-type="float">
            <text:p>-377.22</text:p>
          </table:table-cell>
          <table:table-cell office:value-type="float" office:value="0.594126913608277" calcext:value-type="float">
            <text:p>0.59</text:p>
          </table:table-cell>
          <table:table-cell office:value-type="float" office:value="-377.588" calcext:value-type="float">
            <text:p>-377.59</text:p>
          </table:table-cell>
          <table:table-cell office:value-type="float" office:value="-375.549" calcext:value-type="float">
            <text:p>-375.55</text:p>
          </table:table-cell>
          <table:table-cell office:value-type="float" office:value="1310.8" calcext:value-type="float">
            <text:p>1310.80</text:p>
          </table:table-cell>
          <table:table-cell office:value-type="float" office:value="33.9591085370564" calcext:value-type="float">
            <text:p>33.9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4.4" calcext:value-type="float">
            <text:p>14.40</text:p>
          </table:table-cell>
          <table:table-cell office:value-type="float" office:value="1.31389337066357" calcext:value-type="float">
            <text:p>1.31</text:p>
          </table:table-cell>
          <table:table-cell office:value-type="float" office:value="12" calcext:value-type="float">
            <text:p>12.00</text:p>
          </table:table-cell>
          <table:table-cell office:value-type="float" office:value="17" calcext:value-type="float">
            <text:p>17.00</text:p>
          </table:table-cell>
          <table:table-cell office:value-type="float" office:value="0.0646" calcext:value-type="float">
            <text:p>0.06</text:p>
          </table:table-cell>
          <table:table-cell office:value-type="float" office:value="0.00566057464071961" calcext:value-type="float">
            <text:p>0.01</text:p>
          </table:table-cell>
          <table:table-cell office:value-type="float" office:value="0.055" calcext:value-type="float">
            <text:p>0.06</text:p>
          </table:table-cell>
          <table:table-cell office:value-type="float" office:value="0.074" calcext:value-type="float">
            <text:p>0.07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50/case_1_50_10_5_4</text:p>
          </table:table-cell>
          <table:table-cell table:style-name="ce4" office:value-type="float" office:value="8.1655" calcext:value-type="float">
            <text:p>8.17</text:p>
          </table:table-cell>
          <table:table-cell office:value-type="float" office:value="0.195425177497681" calcext:value-type="float">
            <text:p>0.20</text:p>
          </table:table-cell>
          <table:table-cell office:value-type="float" office:value="-386.1283" calcext:value-type="float">
            <text:p>-386.13</text:p>
          </table:table-cell>
          <table:table-cell office:value-type="float" office:value="0.543871124440339" calcext:value-type="float">
            <text:p>0.54</text:p>
          </table:table-cell>
          <table:table-cell office:value-type="float" office:value="-386.305" calcext:value-type="float">
            <text:p>-386.31</text:p>
          </table:table-cell>
          <table:table-cell office:value-type="float" office:value="-384.538" calcext:value-type="float">
            <text:p>-384.54</text:p>
          </table:table-cell>
          <table:table-cell office:value-type="float" office:value="1320.5" calcext:value-type="float">
            <text:p>1320.50</text:p>
          </table:table-cell>
          <table:table-cell office:value-type="float" office:value="20.6996058950533" calcext:value-type="float">
            <text:p>20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9.2" calcext:value-type="float">
            <text:p>9.20</text:p>
          </table:table-cell>
          <table:table-cell office:value-type="float" office:value="1.36111409475744" calcext:value-type="float">
            <text:p>1.36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.00</text:p>
          </table:table-cell>
          <table:table-cell office:value-type="float" office:value="0.0415" calcext:value-type="float">
            <text:p>0.04</text:p>
          </table:table-cell>
          <table:table-cell office:value-type="float" office:value="0.00626183090763312" calcext:value-type="float">
            <text:p>0.01</text:p>
          </table:table-cell>
          <table:table-cell office:value-type="float" office:value="0.027" calcext:value-type="float">
            <text:p>0.03</text:p>
          </table:table-cell>
          <table:table-cell office:value-type="float" office:value="0.051" calcext:value-type="float">
            <text:p>0.05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50/case_1_50_10_5_5</text:p>
          </table:table-cell>
          <table:table-cell table:style-name="ce4" office:value-type="float" office:value="7.848" calcext:value-type="float">
            <text:p>7.85</text:p>
          </table:table-cell>
          <table:table-cell office:value-type="float" office:value="0.192845179244633" calcext:value-type="float">
            <text:p>0.19</text:p>
          </table:table-cell>
          <table:table-cell office:value-type="float" office:value="-389.6087" calcext:value-type="float">
            <text:p>-389.61</text:p>
          </table:table-cell>
          <table:table-cell office:value-type="float" office:value="0.82006136484123" calcext:value-type="float">
            <text:p>0.82</text:p>
          </table:table-cell>
          <table:table-cell office:value-type="float" office:value="-390.707" calcext:value-type="float">
            <text:p>-390.71</text:p>
          </table:table-cell>
          <table:table-cell office:value-type="float" office:value="-388.532" calcext:value-type="float">
            <text:p>-388.53</text:p>
          </table:table-cell>
          <table:table-cell office:value-type="float" office:value="1249.3" calcext:value-type="float">
            <text:p>1249.30</text:p>
          </table:table-cell>
          <table:table-cell office:value-type="float" office:value="42.80691041114" calcext:value-type="float">
            <text:p>42.8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0046" calcext:value-type="float">
            <text:p>0.00</text:p>
          </table:table-cell>
          <table:table-cell office:value-type="float" office:value="0.000502624689950035" calcext:value-type="float">
            <text:p>0.00</text:p>
          </table:table-cell>
          <table:table-cell office:value-type="float" office:value="0.004" calcext:value-type="float">
            <text:p>0.00</text:p>
          </table:table-cell>
          <table:table-cell office:value-type="float" office:value="0.005" calcext:value-type="float">
            <text:p>0.01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50/case_2_50_10_5_1</text:p>
          </table:table-cell>
          <table:table-cell table:style-name="ce4" office:value-type="float" office:value="8.1741" calcext:value-type="float">
            <text:p>8.17</text:p>
          </table:table-cell>
          <table:table-cell office:value-type="float" office:value="0.202738332781315" calcext:value-type="float">
            <text:p>0.20</text:p>
          </table:table-cell>
          <table:table-cell office:value-type="float" office:value="-303.9039" calcext:value-type="float">
            <text:p>-303.90</text:p>
          </table:table-cell>
          <table:table-cell office:value-type="float" office:value="2.28721354030343" calcext:value-type="float">
            <text:p>2.29</text:p>
          </table:table-cell>
          <table:table-cell office:value-type="float" office:value="-304.647" calcext:value-type="float">
            <text:p>-304.65</text:p>
          </table:table-cell>
          <table:table-cell office:value-type="float" office:value="-297.216" calcext:value-type="float">
            <text:p>-297.22</text:p>
          </table:table-cell>
          <table:table-cell office:value-type="float" office:value="1179.8" calcext:value-type="float">
            <text:p>1179.80</text:p>
          </table:table-cell>
          <table:table-cell office:value-type="float" office:value="0.615587011251093" calcext:value-type="float">
            <text:p>0.6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4.3" calcext:value-type="float">
            <text:p>54.30</text:p>
          </table:table-cell>
          <table:table-cell office:value-type="float" office:value="2.90371812464096" calcext:value-type="float">
            <text:p>2.90</text:p>
          </table:table-cell>
          <table:table-cell office:value-type="float" office:value="52" calcext:value-type="float">
            <text:p>52.00</text:p>
          </table:table-cell>
          <table:table-cell office:value-type="float" office:value="62" calcext:value-type="float">
            <text:p>62.00</text:p>
          </table:table-cell>
          <table:table-cell office:value-type="float" office:value="0.241" calcext:value-type="float">
            <text:p>0.24</text:p>
          </table:table-cell>
          <table:table-cell office:value-type="float" office:value="0.012456239189131" calcext:value-type="float">
            <text:p>0.01</text:p>
          </table:table-cell>
          <table:table-cell office:value-type="float" office:value="0.223" calcext:value-type="float">
            <text:p>0.22</text:p>
          </table:table-cell>
          <table:table-cell office:value-type="float" office:value="0.268" calcext:value-type="float">
            <text:p>0.27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50/case_2_50_10_5_2</text:p>
          </table:table-cell>
          <table:table-cell table:style-name="ce4" office:value-type="float" office:value="8.3378" calcext:value-type="float">
            <text:p>8.34</text:p>
          </table:table-cell>
          <table:table-cell office:value-type="float" office:value="0.193168483862909" calcext:value-type="float">
            <text:p>0.19</text:p>
          </table:table-cell>
          <table:table-cell office:value-type="float" office:value="-401.11" calcext:value-type="float">
            <text:p>-401.11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401.11" calcext:value-type="float">
            <text:p>-401.11</text:p>
          </table:table-cell>
          <table:table-cell office:value-type="float" office:value="1159.2" calcext:value-type="float">
            <text:p>1159.20</text:p>
          </table:table-cell>
          <table:table-cell office:value-type="float" office:value="18.2716346170491" calcext:value-type="float">
            <text:p>18.2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1.6" calcext:value-type="float">
            <text:p>21.60</text:p>
          </table:table-cell>
          <table:table-cell office:value-type="float" office:value="1.72900945174124" calcext:value-type="float">
            <text:p>1.73</text:p>
          </table:table-cell>
          <table:table-cell office:value-type="float" office:value="19" calcext:value-type="float">
            <text:p>19.00</text:p>
          </table:table-cell>
          <table:table-cell office:value-type="float" office:value="24" calcext:value-type="float">
            <text:p>24.00</text:p>
          </table:table-cell>
          <table:table-cell office:value-type="float" office:value="0.0966" calcext:value-type="float">
            <text:p>0.10</text:p>
          </table:table-cell>
          <table:table-cell office:value-type="float" office:value="0.00879234116478056" calcext:value-type="float">
            <text:p>0.01</text:p>
          </table:table-cell>
          <table:table-cell office:value-type="float" office:value="0.081" calcext:value-type="float">
            <text:p>0.08</text:p>
          </table:table-cell>
          <table:table-cell office:value-type="float" office:value="0.108" calcext:value-type="float">
            <text:p>0.11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50/case_2_50_10_5_3</text:p>
          </table:table-cell>
          <table:table-cell table:style-name="ce4" office:value-type="float" office:value="8.3508" calcext:value-type="float">
            <text:p>8.35</text:p>
          </table:table-cell>
          <table:table-cell office:value-type="float" office:value="0.188666679065153" calcext:value-type="float">
            <text:p>0.19</text:p>
          </table:table-cell>
          <table:table-cell office:value-type="float" office:value="-406.0362" calcext:value-type="float">
            <text:p>-406.04</text:p>
          </table:table-cell>
          <table:table-cell office:value-type="float" office:value="0.171897643962904" calcext:value-type="float">
            <text:p>0.17</text:p>
          </table:table-cell>
          <table:table-cell office:value-type="float" office:value="-406.173" calcext:value-type="float">
            <text:p>-406.17</text:p>
          </table:table-cell>
          <table:table-cell office:value-type="float" office:value="-405.831" calcext:value-type="float">
            <text:p>-405.83</text:p>
          </table:table-cell>
          <table:table-cell office:value-type="float" office:value="1178.4" calcext:value-type="float">
            <text:p>1178.40</text:p>
          </table:table-cell>
          <table:table-cell office:value-type="float" office:value="13.1164821984844" calcext:value-type="float">
            <text:p>13.1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4.5" calcext:value-type="float">
            <text:p>14.50</text:p>
          </table:table-cell>
          <table:table-cell office:value-type="float" office:value="0.945905302926917" calcext:value-type="float">
            <text:p>0.95</text:p>
          </table:table-cell>
          <table:table-cell office:value-type="float" office:value="13" calcext:value-type="float">
            <text:p>13.00</text:p>
          </table:table-cell>
          <table:table-cell office:value-type="float" office:value="16" calcext:value-type="float">
            <text:p>16.00</text:p>
          </table:table-cell>
          <table:table-cell office:value-type="float" office:value="0.0653" calcext:value-type="float">
            <text:p>0.07</text:p>
          </table:table-cell>
          <table:table-cell office:value-type="float" office:value="0.00413075754489862" calcext:value-type="float">
            <text:p>0.00</text:p>
          </table:table-cell>
          <table:table-cell office:value-type="float" office:value="0.059" calcext:value-type="float">
            <text:p>0.06</text:p>
          </table:table-cell>
          <table:table-cell office:value-type="float" office:value="0.073" calcext:value-type="float">
            <text:p>0.07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50/case_2_50_10_5_4</text:p>
          </table:table-cell>
          <table:table-cell table:style-name="ce4" office:value-type="float" office:value="8.2029" calcext:value-type="float">
            <text:p>8.20</text:p>
          </table:table-cell>
          <table:table-cell office:value-type="float" office:value="0.221431918965722" calcext:value-type="float">
            <text:p>0.22</text:p>
          </table:table-cell>
          <table:table-cell office:value-type="float" office:value="-407.3219" calcext:value-type="float">
            <text:p>-407.32</text:p>
          </table:table-cell>
          <table:table-cell office:value-type="float" office:value="0.0550950375069822" calcext:value-type="float">
            <text:p>0.06</text:p>
          </table:table-cell>
          <table:table-cell office:value-type="float" office:value="-407.483" calcext:value-type="float">
            <text:p>-407.48</text:p>
          </table:table-cell>
          <table:table-cell office:value-type="float" office:value="-407.304" calcext:value-type="float">
            <text:p>-407.30</text:p>
          </table:table-cell>
          <table:table-cell office:value-type="float" office:value="1208.3" calcext:value-type="float">
            <text:p>1208.30</text:p>
          </table:table-cell>
          <table:table-cell office:value-type="float" office:value="40.8927995205951" calcext:value-type="float">
            <text:p>40.8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8.6" calcext:value-type="float">
            <text:p>8.60</text:p>
          </table:table-cell>
          <table:table-cell office:value-type="float" office:value="1.14248114115496" calcext:value-type="float">
            <text:p>1.14</text:p>
          </table:table-cell>
          <table:table-cell office:value-type="float" office:value="7" calcext:value-type="float">
            <text:p>7.00</text:p>
          </table:table-cell>
          <table:table-cell office:value-type="float" office:value="10" calcext:value-type="float">
            <text:p>10.00</text:p>
          </table:table-cell>
          <table:table-cell office:value-type="float" office:value="0.0386" calcext:value-type="float">
            <text:p>0.04</text:p>
          </table:table-cell>
          <table:table-cell office:value-type="float" office:value="0.00472841355391447" calcext:value-type="float">
            <text:p>0.00</text:p>
          </table:table-cell>
          <table:table-cell office:value-type="float" office:value="0.031" calcext:value-type="float">
            <text:p>0.03</text:p>
          </table:table-cell>
          <table:table-cell office:value-type="float" office:value="0.044" calcext:value-type="float">
            <text:p>0.04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50/case_2_50_10_5_5</text:p>
          </table:table-cell>
          <table:table-cell table:style-name="ce4" office:value-type="float" office:value="7.9136" calcext:value-type="float">
            <text:p>7.91</text:p>
          </table:table-cell>
          <table:table-cell office:value-type="float" office:value="0.174519008163943" calcext:value-type="float">
            <text:p>0.17</text:p>
          </table:table-cell>
          <table:table-cell office:value-type="float" office:value="-408.966" calcext:value-type="float">
            <text:p>-408.9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408.966" calcext:value-type="float">
            <text:p>-408.97</text:p>
          </table:table-cell>
          <table:table-cell office:value-type="float" office:value="1199.2" calcext:value-type="float">
            <text:p>1199.20</text:p>
          </table:table-cell>
          <table:table-cell office:value-type="float" office:value="40.4573849871689" calcext:value-type="float">
            <text:p>40.4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0043" calcext:value-type="float">
            <text:p>0.00</text:p>
          </table:table-cell>
          <table:table-cell office:value-type="float" office:value="0.000470162345981627" calcext:value-type="float">
            <text:p>0.00</text:p>
          </table:table-cell>
          <table:table-cell office:value-type="float" office:value="0.004" calcext:value-type="float">
            <text:p>0.00</text:p>
          </table:table-cell>
          <table:table-cell office:value-type="float" office:value="0.005" calcext:value-type="float">
            <text:p>0.01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case50/case_3_50_10_5_1</text:p>
          </table:table-cell>
          <table:table-cell table:style-name="ce5" office:value-type="float" office:value="7.9435" calcext:value-type="float">
            <text:p>7.94</text:p>
          </table:table-cell>
          <table:table-cell table:style-name="ce5" office:value-type="float" office:value="0.189171183963375" calcext:value-type="float">
            <text:p>0.19</text:p>
          </table:table-cell>
          <table:table-cell table:style-name="ce6" office:value-type="float" office:value="7803800" calcext:value-type="float">
            <text:p>7,803,800.00</text:p>
          </table:table-cell>
          <table:table-cell table:style-name="ce6" office:value-type="float" office:value="96389.7820529258" calcext:value-type="float">
            <text:p>96,389.78</text:p>
          </table:table-cell>
          <table:table-cell table:style-name="ce6" office:value-type="float" office:value="7739760" calcext:value-type="float">
            <text:p>7,739,760.00</text:p>
          </table:table-cell>
          <table:table-cell table:style-name="ce6" office:value-type="float" office:value="8029820" calcext:value-type="float">
            <text:p>8,029,820.00</text:p>
          </table:table-cell>
          <table:table-cell table:style-name="ce5" office:value-type="float" office:value="1072.6" calcext:value-type="float">
            <text:p>1072.60</text:p>
          </table:table-cell>
          <table:table-cell table:style-name="ce5" office:value-type="float" office:value="31.5367788629821" calcext:value-type="float">
            <text:p>31.54</text:p>
          </table:table-cell>
          <table:table-cell table:style-name="ce5" office:value-type="float" office:value="780.4" calcext:value-type="float">
            <text:p>780.40</text:p>
          </table:table-cell>
          <table:table-cell table:style-name="ce5" office:value-type="float" office:value="9.63764548664848" calcext:value-type="float">
            <text:p>9.64</text:p>
          </table:table-cell>
          <table:table-cell table:style-name="ce5" office:value-type="string" calcext:value-type="string">
            <text:p>Inf</text:p>
          </table:table-cell>
          <table:table-cell table:style-name="ce5"/>
          <table:table-cell table:number-columns-repeated="3" table:style-name="ce5" office:value-type="string" calcext:value-type="string">
            <text:p>Inf</text:p>
          </table:table-cell>
          <table:table-cell table:style-name="ce5"/>
          <table:table-cell table:number-columns-repeated="2" table:style-name="ce5" office:value-type="string" calcext:value-type="string">
            <text:p>Inf</text:p>
          </table:table-cell>
          <table:table-cell table:style-name="Default"/>
          <table:table-cell table:style-name="ce2" table:number-columns-repeated="1004"/>
        </table:table-row>
        <table:table-row table:style-name="ro1">
          <table:table-cell office:value-type="string" calcext:value-type="string">
            <text:p>case50/case_3_50_10_5_2</text:p>
          </table:table-cell>
          <table:table-cell table:style-name="ce4" office:value-type="float" office:value="8.2606" calcext:value-type="float">
            <text:p>8.26</text:p>
          </table:table-cell>
          <table:table-cell office:value-type="float" office:value="0.215424281483382" calcext:value-type="float">
            <text:p>0.22</text:p>
          </table:table-cell>
          <table:table-cell office:value-type="float" office:value="-369.6171" calcext:value-type="float">
            <text:p>-369.62</text:p>
          </table:table-cell>
          <table:table-cell office:value-type="float" office:value="2.01563052430905" calcext:value-type="float">
            <text:p>2.02</text:p>
          </table:table-cell>
          <table:table-cell office:value-type="float" office:value="-374.533" calcext:value-type="float">
            <text:p>-374.53</text:p>
          </table:table-cell>
          <table:table-cell office:value-type="float" office:value="-368.667" calcext:value-type="float">
            <text:p>-368.67</text:p>
          </table:table-cell>
          <table:table-cell office:value-type="float" office:value="1260.5" calcext:value-type="float">
            <text:p>1260.50</text:p>
          </table:table-cell>
          <table:table-cell office:value-type="float" office:value="20.5054549866743" calcext:value-type="float">
            <text:p>20.5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1" calcext:value-type="float">
            <text:p>41.00</text:p>
          </table:table-cell>
          <table:table-cell office:value-type="float" office:value="3.30868076747404" calcext:value-type="float">
            <text:p>3.31</text:p>
          </table:table-cell>
          <table:table-cell office:value-type="float" office:value="35" calcext:value-type="float">
            <text:p>35.00</text:p>
          </table:table-cell>
          <table:table-cell office:value-type="float" office:value="44" calcext:value-type="float">
            <text:p>44.00</text:p>
          </table:table-cell>
          <table:table-cell office:value-type="float" office:value="0.184" calcext:value-type="float">
            <text:p>0.18</text:p>
          </table:table-cell>
          <table:table-cell office:value-type="float" office:value="0.0136420402857452" calcext:value-type="float">
            <text:p>0.01</text:p>
          </table:table-cell>
          <table:table-cell office:value-type="float" office:value="0.16" calcext:value-type="float">
            <text:p>0.16</text:p>
          </table:table-cell>
          <table:table-cell office:value-type="float" office:value="0.202" calcext:value-type="float">
            <text:p>0.2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50/case_3_50_10_5_3</text:p>
          </table:table-cell>
          <table:table-cell table:style-name="ce4" office:value-type="float" office:value="8.1523" calcext:value-type="float">
            <text:p>8.15</text:p>
          </table:table-cell>
          <table:table-cell office:value-type="float" office:value="0.195960280615607" calcext:value-type="float">
            <text:p>0.20</text:p>
          </table:table-cell>
          <table:table-cell office:value-type="float" office:value="-395.6915" calcext:value-type="float">
            <text:p>-395.69</text:p>
          </table:table-cell>
          <table:table-cell office:value-type="float" office:value="6.11455274002329" calcext:value-type="float">
            <text:p>6.11</text:p>
          </table:table-cell>
          <table:table-cell office:value-type="float" office:value="-401.398" calcext:value-type="float">
            <text:p>-401.40</text:p>
          </table:table-cell>
          <table:table-cell office:value-type="float" office:value="-381.009" calcext:value-type="float">
            <text:p>-381.01</text:p>
          </table:table-cell>
          <table:table-cell office:value-type="float" office:value="1291.2" calcext:value-type="float">
            <text:p>1291.20</text:p>
          </table:table-cell>
          <table:table-cell office:value-type="float" office:value="36.5219472588599" calcext:value-type="float">
            <text:p>36.5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0.2" calcext:value-type="float">
            <text:p>30.20</text:p>
          </table:table-cell>
          <table:table-cell office:value-type="float" office:value="3.00175387328633" calcext:value-type="float">
            <text:p>3.00</text:p>
          </table:table-cell>
          <table:table-cell office:value-type="float" office:value="23" calcext:value-type="float">
            <text:p>23.00</text:p>
          </table:table-cell>
          <table:table-cell office:value-type="float" office:value="34" calcext:value-type="float">
            <text:p>34.00</text:p>
          </table:table-cell>
          <table:table-cell office:value-type="float" office:value="0.1346" calcext:value-type="float">
            <text:p>0.13</text:p>
          </table:table-cell>
          <table:table-cell office:value-type="float" office:value="0.0137205186337451" calcext:value-type="float">
            <text:p>0.01</text:p>
          </table:table-cell>
          <table:table-cell office:value-type="float" office:value="0.105" calcext:value-type="float">
            <text:p>0.11</text:p>
          </table:table-cell>
          <table:table-cell office:value-type="float" office:value="0.156" calcext:value-type="float">
            <text:p>0.16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50/case_3_50_10_5_4</text:p>
          </table:table-cell>
          <table:table-cell table:style-name="ce4" office:value-type="float" office:value="8.1787" calcext:value-type="float">
            <text:p>8.18</text:p>
          </table:table-cell>
          <table:table-cell office:value-type="float" office:value="0.194966690812343" calcext:value-type="float">
            <text:p>0.19</text:p>
          </table:table-cell>
          <table:table-cell office:value-type="float" office:value="-406.1307" calcext:value-type="float">
            <text:p>-406.13</text:p>
          </table:table-cell>
          <table:table-cell office:value-type="float" office:value="0.796410109904372" calcext:value-type="float">
            <text:p>0.80</text:p>
          </table:table-cell>
          <table:table-cell office:value-type="float" office:value="-406.391" calcext:value-type="float">
            <text:p>-406.39</text:p>
          </table:table-cell>
          <table:table-cell office:value-type="float" office:value="-403.802" calcext:value-type="float">
            <text:p>-403.80</text:p>
          </table:table-cell>
          <table:table-cell office:value-type="float" office:value="1219.5" calcext:value-type="float">
            <text:p>1219.50</text:p>
          </table:table-cell>
          <table:table-cell office:value-type="float" office:value="14.2330231282191" calcext:value-type="float">
            <text:p>14.2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9.9" calcext:value-type="float">
            <text:p>19.90</text:p>
          </table:table-cell>
          <table:table-cell office:value-type="float" office:value="2.22190056151556" calcext:value-type="float">
            <text:p>2.22</text:p>
          </table:table-cell>
          <table:table-cell office:value-type="float" office:value="16" calcext:value-type="float">
            <text:p>16.00</text:p>
          </table:table-cell>
          <table:table-cell office:value-type="float" office:value="22" calcext:value-type="float">
            <text:p>22.00</text:p>
          </table:table-cell>
          <table:table-cell office:value-type="float" office:value="0.0892" calcext:value-type="float">
            <text:p>0.09</text:p>
          </table:table-cell>
          <table:table-cell office:value-type="float" office:value="0.0100503993112607" calcext:value-type="float">
            <text:p>0.01</text:p>
          </table:table-cell>
          <table:table-cell office:value-type="float" office:value="0.072" calcext:value-type="float">
            <text:p>0.07</text:p>
          </table:table-cell>
          <table:table-cell office:value-type="float" office:value="0.1" calcext:value-type="float">
            <text:p>0.1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50/case_3_50_10_5_5</text:p>
          </table:table-cell>
          <table:table-cell table:style-name="ce4" office:value-type="float" office:value="8.0298" calcext:value-type="float">
            <text:p>8.03</text:p>
          </table:table-cell>
          <table:table-cell office:value-type="float" office:value="0.24148174170928" calcext:value-type="float">
            <text:p>0.24</text:p>
          </table:table-cell>
          <table:table-cell office:value-type="float" office:value="-407.5664" calcext:value-type="float">
            <text:p>-407.57</text:p>
          </table:table-cell>
          <table:table-cell office:value-type="float" office:value="2.43203285988883" calcext:value-type="float">
            <text:p>2.43</text:p>
          </table:table-cell>
          <table:table-cell office:value-type="float" office:value="-409.11" calcext:value-type="float">
            <text:p>-409.11</text:p>
          </table:table-cell>
          <table:table-cell office:value-type="float" office:value="-403.65" calcext:value-type="float">
            <text:p>-403.65</text:p>
          </table:table-cell>
          <table:table-cell office:value-type="float" office:value="1315.7" calcext:value-type="float">
            <text:p>1315.70</text:p>
          </table:table-cell>
          <table:table-cell office:value-type="float" office:value="43.2910590015269" calcext:value-type="float">
            <text:p>43.2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.12390297389803" calcext:value-type="float">
            <text:p>1.12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.00</text:p>
          </table:table-cell>
          <table:table-cell office:value-type="float" office:value="0.0092" calcext:value-type="float">
            <text:p>0.01</text:p>
          </table:table-cell>
          <table:table-cell office:value-type="float" office:value="0.00510520889824666" calcext:value-type="float">
            <text:p>0.01</text:p>
          </table:table-cell>
          <table:table-cell office:value-type="float" office:value="0.004" calcext:value-type="float">
            <text:p>0.00</text:p>
          </table:table-cell>
          <table:table-cell office:value-type="float" office:value="0.019" calcext:value-type="float">
            <text:p>0.02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case80/case_1_80_16_8_1</text:p>
          </table:table-cell>
          <table:table-cell table:style-name="ce5" office:value-type="float" office:value="22.0427" calcext:value-type="float">
            <text:p>22.04</text:p>
          </table:table-cell>
          <table:table-cell table:style-name="ce5" office:value-type="float" office:value="0.546301642145186" calcext:value-type="float">
            <text:p>0.55</text:p>
          </table:table-cell>
          <table:table-cell table:style-name="ce6" office:value-type="float" office:value="6082753" calcext:value-type="float">
            <text:p>6,082,753.00</text:p>
          </table:table-cell>
          <table:table-cell table:style-name="ce6" office:value-type="float" office:value="264143.028761234" calcext:value-type="float">
            <text:p>264,143.03</text:p>
          </table:table-cell>
          <table:table-cell table:style-name="ce6" office:value-type="float" office:value="5759760" calcext:value-type="float">
            <text:p>5,759,760.00</text:p>
          </table:table-cell>
          <table:table-cell table:style-name="ce6" office:value-type="float" office:value="6749750" calcext:value-type="float">
            <text:p>6,749,750.00</text:p>
          </table:table-cell>
          <table:table-cell table:style-name="ce5" office:value-type="float" office:value="1397.5" calcext:value-type="float">
            <text:p>1397.50</text:p>
          </table:table-cell>
          <table:table-cell table:style-name="ce5" office:value-type="float" office:value="41.1473603425286" calcext:value-type="float">
            <text:p>41.15</text:p>
          </table:table-cell>
          <table:table-cell table:style-name="ce5" office:value-type="float" office:value="608.3" calcext:value-type="float">
            <text:p>608.30</text:p>
          </table:table-cell>
          <table:table-cell table:style-name="ce5" office:value-type="float" office:value="26.413911804996" calcext:value-type="float">
            <text:p>26.41</text:p>
          </table:table-cell>
          <table:table-cell table:style-name="ce5" office:value-type="string" calcext:value-type="string">
            <text:p>Inf</text:p>
          </table:table-cell>
          <table:table-cell table:style-name="ce5"/>
          <table:table-cell table:number-columns-repeated="3" table:style-name="ce5" office:value-type="string" calcext:value-type="string">
            <text:p>Inf</text:p>
          </table:table-cell>
          <table:table-cell table:style-name="ce5"/>
          <table:table-cell table:number-columns-repeated="2" table:style-name="ce5" office:value-type="string" calcext:value-type="string">
            <text:p>Inf</text:p>
          </table:table-cell>
          <table:table-cell table:style-name="Default"/>
          <table:table-cell table:style-name="ce2" table:number-columns-repeated="1004"/>
        </table:table-row>
        <table:table-row table:style-name="ro1">
          <table:table-cell office:value-type="string" calcext:value-type="string">
            <text:p>case80/case_1_80_16_8_2</text:p>
          </table:table-cell>
          <table:table-cell table:style-name="ce4" office:value-type="float" office:value="22.8112" calcext:value-type="float">
            <text:p>22.81</text:p>
          </table:table-cell>
          <table:table-cell office:value-type="float" office:value="0.536439489892186" calcext:value-type="float">
            <text:p>0.54</text:p>
          </table:table-cell>
          <table:table-cell office:value-type="float" office:value="-596.3038" calcext:value-type="float">
            <text:p>-596.30</text:p>
          </table:table-cell>
          <table:table-cell office:value-type="float" office:value="7.54995437839126" calcext:value-type="float">
            <text:p>7.55</text:p>
          </table:table-cell>
          <table:table-cell office:value-type="float" office:value="-608.798" calcext:value-type="float">
            <text:p>-608.80</text:p>
          </table:table-cell>
          <table:table-cell office:value-type="float" office:value="-583.961" calcext:value-type="float">
            <text:p>-583.96</text:p>
          </table:table-cell>
          <table:table-cell office:value-type="float" office:value="1758.1" calcext:value-type="float">
            <text:p>1758.10</text:p>
          </table:table-cell>
          <table:table-cell office:value-type="float" office:value="57.0861767764086" calcext:value-type="float">
            <text:p>57.0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3" calcext:value-type="float">
            <text:p>63.00</text:p>
          </table:table-cell>
          <table:table-cell office:value-type="float" office:value="2.63578611064188" calcext:value-type="float">
            <text:p>2.64</text:p>
          </table:table-cell>
          <table:table-cell office:value-type="float" office:value="59" calcext:value-type="float">
            <text:p>59.00</text:p>
          </table:table-cell>
          <table:table-cell office:value-type="float" office:value="68" calcext:value-type="float">
            <text:p>68.00</text:p>
          </table:table-cell>
          <table:table-cell office:value-type="float" office:value="0.78" calcext:value-type="float">
            <text:p>0.78</text:p>
          </table:table-cell>
          <table:table-cell office:value-type="float" office:value="0.0404396886863961" calcext:value-type="float">
            <text:p>0.04</text:p>
          </table:table-cell>
          <table:table-cell office:value-type="float" office:value="0.711" calcext:value-type="float">
            <text:p>0.71</text:p>
          </table:table-cell>
          <table:table-cell office:value-type="float" office:value="0.857" calcext:value-type="float">
            <text:p>0.86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80/case_1_80_16_8_3</text:p>
          </table:table-cell>
          <table:table-cell table:style-name="ce4" office:value-type="float" office:value="22.7674" calcext:value-type="float">
            <text:p>22.77</text:p>
          </table:table-cell>
          <table:table-cell office:value-type="float" office:value="0.445050961008666" calcext:value-type="float">
            <text:p>0.45</text:p>
          </table:table-cell>
          <table:table-cell office:value-type="float" office:value="-641.0976" calcext:value-type="float">
            <text:p>-641.10</text:p>
          </table:table-cell>
          <table:table-cell office:value-type="float" office:value="3.71215154522776" calcext:value-type="float">
            <text:p>3.71</text:p>
          </table:table-cell>
          <table:table-cell office:value-type="float" office:value="-645.791" calcext:value-type="float">
            <text:p>-645.79</text:p>
          </table:table-cell>
          <table:table-cell office:value-type="float" office:value="-635.243" calcext:value-type="float">
            <text:p>-635.24</text:p>
          </table:table-cell>
          <table:table-cell office:value-type="float" office:value="1906.6" calcext:value-type="float">
            <text:p>1906.60</text:p>
          </table:table-cell>
          <table:table-cell office:value-type="float" office:value="78.7443565229314" calcext:value-type="float">
            <text:p>78.7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4.7" calcext:value-type="float">
            <text:p>44.70</text:p>
          </table:table-cell>
          <table:table-cell office:value-type="float" office:value="2.43007472269779" calcext:value-type="float">
            <text:p>2.43</text:p>
          </table:table-cell>
          <table:table-cell office:value-type="float" office:value="41" calcext:value-type="float">
            <text:p>41.00</text:p>
          </table:table-cell>
          <table:table-cell office:value-type="float" office:value="49" calcext:value-type="float">
            <text:p>49.00</text:p>
          </table:table-cell>
          <table:table-cell office:value-type="float" office:value="0.5511" calcext:value-type="float">
            <text:p>0.55</text:p>
          </table:table-cell>
          <table:table-cell office:value-type="float" office:value="0.0314406709450305" calcext:value-type="float">
            <text:p>0.03</text:p>
          </table:table-cell>
          <table:table-cell office:value-type="float" office:value="0.513" calcext:value-type="float">
            <text:p>0.51</text:p>
          </table:table-cell>
          <table:table-cell office:value-type="float" office:value="0.615" calcext:value-type="float">
            <text:p>0.62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80/case_1_80_16_8_4</text:p>
          </table:table-cell>
          <table:table-cell table:style-name="ce4" office:value-type="float" office:value="22.6996" calcext:value-type="float">
            <text:p>22.70</text:p>
          </table:table-cell>
          <table:table-cell office:value-type="float" office:value="0.512520746691754" calcext:value-type="float">
            <text:p>0.51</text:p>
          </table:table-cell>
          <table:table-cell office:value-type="float" office:value="-658.2873" calcext:value-type="float">
            <text:p>-658.29</text:p>
          </table:table-cell>
          <table:table-cell office:value-type="float" office:value="3.75235555632095" calcext:value-type="float">
            <text:p>3.75</text:p>
          </table:table-cell>
          <table:table-cell office:value-type="float" office:value="-663.6" calcext:value-type="float">
            <text:p>-663.60</text:p>
          </table:table-cell>
          <table:table-cell office:value-type="float" office:value="-652.135" calcext:value-type="float">
            <text:p>-652.14</text:p>
          </table:table-cell>
          <table:table-cell office:value-type="float" office:value="1985.1" calcext:value-type="float">
            <text:p>1985.10</text:p>
          </table:table-cell>
          <table:table-cell office:value-type="float" office:value="45.1627466415687" calcext:value-type="float">
            <text:p>45.1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8" calcext:value-type="float">
            <text:p>38.00</text:p>
          </table:table-cell>
          <table:table-cell office:value-type="float" office:value="1.65434038373702" calcext:value-type="float">
            <text:p>1.65</text:p>
          </table:table-cell>
          <table:table-cell office:value-type="float" office:value="36" calcext:value-type="float">
            <text:p>36.00</text:p>
          </table:table-cell>
          <table:table-cell office:value-type="float" office:value="42" calcext:value-type="float">
            <text:p>42.00</text:p>
          </table:table-cell>
          <table:table-cell office:value-type="float" office:value="0.4691" calcext:value-type="float">
            <text:p>0.47</text:p>
          </table:table-cell>
          <table:table-cell office:value-type="float" office:value="0.0223533819412304" calcext:value-type="float">
            <text:p>0.02</text:p>
          </table:table-cell>
          <table:table-cell office:value-type="float" office:value="0.43" calcext:value-type="float">
            <text:p>0.43</text:p>
          </table:table-cell>
          <table:table-cell office:value-type="float" office:value="0.514" calcext:value-type="float">
            <text:p>0.51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80/case_1_80_16_8_5</text:p>
          </table:table-cell>
          <table:table-cell table:style-name="ce4" office:value-type="float" office:value="22.0641" calcext:value-type="float">
            <text:p>22.06</text:p>
          </table:table-cell>
          <table:table-cell office:value-type="float" office:value="0.520426232196163" calcext:value-type="float">
            <text:p>0.52</text:p>
          </table:table-cell>
          <table:table-cell office:value-type="float" office:value="-679.6931" calcext:value-type="float">
            <text:p>-679.69</text:p>
          </table:table-cell>
          <table:table-cell office:value-type="float" office:value="2.68107776639798" calcext:value-type="float">
            <text:p>2.68</text:p>
          </table:table-cell>
          <table:table-cell office:value-type="float" office:value="-684.262" calcext:value-type="float">
            <text:p>-684.26</text:p>
          </table:table-cell>
          <table:table-cell office:value-type="float" office:value="-677.009" calcext:value-type="float">
            <text:p>-677.01</text:p>
          </table:table-cell>
          <table:table-cell office:value-type="float" office:value="1967.9" calcext:value-type="float">
            <text:p>1967.90</text:p>
          </table:table-cell>
          <table:table-cell office:value-type="float" office:value="46.2270142027934" calcext:value-type="float">
            <text:p>46.2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6.3" calcext:value-type="float">
            <text:p>26.30</text:p>
          </table:table-cell>
          <table:table-cell office:value-type="float" office:value="11.8326043758671" calcext:value-type="float">
            <text:p>11.83</text:p>
          </table:table-cell>
          <table:table-cell office:value-type="float" office:value="11" calcext:value-type="float">
            <text:p>11.00</text:p>
          </table:table-cell>
          <table:table-cell office:value-type="float" office:value="43" calcext:value-type="float">
            <text:p>43.00</text:p>
          </table:table-cell>
          <table:table-cell office:value-type="float" office:value="0.3179" calcext:value-type="float">
            <text:p>0.32</text:p>
          </table:table-cell>
          <table:table-cell office:value-type="float" office:value="0.144461577481423" calcext:value-type="float">
            <text:p>0.14</text:p>
          </table:table-cell>
          <table:table-cell office:value-type="float" office:value="0.129" calcext:value-type="float">
            <text:p>0.13</text:p>
          </table:table-cell>
          <table:table-cell office:value-type="float" office:value="0.534" calcext:value-type="float">
            <text:p>0.53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80/case_2_80_16_8_1</text:p>
          </table:table-cell>
          <table:table-cell table:style-name="ce4" office:value-type="float" office:value="22.7689" calcext:value-type="float">
            <text:p>22.77</text:p>
          </table:table-cell>
          <table:table-cell office:value-type="float" office:value="0.440709105634855" calcext:value-type="float">
            <text:p>0.44</text:p>
          </table:table-cell>
          <table:table-cell office:value-type="float" office:value="-554.604" calcext:value-type="float">
            <text:p>-554.60</text:p>
          </table:table-cell>
          <table:table-cell office:value-type="float" office:value="8.38768619998827" calcext:value-type="float">
            <text:p>8.39</text:p>
          </table:table-cell>
          <table:table-cell office:value-type="float" office:value="-565.556" calcext:value-type="float">
            <text:p>-565.56</text:p>
          </table:table-cell>
          <table:table-cell office:value-type="float" office:value="-532.652" calcext:value-type="float">
            <text:p>-532.65</text:p>
          </table:table-cell>
          <table:table-cell office:value-type="float" office:value="1293.3" calcext:value-type="float">
            <text:p>1293.30</text:p>
          </table:table-cell>
          <table:table-cell office:value-type="float" office:value="32.6449802702055" calcext:value-type="float">
            <text:p>32.6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75.3" calcext:value-type="float">
            <text:p>75.30</text:p>
          </table:table-cell>
          <table:table-cell office:value-type="float" office:value="5.02729392521726" calcext:value-type="float">
            <text:p>5.03</text:p>
          </table:table-cell>
          <table:table-cell office:value-type="float" office:value="68" calcext:value-type="float">
            <text:p>68.00</text:p>
          </table:table-cell>
          <table:table-cell office:value-type="float" office:value="83" calcext:value-type="float">
            <text:p>83.00</text:p>
          </table:table-cell>
          <table:table-cell office:value-type="float" office:value="0.9361" calcext:value-type="float">
            <text:p>0.94</text:p>
          </table:table-cell>
          <table:table-cell office:value-type="float" office:value="0.0657786559527281" calcext:value-type="float">
            <text:p>0.07</text:p>
          </table:table-cell>
          <table:table-cell office:value-type="float" office:value="0.829" calcext:value-type="float">
            <text:p>0.83</text:p>
          </table:table-cell>
          <table:table-cell office:value-type="float" office:value="1.057" calcext:value-type="float">
            <text:p>1.06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80/case_2_80_16_8_2</text:p>
          </table:table-cell>
          <table:table-cell table:style-name="ce4" office:value-type="float" office:value="22.8959" calcext:value-type="float">
            <text:p>22.90</text:p>
          </table:table-cell>
          <table:table-cell office:value-type="float" office:value="0.441535943580683" calcext:value-type="float">
            <text:p>0.44</text:p>
          </table:table-cell>
          <table:table-cell office:value-type="float" office:value="-667.4596" calcext:value-type="float">
            <text:p>-667.46</text:p>
          </table:table-cell>
          <table:table-cell office:value-type="float" office:value="2.86728087585655" calcext:value-type="float">
            <text:p>2.87</text:p>
          </table:table-cell>
          <table:table-cell office:value-type="float" office:value="-671.649" calcext:value-type="float">
            <text:p>-671.65</text:p>
          </table:table-cell>
          <table:table-cell office:value-type="float" office:value="-663.216" calcext:value-type="float">
            <text:p>-663.22</text:p>
          </table:table-cell>
          <table:table-cell office:value-type="float" office:value="1400.7" calcext:value-type="float">
            <text:p>1400.70</text:p>
          </table:table-cell>
          <table:table-cell office:value-type="float" office:value="31.0179913836097" calcext:value-type="float">
            <text:p>31.0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1.2" calcext:value-type="float">
            <text:p>41.20</text:p>
          </table:table-cell>
          <table:table-cell office:value-type="float" office:value="4.60663137569949" calcext:value-type="float">
            <text:p>4.61</text:p>
          </table:table-cell>
          <table:table-cell office:value-type="float" office:value="33" calcext:value-type="float">
            <text:p>33.00</text:p>
          </table:table-cell>
          <table:table-cell office:value-type="float" office:value="48" calcext:value-type="float">
            <text:p>48.00</text:p>
          </table:table-cell>
          <table:table-cell office:value-type="float" office:value="0.5173" calcext:value-type="float">
            <text:p>0.52</text:p>
          </table:table-cell>
          <table:table-cell office:value-type="float" office:value="0.0629754338068258" calcext:value-type="float">
            <text:p>0.06</text:p>
          </table:table-cell>
          <table:table-cell office:value-type="float" office:value="0.398" calcext:value-type="float">
            <text:p>0.40</text:p>
          </table:table-cell>
          <table:table-cell office:value-type="float" office:value="0.596" calcext:value-type="float">
            <text:p>0.6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80/case_2_80_16_8_3</text:p>
          </table:table-cell>
          <table:table-cell table:style-name="ce4" office:value-type="float" office:value="22.6528" calcext:value-type="float">
            <text:p>22.65</text:p>
          </table:table-cell>
          <table:table-cell office:value-type="float" office:value="0.436585507390199" calcext:value-type="float">
            <text:p>0.44</text:p>
          </table:table-cell>
          <table:table-cell office:value-type="float" office:value="-678.2389" calcext:value-type="float">
            <text:p>-678.24</text:p>
          </table:table-cell>
          <table:table-cell office:value-type="float" office:value="2.10260962915888" calcext:value-type="float">
            <text:p>2.10</text:p>
          </table:table-cell>
          <table:table-cell office:value-type="float" office:value="-681.316" calcext:value-type="float">
            <text:p>-681.32</text:p>
          </table:table-cell>
          <table:table-cell office:value-type="float" office:value="-674.318" calcext:value-type="float">
            <text:p>-674.32</text:p>
          </table:table-cell>
          <table:table-cell office:value-type="float" office:value="1398.2" calcext:value-type="float">
            <text:p>1398.20</text:p>
          </table:table-cell>
          <table:table-cell office:value-type="float" office:value="26.7967005038818" calcext:value-type="float">
            <text:p>26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3.6" calcext:value-type="float">
            <text:p>23.60</text:p>
          </table:table-cell>
          <table:table-cell office:value-type="float" office:value="2.90915071708855" calcext:value-type="float">
            <text:p>2.91</text:p>
          </table:table-cell>
          <table:table-cell office:value-type="float" office:value="19" calcext:value-type="float">
            <text:p>19.00</text:p>
          </table:table-cell>
          <table:table-cell office:value-type="float" office:value="28" calcext:value-type="float">
            <text:p>28.00</text:p>
          </table:table-cell>
          <table:table-cell office:value-type="float" office:value="0.2953" calcext:value-type="float">
            <text:p>0.30</text:p>
          </table:table-cell>
          <table:table-cell office:value-type="float" office:value="0.0365255498175412" calcext:value-type="float">
            <text:p>0.04</text:p>
          </table:table-cell>
          <table:table-cell office:value-type="float" office:value="0.241" calcext:value-type="float">
            <text:p>0.24</text:p>
          </table:table-cell>
          <table:table-cell office:value-type="float" office:value="0.355" calcext:value-type="float">
            <text:p>0.36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80/case_2_80_16_8_4</text:p>
          </table:table-cell>
          <table:table-cell table:style-name="ce4" office:value-type="float" office:value="22.4484" calcext:value-type="float">
            <text:p>22.45</text:p>
          </table:table-cell>
          <table:table-cell office:value-type="float" office:value="0.543477535486931" calcext:value-type="float">
            <text:p>0.54</text:p>
          </table:table-cell>
          <table:table-cell office:value-type="float" office:value="-684.6753" calcext:value-type="float">
            <text:p>-684.68</text:p>
          </table:table-cell>
          <table:table-cell office:value-type="float" office:value="0.658307247095886" calcext:value-type="float">
            <text:p>0.66</text:p>
          </table:table-cell>
          <table:table-cell office:value-type="float" office:value="-685.229" calcext:value-type="float">
            <text:p>-685.23</text:p>
          </table:table-cell>
          <table:table-cell office:value-type="float" office:value="-683.106" calcext:value-type="float">
            <text:p>-683.11</text:p>
          </table:table-cell>
          <table:table-cell office:value-type="float" office:value="1403.8" calcext:value-type="float">
            <text:p>1403.80</text:p>
          </table:table-cell>
          <table:table-cell office:value-type="float" office:value="33.8131086383591" calcext:value-type="float">
            <text:p>33.8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1" calcext:value-type="float">
            <text:p>21.00</text:p>
          </table:table-cell>
          <table:table-cell office:value-type="float" office:value="2.93795489199008" calcext:value-type="float">
            <text:p>2.94</text:p>
          </table:table-cell>
          <table:table-cell office:value-type="float" office:value="17" calcext:value-type="float">
            <text:p>17.00</text:p>
          </table:table-cell>
          <table:table-cell office:value-type="float" office:value="26" calcext:value-type="float">
            <text:p>26.00</text:p>
          </table:table-cell>
          <table:table-cell office:value-type="float" office:value="0.2616" calcext:value-type="float">
            <text:p>0.26</text:p>
          </table:table-cell>
          <table:table-cell office:value-type="float" office:value="0.0343394816501356" calcext:value-type="float">
            <text:p>0.03</text:p>
          </table:table-cell>
          <table:table-cell office:value-type="float" office:value="0.216" calcext:value-type="float">
            <text:p>0.22</text:p>
          </table:table-cell>
          <table:table-cell office:value-type="float" office:value="0.315" calcext:value-type="float">
            <text:p>0.32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ase80/case_2_80_16_8_5</text:p>
          </table:table-cell>
          <table:table-cell table:style-name="ce4" office:value-type="float" office:value="21.8608" calcext:value-type="float">
            <text:p>21.86</text:p>
          </table:table-cell>
          <table:table-cell office:value-type="float" office:value="0.422911412896241" calcext:value-type="float">
            <text:p>0.42</text:p>
          </table:table-cell>
          <table:table-cell office:value-type="float" office:value="-692.1872" calcext:value-type="float">
            <text:p>-692.19</text:p>
          </table:table-cell>
          <table:table-cell office:value-type="float" office:value="0.432371867238078" calcext:value-type="float">
            <text:p>0.43</text:p>
          </table:table-cell>
          <table:table-cell office:value-type="float" office:value="-692.936" calcext:value-type="float">
            <text:p>-692.94</text:p>
          </table:table-cell>
          <table:table-cell office:value-type="float" office:value="-691.725" calcext:value-type="float">
            <text:p>-691.73</text:p>
          </table:table-cell>
          <table:table-cell office:value-type="float" office:value="1376.8" calcext:value-type="float">
            <text:p>1376.80</text:p>
          </table:table-cell>
          <table:table-cell office:value-type="float" office:value="36.6829947695544" calcext:value-type="float">
            <text:p>36.6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8" calcext:value-type="float">
            <text:p>1.80</text:p>
          </table:table-cell>
          <table:table-cell office:value-type="float" office:value="1.10501250290617" calcext:value-type="float">
            <text:p>1.11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.00</text:p>
          </table:table-cell>
          <table:table-cell office:value-type="float" office:value="0.0213" calcext:value-type="float">
            <text:p>0.02</text:p>
          </table:table-cell>
          <table:table-cell office:value-type="float" office:value="0.01331441640518" calcext:value-type="float">
            <text:p>0.01</text:p>
          </table:table-cell>
          <table:table-cell office:value-type="float" office:value="0.011" calcext:value-type="float">
            <text:p>0.01</text:p>
          </table:table-cell>
          <table:table-cell office:value-type="float" office:value="0.049" calcext:value-type="float">
            <text:p>0.05</text:p>
          </table:table-cell>
          <table:table-cell table:style-name="Default"/>
          <table:table-cell table:number-columns-repeated="100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2T14:42:35.251168099</meta:creation-date>
    <meta:generator>LibreOffice/6.4.7.2$Linux_X86_64 LibreOffice_project/40$Build-2</meta:generator>
    <dc:date>2021-06-22T14:50:12.594369808</dc:date>
    <meta:editing-duration>PT7M33S</meta:editing-duration>
    <meta:editing-cycles>8</meta:editing-cycles>
    <meta:document-statistic meta:table-count="4" meta:cell-count="3970" meta:object-count="0"/>
  </office:meta>
</office:document-meta>
</file>